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7.117cm" table:align="left"/>
    </style:style>
    <style:style style:name="Tabela2.A" style:family="table-column">
      <style:table-column-properties style:column-width="1.349cm"/>
    </style:style>
    <style:style style:name="Tabela2.B" style:family="table-column">
      <style:table-column-properties style:column-width="5.768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3.399cm" style:rel-column-width="13107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E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D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.E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5.099cm" style:rel-column-width="19660*"/>
    </style:style>
    <style:style style:name="Tabela4.B" style:family="table-column">
      <style:table-column-properties style:column-width="5.099cm" style:rel-column-width="19661*"/>
    </style:style>
    <style:style style:name="Tabela4.C" style:family="table-column">
      <style:table-column-properties style:column-width="3.399cm" style:rel-column-width="13107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D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2.429cm" style:rel-column-width="9362*"/>
    </style:style>
    <style:style style:name="Tabela5.G" style:family="table-column">
      <style:table-column-properties style:column-width="2.429cm" style:rel-column-width="9363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G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3.399cm" style:rel-column-width="13107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E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table:align="margins"/>
    </style:style>
    <style:style style:name="Tabela7.A" style:family="table-column">
      <style:table-column-properties style:rel-column-width="13107*"/>
    </style:style>
    <style:style style:name="Tabela7.D" style:family="table-column">
      <style:table-column-properties style:rel-column-width="26214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D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table:align="margins"/>
    </style:style>
    <style:style style:name="Tabela8.A" style:family="table-column">
      <style:table-column-properties style:rel-column-width="6548*"/>
    </style:style>
    <style:style style:name="Tabela8.B" style:family="table-column">
      <style:table-column-properties style:rel-column-width="6555*"/>
    </style:style>
    <style:style style:name="Tabela8.G" style:family="table-column">
      <style:table-column-properties style:rel-column-width="12662*"/>
    </style:style>
    <style:style style:name="Tabela8.H" style:family="table-column">
      <style:table-column-properties style:rel-column-width="13557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H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table:align="margins"/>
    </style:style>
    <style:style style:name="Tabela9.A" style:family="table-column">
      <style:table-column-properties style:rel-column-width="5426*"/>
    </style:style>
    <style:style style:name="Tabela9.B" style:family="table-column">
      <style:table-column-properties style:rel-column-width="7024*"/>
    </style:style>
    <style:style style:name="Tabela9.C" style:family="table-column">
      <style:table-column-properties style:rel-column-width="6167*"/>
    </style:style>
    <style:style style:name="Tabela9.D" style:family="table-column">
      <style:table-column-properties style:rel-column-width="7616*"/>
    </style:style>
    <style:style style:name="Tabela9.E" style:family="table-column">
      <style:table-column-properties style:rel-column-width="8942*"/>
    </style:style>
    <style:style style:name="Tabela9.F" style:family="table-column">
      <style:table-column-properties style:rel-column-width="7895*"/>
    </style:style>
    <style:style style:name="Tabela9.G" style:family="table-column">
      <style:table-column-properties style:rel-column-width="11234*"/>
    </style:style>
    <style:style style:name="Tabela9.H" style:family="table-column">
      <style:table-column-properties style:rel-column-width="11231*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G1" style:family="table-cell">
      <style:table-cell-properties fo:padding="0.097cm" fo:border="0.002cm solid #000000"/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table:align="margins"/>
    </style:style>
    <style:style style:name="Tabela10.A" style:family="table-column">
      <style:table-column-properties style:rel-column-width="5041*"/>
    </style:style>
    <style:style style:name="Tabela10.M" style:family="table-column">
      <style:table-column-properties style:rel-column-width="5043*"/>
    </style:style>
    <style:style style:name="Tabela10.A1" style:family="table-cell">
      <style:table-cell-properties fo:padding="0.097cm" fo:border-left="0.002cm solid #ff0000" fo:border-right="none" fo:border-top="0.002cm solid #ff0000" fo:border-bottom="0.002cm solid #ff0000"/>
    </style:style>
    <style:style style:name="Tabela10.F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G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ela10.M1" style:family="table-cell">
      <style:table-cell-properties fo:padding="0.097cm" fo:border="0.002cm solid #000000"/>
    </style:style>
    <style:style style:name="Tabela10.A2" style:family="table-cell">
      <style:table-cell-properties fo:padding="0.097cm" fo:border-left="0.002cm solid #ff0000" fo:border-right="none" fo:border-top="none" fo:border-bottom="0.002cm solid #ff0000"/>
    </style:style>
    <style:style style:name="Tabela10.F2" style:family="table-cell">
      <style:table-cell-properties fo:padding="0.097cm" fo:border-left="0.002cm solid #000000" fo:border-right="none" fo:border-top="none" fo:border-bottom="0.002cm solid #000000"/>
    </style:style>
    <style:style style:name="Tabela10.G2" style:family="table-cell">
      <style:table-cell-properties fo:padding="0.097cm" fo:border-left="0.002cm solid #0000ff" fo:border-right="none" fo:border-top="none" fo:border-bottom="0.002cm solid #0000ff"/>
    </style:style>
    <style:style style:name="Tabela10.M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.F5" style:family="table-cell">
      <style:table-cell-properties fo:padding="0.097cm" fo:border-left="0.002cm solid #808019" fo:border-right="none" fo:border-top="none" fo:border-bottom="0.002cm solid #808019"/>
    </style:style>
    <style:style style:name="Tabela10.M5" style:family="table-cell">
      <style:table-cell-properties fo:padding="0.097cm" fo:border-left="0.002cm solid #808019" fo:border-right="0.002cm solid #808019" fo:border-top="none" fo:border-bottom="0.002cm solid #808019"/>
    </style:style>
    <style:style style:name="Tabela10.F7" style:family="table-cell">
      <style:table-cell-properties fo:padding="0.097cm" fo:border-left="0.002cm solid #808019" fo:border-right="none" fo:border-top="none" fo:border-bottom="0.002cm solid #000000"/>
    </style:style>
    <style:style style:name="Tabela10.M7" style:family="table-cell">
      <style:table-cell-properties fo:padding="0.097cm" fo:border-left="0.002cm solid #808019" fo:border-right="0.002cm solid #808019" fo:border-top="none" fo:border-bottom="0.002cm solid #000000"/>
    </style:style>
    <style:style style:name="Tabela11" style:family="table">
      <style:table-properties table:align="margins"/>
    </style:style>
    <style:style style:name="Tabela11.A" style:family="table-column">
      <style:table-column-properties style:rel-column-width="13107*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E1" style:family="table-cell">
      <style:table-cell-properties fo:padding="0.097cm" fo:border="0.002cm solid #000000"/>
    </style:style>
    <style:style style:name="Tabela12" style:family="table">
      <style:table-properties style:width="16.999cm" table:align="margins"/>
    </style:style>
    <style:style style:name="Tabela12.A" style:family="table-column">
      <style:table-column-properties style:column-width="2.124cm" style:rel-column-width="8191*"/>
    </style:style>
    <style:style style:name="Tabela12.B" style:family="table-column">
      <style:table-column-properties style:column-width="2.125cm" style:rel-column-width="8192*"/>
    </style:style>
    <style:style style:name="Tabela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a12.H1" style:family="table-cell" style:data-style-name="N0">
      <style:table-cell-properties fo:padding="0.097cm" fo:border="0.002cm solid #000000"/>
    </style:style>
    <style:style style:name="Tabela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2.H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text-position="0% 100%"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position="0% 100%" style:text-underline-style="none" fo:font-weight="bold" style:font-weight-asian="bold" style:font-weight-complex="bold"/>
    </style:style>
    <style:style style:name="P5" style:family="paragraph" style:parent-style-name="Standard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text-position="0% 100%" style:font-name="Courier 10 Pitch" style:text-underline-style="none" fo:font-weight="bold" style:font-weight-asian="bold" style:font-weight-complex="bold"/>
    </style:style>
    <style:style style:name="P7" style:family="paragraph" style:parent-style-name="Standard">
      <style:text-properties style:text-position="0% 100%" style:font-name="Courier 10 Pitch" style:text-underline-style="none" fo:font-weight="normal" style:font-weight-asian="normal" style:font-weight-complex="normal"/>
    </style:style>
    <style:style style:name="P8" style:family="paragraph" style:parent-style-name="Standard">
      <style:text-properties style:text-position="0% 100%" style:font-name="Courier 10 Pitch" fo:font-size="8pt" style:text-underline-style="solid" style:text-underline-width="auto" style:text-underline-color="font-color" fo:font-weight="bold" style:font-size-asian="7pt" style:font-weight-asian="bold" style:font-size-complex="8pt" style:font-weight-complex="bold"/>
    </style:style>
    <style:style style:name="P9" style:family="paragraph" style:parent-style-name="Standard">
      <style:text-properties fo:color="#ff6309" style:text-position="0% 100%" style:font-name="Courier 10 Pitch" style:text-underline-style="none" fo:font-weight="normal" style:font-weight-asian="normal" style:font-weight-complex="normal"/>
    </style:style>
    <style:style style:name="P10" style:family="paragraph" style:parent-style-name="Standard">
      <style:text-properties style:use-window-font-color="true" style:text-position="0% 100%" style:font-name="Courier 10 Pitch" style:text-underline-style="none" fo:font-weight="normal" style:font-weight-asian="normal" style:font-weight-complex="normal"/>
    </style:style>
    <style:style style:name="P11" style:family="paragraph" style:parent-style-name="Standard">
      <style:text-properties style:use-window-font-color="true" style:text-position="0% 100%" style:font-name="Courier 10 Pitch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text-properties style:use-window-font-color="true" style:text-position="0% 100%" style:font-name="Courier 10 Pitch" fo:font-size="10pt" style:text-underline-style="none" fo:font-weight="normal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use-window-font-color="true" style:text-position="0% 100%" style:font-name="Courier 10 Pitch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14" style:family="paragraph" style:parent-style-name="Standard">
      <style:text-properties style:use-window-font-color="true" style:text-position="0% 100%" style:font-name="Courier 10 Pitch" fo:font-size="10pt" style:text-underline-style="solid" style:text-underline-width="auto" style:text-underline-color="font-color" fo:font-weight="bold" style:font-size-asian="8.75pt" style:font-weight-asian="bold" style:font-size-complex="10pt" style:font-weight-complex="bold"/>
    </style:style>
    <style:style style:name="P15" style:family="paragraph" style:parent-style-name="Standard">
      <style:text-properties fo:color="#ff0000" style:text-position="0% 100%" style:font-name="Courier 10 Pitch" fo:font-size="10pt" style:text-underline-style="none" fo:font-weight="bold" fo:background-color="transparent" style:font-size-asian="8.75pt" style:font-weight-asian="bold" style:font-size-complex="10pt" style:font-weight-complex="bold"/>
    </style:style>
    <style:style style:name="P16" style:family="paragraph" style:parent-style-name="Standard">
      <style:text-properties fo:color="#ff0000" style:font-name="FreeMono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text-properties fo:color="#ff0000" style:font-name="FreeMono" fo:font-size="14pt" style:text-underline-style="none" fo:font-weight="bold" fo:background-color="#ffff00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000080" style:text-position="0% 100%" style:font-name="Courier 10 Pitch" fo:font-size="10pt" style:text-underline-style="none" fo:font-weight="bold" style:font-size-asian="8.75pt" style:font-weight-asian="bold" style:font-size-complex="10pt" style:font-weight-complex="bold"/>
    </style:style>
    <style:style style:name="P19" style:family="paragraph" style:parent-style-name="Standard">
      <style:text-properties fo:color="#000080" style:text-position="0% 100%" style:font-name="Courier 10 Pitch" fo:font-size="10pt" style:text-underline-style="none" fo:font-weight="normal" style:font-size-asian="8.75pt" style:font-weight-asian="normal" style:font-size-complex="10pt" style:font-weight-complex="normal"/>
    </style:style>
    <style:style style:name="P20" style:family="paragraph" style:parent-style-name="Standard">
      <style:text-properties fo:color="#000080" style:text-position="0% 100%" style:font-name="Courier 10 Pitch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21" style:family="paragraph" style:parent-style-name="Standard">
      <style:text-properties fo:color="#000080" style:text-position="0% 100%" style:font-name="Courier 10 Pitch" fo:font-size="8pt" style:text-underline-style="solid" style:text-underline-width="auto" style:text-underline-color="font-color" fo:font-weight="bold" style:font-size-asian="7pt" style:font-weight-asian="bold" style:font-size-complex="8pt" style:font-weight-complex="bold"/>
    </style:style>
    <style:style style:name="P22" style:family="paragraph" style:parent-style-name="Standard">
      <style:text-properties fo:color="#808019" style:font-name="FreeMono"/>
    </style:style>
    <style:style style:name="P23" style:family="paragraph" style:parent-style-name="Standard">
      <style:text-properties fo:color="#000000" style:font-name="FreeMono"/>
    </style:style>
    <style:style style:name="P24" style:family="paragraph" style:parent-style-name="Standard">
      <style:text-properties fo:color="#000000" style:font-name="FreeMono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P25" style:family="paragraph" style:parent-style-name="Standard">
      <style:text-properties fo:color="#000000" style:font-name="FreeMono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26" style:family="paragraph" style:parent-style-name="Standard">
      <style:text-properties fo:color="#000000" style:font-name="FreeMono" style:text-underline-style="none" fo:font-weight="normal" fo:background-color="transparent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style:font-name="FreeMono" style:text-underline-style="none" fo:font-weight="normal" fo:background-color="transparent" style:font-weight-asian="normal" style:font-weight-complex="normal"/>
    </style:style>
    <style:style style:name="P28" style:family="paragraph" style:parent-style-name="Standard">
      <style:text-properties fo:color="#000000" style:font-name="FreeMono" style:text-underline-style="none" fo:font-weight="bold" fo:background-color="transparent" style:font-weight-asian="bold" style:font-weight-complex="bold"/>
    </style:style>
    <style:style style:name="P29" style:family="paragraph" style:parent-style-name="Standard">
      <style:text-properties style:font-name="FreeMono"/>
    </style:style>
    <style:style style:name="P30" style:family="paragraph" style:parent-style-name="Standard">
      <style:text-properties fo:color="#0000ff" style:font-name="FreeMono" style:text-underline-style="none" fo:font-weight="normal" style:font-weight-asian="normal" style:font-weight-complex="normal"/>
    </style:style>
    <style:style style:name="P31" style:family="paragraph" style:parent-style-name="Table_20_Contents">
      <style:text-properties style:font-name="Courier 10 Pitch" fo:font-size="10pt" style:font-size-asian="8.75pt" style:font-size-complex="10pt"/>
    </style:style>
    <style:style style:name="P32" style:family="paragraph" style:parent-style-name="Table_20_Contents">
      <style:text-properties fo:color="#000080" style:font-name="Courier 10 Pitch" fo:font-size="10pt" style:font-size-asian="8.75pt" style:font-size-complex="10pt"/>
    </style:style>
    <style:style style:name="P33" style:family="paragraph" style:parent-style-name="Table_20_Contents">
      <style:text-properties style:use-window-font-color="true" style:text-position="0% 100%" style:font-name="Courier 10 Pitch" fo:font-size="10pt" style:text-underline-style="none" fo:font-weight="normal" style:font-size-asian="8.75pt" style:font-weight-asian="normal" style:font-size-complex="10pt" style:font-weight-complex="normal"/>
    </style:style>
    <style:style style:name="P34" style:family="paragraph" style:parent-style-name="Table_20_Contents">
      <style:text-properties style:use-window-font-color="true" style:text-position="0% 100%" style:font-name="Courier 10 Pitch" fo:font-size="10pt" style:text-underline-style="solid" style:text-underline-width="auto" style:text-underline-color="font-color" fo:font-weight="bold" style:font-size-asian="8.75pt" style:font-weight-asian="bold" style:font-size-complex="10pt" style:font-weight-complex="bold"/>
    </style:style>
    <style:style style:name="P35" style:family="paragraph" style:parent-style-name="Table_20_Contents">
      <style:text-properties style:text-position="0% 100%" style:font-name="Courier 10 Pitch" fo:font-size="10pt" style:font-size-asian="8.75pt" style:font-size-complex="10pt"/>
    </style:style>
    <style:style style:name="P36" style:family="paragraph" style:parent-style-name="Table_20_Contents">
      <style:text-properties style:font-name="FreeMono"/>
    </style:style>
    <style:style style:name="P37" style:family="paragraph" style:parent-style-name="Table_20_Contents">
      <style:text-properties style:font-name="FreeMono" fo:background-color="#00ff00"/>
    </style:style>
    <style:style style:name="P38" style:family="paragraph" style:parent-style-name="Table_20_Contents">
      <style:text-properties style:font-name="FreeMono" fo:font-size="14pt" fo:font-weight="bold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margin-left="1.344cm" fo:margin-right="0cm" fo:text-indent="-0.753cm" style:auto-text-indent="false">
        <style:tab-stops/>
      </style:paragraph-properties>
      <style:text-properties style:use-window-font-color="true" style:text-position="0% 100%" style:font-name="Courier 10 Pitch" fo:font-size="10pt" style:text-underline-style="none" fo:font-weight="normal" style:font-size-asian="8.75pt" style:font-weight-asian="normal" style:font-size-complex="10pt" style:font-weight-complex="normal"/>
    </style:style>
    <style:style style:name="P40" style:family="paragraph" style:parent-style-name="Table_20_Contents">
      <style:paragraph-properties fo:background-color="transparent">
        <style:background-image/>
      </style:paragraph-properties>
      <style:text-properties style:font-name="FreeMono" fo:font-size="14pt" fo:font-weight="bold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background-color="#e6ff00">
        <style:background-image/>
      </style:paragraph-properties>
      <style:text-properties style:font-name="FreeMono" fo:font-size="14pt" fo:font-weight="bold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background-color="#ff950e">
        <style:background-image/>
      </style:paragraph-properties>
      <style:text-properties style:font-name="FreeMono" fo:font-size="14pt" fo:font-weight="bold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background-color="#83caff">
        <style:background-image/>
      </style:paragraph-properties>
      <style:text-properties style:font-name="FreeMono" fo:font-size="14pt" fo:font-weight="bold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background-color="#ff420e">
        <style:background-image/>
      </style:paragraph-properties>
      <style:text-properties style:font-name="FreeMono" fo:font-size="14pt" fo:font-weight="bold" style:font-size-asian="14pt" style:font-weight-asian="bold" style:font-size-complex="14pt" style:font-weight-complex="bold"/>
    </style:style>
    <style:style style:name="P45" style:family="paragraph" style:parent-style-name="Standard">
      <style:text-properties fo:color="#000000" style:font-name="FreeMono" style:text-underline-style="none" fo:font-weight="normal" fo:background-color="transparent" style:font-weight-asian="normal" style:font-weight-complex="normal"/>
    </style:style>
    <style:style style:name="P46" style:family="paragraph" style:parent-style-name="Standard" style:list-style-name="L1">
      <style:text-properties fo:color="#000000" style:font-name="FreeMono" style:text-underline-style="none" fo:font-weight="normal" fo:background-color="transparent" style:font-weight-asian="normal" style:font-weight-complex="normal"/>
    </style:style>
    <style:style style:name="P47" style:family="paragraph" style:parent-style-name="Standard" style:list-style-name="L2">
      <style:text-properties fo:color="#000000" style:font-name="FreeMono" style:text-underline-style="none" fo:font-weight="normal" fo:background-color="transparent" style:font-weight-asian="normal" style:font-weight-complex="normal"/>
    </style:style>
    <style:style style:name="P48" style:family="paragraph" style:parent-style-name="Standard" style:list-style-name="L3">
      <style:text-properties fo:color="#000000" style:font-name="FreeMono" style:text-underline-style="none" fo:font-weight="normal" fo:background-color="transparent" style:font-weight-asian="normal" style:font-weight-complex="normal"/>
    </style:style>
    <style:style style:name="P49" style:family="paragraph" style:parent-style-name="Standard" style:list-style-name="L4">
      <style:text-properties fo:color="#000000" style:font-name="FreeMono" style:text-underline-style="none" fo:font-weight="normal" fo:background-color="transparent" style:font-weight-asian="normal" style:font-weight-complex="normal"/>
    </style:style>
    <style:style style:name="P50" style:family="paragraph" style:parent-style-name="Standard" style:list-style-name="L5">
      <style:text-properties fo:color="#000000" style:font-name="FreeMono" style:text-underline-style="none" fo:font-weight="normal" fo:background-color="transparent" style:font-weight-asian="normal" style:font-weight-complex="normal"/>
    </style:style>
    <style:style style:name="P51" style:family="paragraph" style:parent-style-name="Standard">
      <style:text-properties fo:color="#000000" style:font-name="FreeMono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52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color="#ff6309" fo:font-weight="normal" style:font-weight-asian="normal" style:font-weight-complex="normal"/>
    </style:style>
    <style:style style:name="T6" style:family="text">
      <style:text-properties fo:color="#ff6309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use-window-font-color="true" style:text-underline-style="none" fo:font-weight="normal" style:font-weight-asian="normal" style:font-weight-complex="normal"/>
    </style:style>
    <style:style style:name="T10" style:family="text">
      <style:text-properties style:use-window-font-color="true" fo:font-size="9pt" style:text-underline-style="none" fo:font-weight="normal" style:font-size-asian="9pt" style:font-weight-asian="normal" style:font-size-complex="9pt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T13" style:family="text">
      <style:text-properties fo:color="#ff0000"/>
    </style:style>
    <style:style style:name="T14" style:family="text">
      <style:text-properties fo:color="#0000ff"/>
    </style:style>
    <style:style style:name="T15" style:family="text">
      <style:text-properties fo:color="#808019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Ultrafine_20_Dashed" svg:stroke-width="0.101cm" draw:fill="solid" draw:fill-color="#355e00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svg:stroke-width="0cm" draw:fill="solid" draw:fill-color="#99ccff" draw:textarea-horizontal-align="center" draw:textarea-vertical-align="middle" fo:padding-top="0.002cm" fo:padding-bottom="0.002cm" fo:padding-left="0.002cm" fo:padding-right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Ultrafine_20_Dashed" svg:stroke-width="0cm"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2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4.2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3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2.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1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center" draw:textarea-vertical-align="middle" style:run-through="foreground"/>
    </style:style>
    <style:style style:name="gr18" style:family="graphic">
      <style:graphic-properties draw:stroke="none" svg:stroke-color="#000000" draw:fill="none" draw:fill-color="#ffffff" fo:min-height="0.6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1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7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1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ada de Enlace</text:p>
      <text:p text:style-name="P2"><text:tab/>subdividida em 2:</text:p>
      <text:p text:style-name="P2"><text:tab/><text:tab/>→ LLC → Controle Lógico de enlace</text:p>
      <text:p text:style-name="P2"><text:tab/><text:tab/>→ MAC → controle de acesso ao Meio</text:p>
      <text:p text:style-name="P2"/>
      <text:p text:style-name="P2"><text:tab/>→ MAC</text:p>
      <text:p text:style-name="P2"><text:tab/><text:tab/>→ Tarefa: definir qual maquina pode acessar o meio de transmissão a cada vez.</text:p>
      <text:p text:style-name="P2"><text:tab/><text:tab/>→ Duas ou mais maquinas acessando o meio ao mesmo tempo causam uma colisão e todas estas mensagens devem ser descartadas.</text:p>
      <text:p text:style-name="P2"/>
      <text:p text:style-name="P2">Aloha</text:p>
      <text:p text:style-name="P2"><draw:ellipse text:anchor-type="paragraph" draw:z-index="1" draw:style-name="gr1" draw:text-style-name="P52" svg:width="0.715cm" svg:height="0.689cm" svg:x="3.909cm" svg:y="0.026cm"><text:p/></draw:ellipse><draw:path text:anchor-type="paragraph" draw:z-index="3" draw:style-name="gr1" draw:text-style-name="P52" svg:width="2.732cm" svg:height="0.625cm" draw:transform="rotate (0.124441975667172) translate (1.06820570354115cm 0.373751736832427cm)" svg:viewBox="0 0 2733 626" svg:d="m0 20850c296-63 549 113 834 157 275 43 524-57 804-33 281 25 554-323 820-164 689 413-185-784 233 56l-269 233 43 86"><text:p/></draw:path></text:p>
      <text:p text:style-name="P2"><draw:ellipse text:anchor-type="paragraph" draw:z-index="0" draw:style-name="gr1" draw:text-style-name="P52" svg:width="0.556cm" svg:height="0.451cm" svg:x="0.654cm" svg:y="0.178cm"><text:p/></draw:ellipse></text:p>
      <text:p text:style-name="P2"><draw:path text:anchor-type="paragraph" draw:z-index="4" draw:style-name="gr1" draw:text-style-name="P52" svg:width="2.018cm" svg:height="1.177cm" draw:transform="rotate (-0.726580567606289) translate (1.96009539623607cm -0.755519826196444cm)" svg:viewBox="0 0 2019 1178" svg:d="m0-856c331 50 610-116 912-209 253-79 366-432 628-488 551-117-222-869 180-195 374 624 457-581-101-194l-19 18"><text:p/></draw:path><draw:ellipse text:anchor-type="paragraph" draw:z-index="2" draw:style-name="gr1" draw:text-style-name="P52" svg:width="0.53cm" svg:height="0.477cm" svg:x="3.433cm" svg:y="0.25cm"><text:p/></draw:ellipse></text:p>
      <text:p text:style-name="P2"/>
      <text:p text:style-name="P2">há muitas colisões.</text:p>
      <text:p text:style-name="P2">Aloja Discreto</text:p>
      <text:p text:style-name="P2">iqual ao anterior, mas antes de um começar a transmissão escuta-se se já não tem alguem transmitindo. O problema é que todos começam juntos após um terminar.</text:p>
      <text:p text:style-name="P2"/>
      <text:p text:style-name="P2">CSMA</text:p>
      <text:p text:style-name="P2"><text:tab/>rede cabeada com a mesma ideia do Aloha Discreto.</text:p>
      <text:p text:style-name="P2"/>
      <text:p text:style-name="P2">CSMA Não-persistente</text:p>
      <text:p text:style-name="P2">após um terminar de transmitir aguarda-se um tempo aleatório.</text:p>
      <text:p text:style-name="P2">[0,2<text:span text:style-name="T1">n-1</text:span><text:span text:style-name="T2">]</text:span></text:p>
      <text:p text:style-name="P3"/>
      <text:p text:style-name="P3">1x – [0,1]</text:p>
      <text:p text:style-name="P3">2x – [0,2]</text:p>
      <text:p text:style-name="P3">3x – [0,4]</text:p>
      <text:p text:style-name="P3">4x – [0,8]</text:p>
      <text:p text:style-name="P3">11x – [0,1024]</text:p>
      <text:p text:style-name="P3">15x – [0,1024]</text:p>
      <text:p text:style-name="P3">16 – rede morta.</text:p>
      <text:p text:style-name="P3"/>
      <text:p text:style-name="P3">CSMA/CD (with collission Detection) 95% de entrega</text:p>
      <text:p text:style-name="P3">o sistema ouve o que ele está transmitindo, se o conflito é identificado a transmissão é abortada.</text:p>
      <text:p text:style-name="P3">As mensagens vão se sobre pondo, um OR bit a bit.</text:p>
      <text:p text:style-name="P3"/>
      <text:p text:style-name="P3">CSMA/CA (with collission avoidemce) 99% de entrega</text:p>
      <text:p text:style-name="P3"><text:tab/>RTS → <text:s/>Request-to-Send</text:p>
      <text:p text:style-name="P3"><text:tab/>CTS → Clean-to-Send</text:p>
      <text:p text:style-name="P3">Primeiro A envia um RTS-B(com quem falar), todos na area de alcance do A recebem o RTS e ficam em silencio. B envia um CTS-A, todos no alcance do B ficam em silencio.</text:p>
      <text:p text:style-name="P3">Se aplicado em uma rede cabeada, fica com 100% de entrega, mas fica muito mais lento. Para enviar um dado, precisa de 3 mensagem.</text:p>
      <text:p text:style-name="P3"/>
      <text:p text:style-name="P3"/>
      <text:p text:style-name="P3"/>
      <text:p text:style-name="P3"/>
      <text:p text:style-name="P3"><text:soft-page-break/>PASSAGEM DE BASTÃO</text:p>
      <text:p text:style-name="P3"><text:tab/>Transmite somente quem está com o <text:s/>bastão. A maquina fica com o bastão <text:s/>por um determinado tempo, mesmo que não queira transmitir nada.</text:p>
      <text:p text:style-name="P3"/>
      <text:p text:style-name="P5">DETECÇÃO DE ERROS</text:p>
      <text:p text:style-name="P4"><text:tab/><text:span text:style-name="T3">→ Paridade Horizontal</text:span></text:p>
      <text:p text:style-name="P7"><text:tab/><text:tab/><text:tab/> <text:s text:c="6"/>par ou <text:s/>impar</text:p>
      <text:p text:style-name="P7"><text:tab/><text:tab/>0000 0000 <text:s/>0 <text:s text:c="2"/>ou <text:s/>1</text:p>
      <text:p text:style-name="P7"><text:tab/><text:tab/>1111 0000 <text:s/>0 <text:s text:c="2"/>ou <text:s/>1</text:p>
      <text:p text:style-name="P7"><text:tab/><text:tab/>0010 1101 <text:s/>0 <text:s text:c="2"/>ou <text:s/>1</text:p>
      <text:p text:style-name="P7"><text:tab/><text:tab/>1010 0100 <text:s/>1 <text:s text:c="2"/>ou <text:s/>0</text:p>
      <text:p text:style-name="P7"/>
      <text:p text:style-name="P7"><text:tab/>→ Paridade Vertical</text:p>
      <text:p text:style-name="P7"><text:tab/><text:tab/></text:p>
      <text:p text:style-name="P7"><text:tab/><text:tab/><text:tab/> <text:s text:c="6"/></text:p>
      <text:p text:style-name="P7"><text:tab/><text:tab/>0000 0000 </text:p>
      <text:p text:style-name="P7"><text:tab/><text:tab/>1111 0000 </text:p>
      <text:p text:style-name="P7"><text:tab/><text:tab/>0010 1101 </text:p>
      <text:p text:style-name="P6"><text:span text:style-name="T3"><text:tab/><text:tab/></text:span><text:span text:style-name="T4">1010 0100</text:span></text:p>
      <text:p text:style-name="P7"><text:tab/><text:tab/>0111 1001</text:p>
      <text:p text:style-name="P7"/>
      <text:p text:style-name="P7"><text:tab/>→ Paridade Longitudinal </text:p>
      <text:p text:style-name="P7"><text:tab/><text:tab/><text:tab/><text:tab/></text:p>
      <text:p text:style-name="P7"><text:tab/><text:tab/>0000 0000 <text:s/>0</text:p>
      <text:p text:style-name="P7"><text:tab/><text:tab/>1111 0000 <text:s/>0</text:p>
      <text:p text:style-name="P7"><text:tab/><text:tab/>0010 1101 <text:s/>0</text:p>
      <text:p text:style-name="P6"><text:span text:style-name="T3"><text:tab/><text:tab/></text:span><text:span text:style-name="T4">1010 0100</text:span><text:span text:style-name="T3"> <text:s/>1</text:span></text:p>
      <text:p text:style-name="P7"><text:tab/><text:tab/>0111 1001</text:p>
      <text:p text:style-name="P7"/>
      <text:p text:style-name="P7"><text:tab/>→ Teste de Divisão Polinomial (CRC)</text:p>
      <text:p text:style-name="P6"><text:span text:style-name="T3"><text:tab/><text:tab/>111 000 111 000 </text:span><text:span text:style-name="T5">000 000</text:span><text:span text:style-name="T3"> <text:s/>|</text:span><text:span text:style-name="T4"> </text:span><text:span text:style-name="T6">110 111</text:span></text:p>
      <text:p text:style-name="P9"/>
      <text:p text:style-name="P6"><text:span text:style-name="T5"><text:tab/><text:tab/><text:tab/></text:span><text:span text:style-name="T7">resto=11000</text:span></text:p>
      <text:p text:style-name="P10">soma o resto com o numerando e envia essa soma</text:p>
      <text:p text:style-name="P6"><text:span text:style-name="T7"><text:tab/><text:tab/>111 000 111 000 011 000 |</text:span><text:span text:style-name="T8">110111</text:span></text:p>
      <text:p text:style-name="P10"><text:tab/><text:tab/><text:tab/>resto=0</text:p>
      <text:p text:style-name="P10">o resto 0 indica ausência de erro.</text:p>
      <text:p text:style-name="P10">Já existem polinômios já definidos</text:p>
      <text:p text:style-name="P10">CRC-8</text:p>
      <text:p text:style-name="P10">CRC-12</text:p>
      <text:p text:style-name="P10">CRC-16</text:p>
      <text:p text:style-name="P10">CRC-CCITT</text:p>
      <text:p text:style-name="P10">CRC-32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PROTOCOLOS DE COMUNICAÇÃO</text:p>
      <text:p text:style-name="P10"><text:tab/>¬→ Conjunto de regras</text:p>
      <text:p text:style-name="P10"><text:tab/></text:p>
      <text:p text:style-name="P10"><text:tab/>=&gt; Kermit</text:p>
      <text:p text:style-name="P10"><text:tab/><text:tab/>A &lt;-&gt; B</text:p>
      <text:p text:style-name="P10"><text:tab/><text:tab/>semi-duplex</text:p>
      <text:p text:style-name="P10"><text:tab/>-&gt;Para-e-espera</text:p>
      <text:p text:style-name="P10"><text:tab/>-&gt;CRC-8</text:p>
      <text:p text:style-name="P12"/>
      <text:p text:style-name="P8"><text:span text:style-name="T9"><text:s text:c="2"/>8bits <text:s text:c="4"/>8bits <text:s text:c="7"/>8bits <text:s text:c="6"/>8bits <text:s text:c="4"/>0 a </text:span><text:span text:style-name="T10">252</text:span><text:span text:style-name="T9"> bytes <text:s text:c="20"/>8bits</text:span></text:p>
      <text:p text:style-name="P12">Marca | Tamanho | sequencia | Tipo | Dados <text:s text:c="10"/>| CRC |</text:p>
      <text:p text:style-name="P12"/>
      <text:p text:style-name="P12">Marca → 0111 1110</text:p>
      <text:p text:style-name="P12">Tamanho → bytes</text:p>
      <text:p text:style-name="P12"><text:tab/><text:tab/>menor =&gt; 3</text:p>
      <text:p text:style-name="P12"><text:tab/><text:tab/>maior =&gt; 255</text:p>
      <text:p text:style-name="P12">Sequencia-&gt; número que é incrementado a cada pacote</text:p>
      <text:p text:style-name="P12"/>
      <text:p text:style-name="P12">Dados → os dados</text:p>
      <text:p text:style-name="P12"/>
      <text:p text:style-name="P12">CRC → divide do tamanho ao dados e divide por 8 bits</text:p>
      <text:p text:style-name="P12"/>
      <text:p text:style-name="P12">Tipo → </text:p>
      <text:p text:style-name="P12"><text:tab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1">Tipo</text:p>
          </table:table-cell>
          <table:table-cell table:style-name="Tabela1.B1" office:value-type="string">
            <text:p text:style-name="P31">descrição</text:p>
          </table:table-cell>
        </table:table-row>
        <table:table-row>
          <table:table-cell table:style-name="Tabela1.A2" office:value-type="string">
            <text:p text:style-name="P31">D</text:p>
          </table:table-cell>
          <table:table-cell table:style-name="Tabela1.B2" office:value-type="string">
            <text:p text:style-name="P31">Dados</text:p>
          </table:table-cell>
        </table:table-row>
        <table:table-row>
          <table:table-cell table:style-name="Tabela1.A2" office:value-type="string">
            <text:p text:style-name="P31">Y</text:p>
          </table:table-cell>
          <table:table-cell table:style-name="Tabela1.B2" office:value-type="string">
            <text:p text:style-name="P31">Aceitação (ACK)</text:p>
          </table:table-cell>
        </table:table-row>
        <table:table-row>
          <table:table-cell table:style-name="Tabela1.A2" office:value-type="string">
            <text:p text:style-name="P31">N</text:p>
          </table:table-cell>
          <table:table-cell table:style-name="Tabela1.B2" office:value-type="string">
            <text:p text:style-name="P31">Rejeição (NACK)</text:p>
          </table:table-cell>
        </table:table-row>
        <table:table-row>
          <table:table-cell table:style-name="Tabela1.A2" office:value-type="string">
            <text:p text:style-name="P31">S</text:p>
          </table:table-cell>
          <table:table-cell table:style-name="Tabela1.B2" office:value-type="string">
            <text:p text:style-name="P31">Inicio da transmissão</text:p>
          </table:table-cell>
        </table:table-row>
        <table:table-row>
          <table:table-cell table:style-name="Tabela1.A2" office:value-type="string">
            <text:p text:style-name="P31">F</text:p>
          </table:table-cell>
          <table:table-cell table:style-name="Tabela1.B2" office:value-type="string">
            <text:p text:style-name="P31">Descritor do arquivo</text:p>
          </table:table-cell>
        </table:table-row>
        <table:table-row>
          <table:table-cell table:style-name="Tabela1.A2" office:value-type="string">
            <text:p text:style-name="P31">B</text:p>
          </table:table-cell>
          <table:table-cell table:style-name="Tabela1.B2" office:value-type="string">
            <text:p text:style-name="P31">Final da transmissão de 1 grupo de arquivos</text:p>
          </table:table-cell>
        </table:table-row>
        <table:table-row>
          <table:table-cell table:style-name="Tabela1.A2" office:value-type="string">
            <text:p text:style-name="P31">Z</text:p>
          </table:table-cell>
          <table:table-cell table:style-name="Tabela1.B2" office:value-type="string">
            <text:p text:style-name="P31">Final de transmissão de 1 arquivo</text:p>
          </table:table-cell>
        </table:table-row>
        <table:table-row>
          <table:table-cell table:style-name="Tabela1.A2" office:value-type="string">
            <text:p text:style-name="P31">X</text:p>
          </table:table-cell>
          <table:table-cell table:style-name="Tabela1.B2" office:value-type="string">
            <text:p text:style-name="P31">Mostra na tela</text:p>
          </table:table-cell>
        </table:table-row>
        <table:table-row>
          <table:table-cell table:style-name="Tabela1.A2" office:value-type="string">
            <text:p text:style-name="P31">A</text:p>
          </table:table-cell>
          <table:table-cell table:style-name="Tabela1.B2" office:value-type="string">
            <text:p text:style-name="P31">Atributos</text:p>
          </table:table-cell>
        </table:table-row>
        <table:table-row>
          <table:table-cell table:style-name="Tabela1.A2" office:value-type="string">
            <text:p text:style-name="P31">E</text:p>
          </table:table-cell>
          <table:table-cell table:style-name="Tabela1.B2" office:value-type="string">
            <text:p text:style-name="P31">Erro</text:p>
          </table:table-cell>
        </table:table-row>
      </table:table>
      <text:p text:style-name="P12"/>
      <text:p text:style-name="P12"/>
      <text:p text:style-name="P15">TRABALHO 1</text:p>
      <text:p text:style-name="P18"><text:tab/>→ <text:span text:style-name="T3">Fazer um editor de arquivos remotos</text:span></text:p>
      <text:p text:style-name="P19"><text:tab/>→ usar RAWSockers (porta entre 1024 e 65000) para conextar as maquinas</text:p>
      <text:p text:style-name="P19"><text:tab/>→ conectar as máquinas com 1 cabo par trançado crossover</text:p>
      <text:p text:style-name="P19"><text:tab/>→ Usuário DEVE abrir arquivo para edição na outra máquina podendo incluir <text:tab/> <text:s/>linhas no final do arquivo.</text:p>
      <text:p text:style-name="P19"><text:tab/>→ O programa deve permitir a edição de linhas do arquivo atual</text:p>
      <text:p text:style-name="P19"><text:tab/>→ Usar para-e-espera com paridade vertical e timeout(obrigatorio)</text:p>
      <text:p text:style-name="P18"><text:span text:style-name="T3"><text:tab/>→ Programa </text:span><text:span text:style-name="T4">deve</text:span><text:span text:style-name="T3"> seguir o protocolo criado em sala</text:span></text:p>
      <text:p text:style-name="P19"><text:tab/>→ Em duplas</text:p>
      <text:p text:style-name="P19"><text:tab/>→ valor: 3,0</text:p>
      <text:p text:style-name="P19"><text:tab/>→ Entrega- Ultima semana de aula do semestre</text:p>
      <text:p text:style-name="P20">Protocolo </text:p>
      <text:p text:style-name="P19"/>
      <text:p text:style-name="P21"><text:span text:style-name="T11">8bits <text:s text:c="7"/>5bits <text:s text:c="7"/>3bits <text:s text:c="9"/>8bits <text:s text:c="3"/>0 a </text:span><text:span text:style-name="T12">30</text:span><text:span text:style-name="T11"> bytes <text:s text:c="22"/>8bits</text:span></text:p>
      <text:p text:style-name="P19">Marca <text:s text:c="3"/>| Tamanho | sequencia | Tipo | Dados <text:s text:c="21"/>| CRC |</text:p>
      <text:p text:style-name="P19">0111 1110</text:p>
      <text:p text:style-name="P19"/>
      <text:p text:style-name="P19"><text:soft-page-break/></text:p>
      <text:p text:style-name="P19">Abrir Arq</text:p>
      <text:p text:style-name="P19"/>
      <text:p text:style-name="P19"><draw:line text:anchor-type="paragraph" draw:z-index="6" draw:style-name="gr1" draw:text-style-name="P52" svg:x1="5.02cm" svg:y1="0.407cm" svg:x2="5.02cm" svg:y2="6.175cm"><text:p/></draw:line>A<text:tab/><text:tab/>B</text:p>
      <text:p text:style-name="P19"><draw:line text:anchor-type="paragraph" draw:z-index="5" draw:style-name="gr1" draw:text-style-name="P52" svg:x1="0.099cm" svg:y1="0.104cm" svg:x2="0.099cm" svg:y2="5.687cm"><text:p/></draw:line><draw:line text:anchor-type="paragraph" draw:z-index="7" draw:style-name="gr1" draw:text-style-name="P52" svg:x1="0.099cm" svg:y1="0.289cm" svg:x2="5.02cm" svg:y2="1.162cm"><text:p/></draw:line> <text:s text:c="2"/>F'corrent'</text:p>
      <text:p text:style-name="P19"/>
      <text:p text:style-name="P19"/>
      <text:p text:style-name="P19"><draw:line text:anchor-type="paragraph" draw:z-index="8" draw:style-name="gr1" draw:text-style-name="P52" svg:x1="5.02cm" svg:y1="0.146cm" svg:x2="0.099cm" svg:y2="0.781cm"><text:p/></draw:line><text:tab/>Y</text:p>
      <text:p text:style-name="P19"><draw:line text:anchor-type="paragraph" draw:z-index="9" draw:style-name="gr1" draw:text-style-name="P52" svg:x1="5.02cm" svg:y1="0.372cm" svg:x2="0.099cm" svg:y2="1.007cm"><text:p/></draw:line></text:p>
      <text:p text:style-name="P19"><text:tab/>N</text:p>
      <text:p text:style-name="P19"><draw:line text:anchor-type="paragraph" draw:z-index="10" draw:style-name="gr1" draw:text-style-name="P52" svg:x1="5.02cm" svg:y1="0.4cm" svg:x2="0.099cm" svg:y2="1.035cm"><text:p/></draw:line></text:p>
      <text:p text:style-name="P19"><text:tab/>E</text:p>
      <text:p text:style-name="P19"><draw:line text:anchor-type="paragraph" draw:z-index="11" draw:style-name="gr1" draw:text-style-name="P52" svg:x1="5.02cm" svg:y1="0.349cm" svg:x2="0.099cm" svg:y2="0.984cm"><text:p/></draw:line><text:tab/></text:p>
      <text:p text:style-name="P19"><text:tab/>X</text:p>
      <text:p text:style-name="P19"><draw:line text:anchor-type="paragraph" draw:z-index="12" draw:style-name="gr1" draw:text-style-name="P52" svg:x1="5.02cm" svg:y1="0.351cm" svg:x2="0.099cm" svg:y2="0.986cm"><text:p/></draw:line></text:p>
      <text:p text:style-name="P19"><text:tab/>Z</text:p>
      <text:p text:style-name="P19"/>
      <text:p text:style-name="P19"/>
      <text:p text:style-name="P19"/>
      <text:p text:style-name="P19">CD</text:p>
      <text:p text:style-name="P19"><draw:line text:anchor-type="paragraph" draw:z-index="14" draw:style-name="gr1" draw:text-style-name="P52" svg:x1="5.02cm" svg:y1="0.407cm" svg:x2="5.02cm" svg:y2="6.175cm"><text:p/></draw:line>A<text:tab/><text:tab/>B</text:p>
      <text:p text:style-name="P19"><draw:line text:anchor-type="paragraph" draw:z-index="13" draw:style-name="gr1" draw:text-style-name="P52" svg:x1="0.099cm" svg:y1="0.104cm" svg:x2="0.099cm" svg:y2="5.687cm"><text:p/></draw:line><draw:line text:anchor-type="paragraph" draw:z-index="15" draw:style-name="gr1" draw:text-style-name="P52" svg:x1="0.099cm" svg:y1="0.289cm" svg:x2="5.02cm" svg:y2="1.162cm"><text:p/></draw:line> <text:s text:c="2"/>C'dir'</text:p>
      <text:p text:style-name="P19"/>
      <text:p text:style-name="P19"/>
      <text:p text:style-name="P19"><draw:line text:anchor-type="paragraph" draw:z-index="16" draw:style-name="gr1" draw:text-style-name="P52" svg:x1="5.02cm" svg:y1="0.146cm" svg:x2="0.099cm" svg:y2="0.781cm"><text:p/></draw:line><text:tab/>Y</text:p>
      <text:p text:style-name="P19"><draw:line text:anchor-type="paragraph" draw:z-index="17" draw:style-name="gr1" draw:text-style-name="P52" svg:x1="5.02cm" svg:y1="0.372cm" svg:x2="0.099cm" svg:y2="1.007cm"><text:p/></draw:line></text:p>
      <text:p text:style-name="P19"><text:tab/>N</text:p>
      <text:p text:style-name="P19"><draw:line text:anchor-type="paragraph" draw:z-index="18" draw:style-name="gr1" draw:text-style-name="P52" svg:x1="5.02cm" svg:y1="1.168cm" svg:x2="0.099cm" svg:y2="0.189cm"><text:p/></draw:line></text:p>
      <text:p text:style-name="P19"><text:tab/> <text:s text:c="5"/>C</text:p>
      <text:p text:style-name="P19"><text:tab/></text:p>
      <text:p text:style-name="P19"><text:tab/></text:p>
      <text:p text:style-name="P19"><draw:line text:anchor-type="paragraph" draw:z-index="19" draw:style-name="gr1" draw:text-style-name="P52" svg:x1="5.02cm" svg:y1="0.351cm" svg:x2="0.099cm" svg:y2="0.986cm"><text:p/></draw:line></text:p>
      <text:p text:style-name="P19"><text:tab/>Z</text:p>
      <text:p text:style-name="P19"/>
      <text:p text:style-name="P19"/>
      <text:p text:style-name="P19"/>
      <text:p text:style-name="P19"/>
      <text:p text:style-name="P19">LS</text:p>
      <text:p text:style-name="P19"><draw:line text:anchor-type="paragraph" draw:z-index="36" draw:style-name="gr1" draw:text-style-name="P52" svg:x1="5.02cm" svg:y1="0.407cm" svg:x2="5.02cm" svg:y2="6.175cm"><text:p/></draw:line>A<text:tab/><text:tab/>B</text:p>
      <text:p text:style-name="P19"><draw:line text:anchor-type="paragraph" draw:z-index="35" draw:style-name="gr1" draw:text-style-name="P52" svg:x1="0.099cm" svg:y1="0.104cm" svg:x2="0.099cm" svg:y2="5.687cm"><text:p/></draw:line><draw:line text:anchor-type="paragraph" draw:z-index="37" draw:style-name="gr1" draw:text-style-name="P52" svg:x1="0.099cm" svg:y1="0.289cm" svg:x2="5.02cm" svg:y2="1.162cm"><text:p/></draw:line> <text:s text:c="2"/>L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Append</text:p>
      <text:p text:style-name="P19"><draw:line text:anchor-type="paragraph" draw:z-index="21" draw:style-name="gr1" draw:text-style-name="P52" svg:x1="5.02cm" svg:y1="0.407cm" svg:x2="5.02cm" svg:y2="6.175cm"><text:p/></draw:line>A<text:tab/><text:tab/><text:tab/><text:tab/>B</text:p>
      <text:p text:style-name="P19"><draw:line text:anchor-type="paragraph" draw:z-index="20" draw:style-name="gr1" draw:text-style-name="P52" svg:x1="0.099cm" svg:y1="0.104cm" svg:x2="0.099cm" svg:y2="5.687cm"><text:p/></draw:line><draw:line text:anchor-type="paragraph" draw:z-index="22" draw:style-name="gr1" draw:text-style-name="P52" svg:x1="0.099cm" svg:y1="0.289cm" svg:x2="5.02cm" svg:y2="1.162cm"><text:p/></draw:line> <text:s text:c="2"/>A'nome.arq'</text:p>
      <text:p text:style-name="P19"/>
      <text:p text:style-name="P19"/>
      <text:p text:style-name="P19"><draw:line text:anchor-type="paragraph" draw:z-index="23" draw:style-name="gr1" draw:text-style-name="P52" svg:x1="5.02cm" svg:y1="0.146cm" svg:x2="0.099cm" svg:y2="0.781cm"><text:p/></draw:line><text:tab/>Y/N/E</text:p>
      <text:p text:style-name="P19"/>
      <text:p text:style-name="P19"><text:tab/></text:p>
      <text:p text:style-name="P19"><draw:line text:anchor-type="paragraph" draw:z-index="24" draw:style-name="gr1" draw:text-style-name="P52" svg:x1="5.02cm" svg:y1="1.168cm" svg:x2="0.099cm" svg:y2="0.189cm"><text:p/></draw:line></text:p>
      <text:p text:style-name="P19"><text:tab/> <text:s text:c="5"/>D'____'</text:p>
      <text:p text:style-name="P19"><draw:line text:anchor-type="paragraph" draw:z-index="25" draw:style-name="gr1" draw:text-style-name="P52" svg:x1="5.02cm" svg:y1="1.169cm" svg:x2="0.099cm" svg:y2="0.349cm"><text:p/></draw:line><text:tab/>Z</text:p>
      <text:p text:style-name="P19"><text:tab/></text:p>
      <text:p text:style-name="P19"/>
      <text:p text:style-name="P19"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editar</text:p>
      <text:p text:style-name="P19"><draw:line text:anchor-type="paragraph" draw:z-index="27" draw:style-name="gr1" draw:text-style-name="P52" svg:x1="5.02cm" svg:y1="0.407cm" svg:x2="5.073cm" svg:y2="7.752cm"><text:p/></draw:line>A<text:tab/><text:tab/><text:tab/><text:tab/>B</text:p>
      <text:p text:style-name="P19"><draw:line text:anchor-type="paragraph" draw:z-index="26" draw:style-name="gr1" draw:text-style-name="P52" svg:x1="0.099cm" svg:y1="0.104cm" svg:x2="0.099cm" svg:y2="6.602cm"><text:p/></draw:line><draw:line text:anchor-type="paragraph" draw:z-index="28" draw:style-name="gr1" draw:text-style-name="P52" svg:x1="0.099cm" svg:y1="0.289cm" svg:x2="5.02cm" svg:y2="1.162cm"><text:p/></draw:line> <text:s text:c="2"/>W'nome.arq'</text:p>
      <text:p text:style-name="P19"/>
      <text:p text:style-name="P19"/>
      <text:p text:style-name="P19"><draw:line text:anchor-type="paragraph" draw:z-index="29" draw:style-name="gr1" draw:text-style-name="P52" svg:x1="5.02cm" svg:y1="0.146cm" svg:x2="0.099cm" svg:y2="0.781cm"><text:p/></draw:line><text:tab/>Y/N/E</text:p>
      <text:p text:style-name="P19"/>
      <text:p text:style-name="P19"><text:tab/></text:p>
      <text:p text:style-name="P19"><draw:line text:anchor-type="paragraph" draw:z-index="30" draw:style-name="gr1" draw:text-style-name="P52" svg:x1="5.02cm" svg:y1="1.168cm" svg:x2="0.099cm" svg:y2="0.189cm"><text:p/></draw:line></text:p>
      <text:p text:style-name="P19"><text:tab/> <text:s text:c="5"/>G'num.linha'</text:p>
      <text:p text:style-name="P19"/>
      <text:p text:style-name="P19"><draw:line text:anchor-type="paragraph" draw:z-index="32" draw:style-name="gr1" draw:text-style-name="P52" svg:x1="5.02cm" svg:y1="0.072cm" svg:x2="0.099cm" svg:y2="0.707cm"><text:p/></draw:line><text:tab/>yn</text:p>
      <text:p text:style-name="P19"><draw:line text:anchor-type="paragraph" draw:z-index="34" draw:style-name="gr1" draw:text-style-name="P52" svg:x1="5.02cm" svg:y1="0.949cm" svg:x2="0.099cm" svg:y2="0.34cm"><text:p/></draw:line><text:tab/></text:p>
      <text:p text:style-name="P19"><text:tab/><text:tab/> D'linha'</text:p>
      <text:p text:style-name="P19"><text:tab/></text:p>
      <text:p text:style-name="P19"><draw:line text:anchor-type="paragraph" draw:z-index="33" draw:style-name="gr1" draw:text-style-name="P52" svg:x1="5.02cm" svg:y1="0.118cm" svg:x2="0.099cm" svg:y2="0.658cm"><text:p/></draw:line><text:tab/> <text:s/>y/n</text:p>
      <text:p text:style-name="P19"><draw:line text:anchor-type="paragraph" draw:z-index="31" draw:style-name="gr1" draw:text-style-name="P52" svg:x1="5.02cm" svg:y1="1.069cm" svg:x2="0.099cm" svg:y2="0.249cm"><text:p/></draw:line></text:p>
      <text:p text:style-name="P19"><text:tab/><text:tab/><text:tab/>z<text:tab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>Tabela de erro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2">Cod</text:p>
          </table:table-cell>
          <table:table-cell table:style-name="Tabela2.B1" office:value-type="string">
            <text:p text:style-name="P32">Mesnsagem</text:p>
          </table:table-cell>
        </table:table-row>
        <table:table-row>
          <table:table-cell table:style-name="Tabela2.A2" office:value-type="float" office:value="1">
            <text:p text:style-name="P32">1</text:p>
          </table:table-cell>
          <table:table-cell table:style-name="Tabela2.B2" office:value-type="string">
            <text:p text:style-name="P32">Arquivo inex.</text:p>
          </table:table-cell>
        </table:table-row>
        <table:table-row>
          <table:table-cell table:style-name="Tabela2.A2" office:value-type="float" office:value="2">
            <text:p text:style-name="P32">2</text:p>
          </table:table-cell>
          <table:table-cell table:style-name="Tabela2.B2" office:value-type="string">
            <text:p text:style-name="P32">Sem parm.</text:p>
          </table:table-cell>
        </table:table-row>
        <table:table-row>
          <table:table-cell table:style-name="Tabela2.A2" office:value-type="float" office:value="3">
            <text:p text:style-name="P32">3</text:p>
          </table:table-cell>
          <table:table-cell table:style-name="Tabela2.B2" office:value-type="string">
            <text:p text:style-name="P32">Erro leirura</text:p>
          </table:table-cell>
        </table:table-row>
        <table:table-row>
          <table:table-cell table:style-name="Tabela2.A2" office:value-type="float" office:value="4">
            <text:p text:style-name="P32">4</text:p>
          </table:table-cell>
          <table:table-cell table:style-name="Tabela2.B2" office:value-type="string">
            <text:p text:style-name="P32">Diretorio inex.</text:p>
          </table:table-cell>
        </table:table-row>
      </table:table>
      <text:p text:style-name="P19"/>
      <text:p text:style-name="P19"/>
      <text:p text:style-name="P13"><text:soft-page-break/>Sistemas de Transporte Digital</text:p>
      <text:p text:style-name="P12"/>
      <text:p text:style-name="P12">¬→ uma característica das transmissões elétricas é a atenuação</text:p>
      <text:p text:style-name="P12">¬→ quanto mais longo o cabo maior a atenuação</text:p>
      <text:p text:style-name="P12">¬→ quanto mais alta a frequência do sinal maior a atenuação</text:p>
      <text:p text:style-name="P12">→Sistemas analógicos usam amplificadores para lidar com a atenuação. Eles devem ser colocados a cada 6 ou 7 Km</text:p>
      <text:p text:style-name="P12">¬→ embora amplificadores reforcem o sinal, eles também reforçam o ruído </text:p>
      <text:p text:style-name="P12">¬-&gt; Algumas vezes o ruído amplificado pode comprometer o sinal</text:p>
      <text:p text:style-name="P12">¬-&gt; isso é um problema ainda maior quando o sinal transmitido é constituído de dados digitais, nos quais a tolerância a ruídos é MUITO baixa.</text:p>
      <text:p text:style-name="P12">→ para lidar com este problema, a transmissão foi digitalizada.</text:p>
      <text:p text:style-name="P12"><text:s text:c="2"/>¬-&gt; em sistemas digitais a atenuação é resolvida por repetidora e não por <text:s text:c="2"/><text:tab/>amplificadores</text:p>
      <text:p text:style-name="P12">→ uma repetidora regenera o sinal digital com exatidão, compara com o sinal recebido e só então passa adiante. Reduzindo a chance de erros</text:p>
      <text:p text:style-name="P12"/>
      <text:p text:style-name="P12">=&gt; primeiro sistema de transporte digital foi o sistema T1</text:p>
      <text:p text:style-name="P12"><text:s text:c="3"/>¬-&gt; criado pela AT&amp;T</text:p>
      <text:p text:style-name="P12"><text:s text:c="3"/>¬-&gt; usado para transporte digital de voz</text:p>
      <text:p text:style-name="P12"><text:s text:c="3"/>¬-&gt; usa TDM para multiplexar 24 canais de voz sobre um único canal digital.</text:p>
      <text:p text:style-name="P12"><text:s text:c="3"/>¬-&gt; usa quadro de 193bits → 8 bits por canal + 1 bit de controle</text:p>
      <text:p text:style-name="P12"><text:s text:c="3"/>¬-&gt; cada canal de voz tem uma taxa de 64Kbps.</text:p>
      <text:p text:style-name="P12">=&gt; quando um canal de voz é multiplexado como sinal digital ele é chamado “sinal digital de nível – 0” (DS-0)</text:p>
      <text:p text:style-name="P12">=&gt;O conceito das linhas T1 evoluiu e hoje é conhecido como “Hierarquia Digital Norte-Americana”(NADH)</text:p>
      <text:p text:style-name="P12">=&gt; Lihas T1 podem ser combinadas para aumentar a capacidade de transmissão </text:p>
      <text:p text:style-name="P12"/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31">Sinal Digital</text:p>
          </table:table-cell>
          <table:table-cell table:style-name="Tabela3.A1" office:value-type="string">
            <text:p text:style-name="P31">T</text:p>
          </table:table-cell>
          <table:table-cell table:style-name="Tabela3.A1" office:value-type="string">
            <text:p text:style-name="P31">Taxa de transmissão</text:p>
            <text:p text:style-name="P31">(Mbps)</text:p>
          </table:table-cell>
          <table:table-cell table:style-name="Tabela3.A1" office:value-type="string">
            <text:p text:style-name="P31">Canais DS-0</text:p>
          </table:table-cell>
          <table:table-cell table:style-name="Tabela3.E1" office:value-type="string">
            <text:p text:style-name="P31">Linhas T1 equivalentes</text:p>
          </table:table-cell>
        </table:table-row>
        <table:table-row>
          <table:table-cell table:style-name="Tabela3.A2" office:value-type="string">
            <text:p text:style-name="P31">DS-0</text:p>
          </table:table-cell>
          <table:table-cell table:style-name="Tabela3.A2" office:value-type="string">
            <text:p text:style-name="P31">-</text:p>
          </table:table-cell>
          <table:table-cell table:style-name="Tabela3.A2" office:value-type="string">
            <text:p text:style-name="P31">0,064</text:p>
          </table:table-cell>
          <table:table-cell table:style-name="Tabela3.D2" office:value-type="float" office:value="1">
            <text:p text:style-name="P31">1</text:p>
          </table:table-cell>
          <table:table-cell table:style-name="Tabela3.E2" office:value-type="string">
            <text:p text:style-name="P31">-</text:p>
          </table:table-cell>
        </table:table-row>
        <table:table-row>
          <table:table-cell table:style-name="Tabela3.A2" office:value-type="string">
            <text:p text:style-name="P31">DS-1</text:p>
          </table:table-cell>
          <table:table-cell table:style-name="Tabela3.A2" office:value-type="string">
            <text:p text:style-name="P31">T1</text:p>
          </table:table-cell>
          <table:table-cell table:style-name="Tabela3.A2" office:value-type="string">
            <text:p text:style-name="P31">1,544</text:p>
          </table:table-cell>
          <table:table-cell table:style-name="Tabela3.D2" office:value-type="float" office:value="24">
            <text:p text:style-name="P31">24</text:p>
          </table:table-cell>
          <table:table-cell table:style-name="Tabela3.E3" office:value-type="float" office:value="1">
            <text:p text:style-name="P31">1</text:p>
          </table:table-cell>
        </table:table-row>
        <table:table-row>
          <table:table-cell table:style-name="Tabela3.A2" office:value-type="string">
            <text:p text:style-name="P31">DS-1C</text:p>
          </table:table-cell>
          <table:table-cell table:style-name="Tabela3.A2" office:value-type="string">
            <text:p text:style-name="P31">T1C</text:p>
          </table:table-cell>
          <table:table-cell table:style-name="Tabela3.A2" office:value-type="string">
            <text:p text:style-name="P31">3,152</text:p>
          </table:table-cell>
          <table:table-cell table:style-name="Tabela3.A2" office:value-type="string">
            <text:p text:style-name="P31">48</text:p>
          </table:table-cell>
          <table:table-cell table:style-name="Tabela3.E2" office:value-type="string">
            <text:p text:style-name="P31">2</text:p>
          </table:table-cell>
        </table:table-row>
        <table:table-row>
          <table:table-cell table:style-name="Tabela3.A2" office:value-type="string">
            <text:p text:style-name="P31">DS-2</text:p>
          </table:table-cell>
          <table:table-cell table:style-name="Tabela3.A2" office:value-type="string">
            <text:p text:style-name="P31">T2</text:p>
          </table:table-cell>
          <table:table-cell table:style-name="Tabela3.A2" office:value-type="string">
            <text:p text:style-name="P31">6,312</text:p>
          </table:table-cell>
          <table:table-cell table:style-name="Tabela3.A2" office:value-type="string">
            <text:p text:style-name="P31">96</text:p>
          </table:table-cell>
          <table:table-cell table:style-name="Tabela3.E2" office:value-type="string">
            <text:p text:style-name="P31">4</text:p>
          </table:table-cell>
        </table:table-row>
        <table:table-row>
          <table:table-cell table:style-name="Tabela3.A2" office:value-type="string">
            <text:p text:style-name="P31">DS-3</text:p>
          </table:table-cell>
          <table:table-cell table:style-name="Tabela3.A2" office:value-type="string">
            <text:p text:style-name="P31">T3</text:p>
          </table:table-cell>
          <table:table-cell table:style-name="Tabela3.A2" office:value-type="string">
            <text:p text:style-name="P31">44,736</text:p>
          </table:table-cell>
          <table:table-cell table:style-name="Tabela3.A2" office:value-type="string">
            <text:p text:style-name="P31">672</text:p>
          </table:table-cell>
          <table:table-cell table:style-name="Tabela3.E2" office:value-type="string">
            <text:p text:style-name="P31">28</text:p>
          </table:table-cell>
        </table:table-row>
        <table:table-row>
          <table:table-cell table:style-name="Tabela3.A2" office:value-type="string">
            <text:p text:style-name="P31">DS-4</text:p>
          </table:table-cell>
          <table:table-cell table:style-name="Tabela3.A2" office:value-type="string">
            <text:p text:style-name="P31">T4</text:p>
          </table:table-cell>
          <table:table-cell table:style-name="Tabela3.A2" office:value-type="string">
            <text:p text:style-name="P31">274,176</text:p>
          </table:table-cell>
          <table:table-cell table:style-name="Tabela3.A2" office:value-type="string">
            <text:p text:style-name="P31">4032</text:p>
          </table:table-cell>
          <table:table-cell table:style-name="Tabela3.E2" office:value-type="string">
            <text:p text:style-name="P31">168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>=&gt; Sistema E1</text:p>
      <text:p text:style-name="P12"><text:s text:c="3"/>¬-&gt; 30 usuários multiplexados em 1 canal digital.</text:p>
      <text:p text:style-name="P12"><text:s text:c="3"/></text:p>
      <text:p text:style-name="P12"/>
      <table:table table:name="Tabela4" table:style-name="Tabela4">
        <table:table-column table:style-name="Tabela4.A"/>
        <table:table-column table:style-name="Tabela4.B"/>
        <table:table-column table:style-name="Tabela4.C" table:number-columns-repeated="2"/>
        <table:table-row>
          <table:table-cell table:style-name="Tabela4.A1" office:value-type="string">
            <text:p text:style-name="P31">E</text:p>
          </table:table-cell>
          <table:table-cell table:style-name="Tabela4.A1" office:value-type="string">
            <text:p text:style-name="P31">Taxa de transmissão</text:p>
            <text:p text:style-name="P31">(Mbps)</text:p>
          </table:table-cell>
          <table:table-cell table:style-name="Tabela4.A1" office:value-type="string">
            <text:p text:style-name="P31">Canais</text:p>
          </table:table-cell>
          <table:table-cell table:style-name="Tabela4.D1" office:value-type="string">
            <text:p text:style-name="P31">Linhas E1 equivalentes</text:p>
          </table:table-cell>
        </table:table-row>
        <table:table-row>
          <table:table-cell table:style-name="Tabela4.A2" office:value-type="string">
            <text:p text:style-name="P31">-</text:p>
          </table:table-cell>
          <table:table-cell table:style-name="Tabela4.A2" office:value-type="string">
            <text:p text:style-name="P31">0,064</text:p>
          </table:table-cell>
          <table:table-cell table:style-name="Tabela4.A2" office:value-type="string">
            <text:p text:style-name="P31">1</text:p>
          </table:table-cell>
          <table:table-cell table:style-name="Tabela4.D2" office:value-type="string">
            <text:p text:style-name="P31">-</text:p>
          </table:table-cell>
        </table:table-row>
        <table:table-row>
          <table:table-cell table:style-name="Tabela4.A2" office:value-type="string">
            <text:p text:style-name="P31">E1</text:p>
          </table:table-cell>
          <table:table-cell table:style-name="Tabela4.A2" office:value-type="string">
            <text:p text:style-name="P31">2,048</text:p>
          </table:table-cell>
          <table:table-cell table:style-name="Tabela4.A2" office:value-type="string">
            <text:p text:style-name="P31">30</text:p>
          </table:table-cell>
          <table:table-cell table:style-name="Tabela4.D2" office:value-type="string">
            <text:p text:style-name="P31">1</text:p>
          </table:table-cell>
        </table:table-row>
        <table:table-row>
          <table:table-cell table:style-name="Tabela4.A2" office:value-type="string">
            <text:p text:style-name="P31">E2</text:p>
          </table:table-cell>
          <table:table-cell table:style-name="Tabela4.A2" office:value-type="string">
            <text:p text:style-name="P31">8,448</text:p>
          </table:table-cell>
          <table:table-cell table:style-name="Tabela4.A2" office:value-type="string">
            <text:p text:style-name="P31">120</text:p>
          </table:table-cell>
          <table:table-cell table:style-name="Tabela4.D2" office:value-type="string">
            <text:p text:style-name="P31">4</text:p>
          </table:table-cell>
        </table:table-row>
        <table:table-row>
          <table:table-cell table:style-name="Tabela4.A2" office:value-type="string">
            <text:p text:style-name="P31">E3</text:p>
          </table:table-cell>
          <table:table-cell table:style-name="Tabela4.A2" office:value-type="string">
            <text:p text:style-name="P31">34,368</text:p>
          </table:table-cell>
          <table:table-cell table:style-name="Tabela4.A2" office:value-type="string">
            <text:p text:style-name="P31">480</text:p>
          </table:table-cell>
          <table:table-cell table:style-name="Tabela4.D2" office:value-type="string">
            <text:p text:style-name="P31">16</text:p>
          </table:table-cell>
        </table:table-row>
        <table:table-row>
          <table:table-cell table:style-name="Tabela4.A2" office:value-type="string">
            <text:p text:style-name="P31">E4</text:p>
          </table:table-cell>
          <table:table-cell table:style-name="Tabela4.A2" office:value-type="string">
            <text:p text:style-name="P31">139,264</text:p>
          </table:table-cell>
          <table:table-cell table:style-name="Tabela4.A2" office:value-type="string">
            <text:p text:style-name="P31">1920</text:p>
          </table:table-cell>
          <table:table-cell table:style-name="Tabela4.D2" office:value-type="string">
            <text:p text:style-name="P31">64</text:p>
          </table:table-cell>
        </table:table-row>
        <table:table-row>
          <table:table-cell table:style-name="Tabela4.A2" office:value-type="string">
            <text:p text:style-name="P31">E5</text:p>
          </table:table-cell>
          <table:table-cell table:style-name="Tabela4.A2" office:value-type="string">
            <text:p text:style-name="P31">565,198</text:p>
          </table:table-cell>
          <table:table-cell table:style-name="Tabela4.A2" office:value-type="string">
            <text:p text:style-name="P31">7680</text:p>
          </table:table-cell>
          <table:table-cell table:style-name="Tabela4.D2" office:value-type="string">
            <text:p text:style-name="P31">256</text:p>
          </table:table-cell>
        </table:table-row>
      </table:table>
      <text:p text:style-name="P12"/>
      <text:p text:style-name="P12"><text:soft-page-break/>=&gt; Linha E e T usam codificação AMI mas não são compatíveis entre si.</text:p>
      <text:p text:style-name="P12">=&gt; Multiplexação</text:p>
      <text:p text:style-name="P12"><text:tab/>E-&gt;DTMF</text:p>
      <text:p text:style-name="P12"><text:tab/>T-&gt;FSK(FM)</text:p>
      <text:p text:style-name="P12"/>
      <text:p text:style-name="P12"/>
      <text:p text:style-name="P12"/>
      <text:p text:style-name="P14">ETHERNET<text:span text:style-name="T11"><text:tab/></text:span></text:p>
      <text:p text:style-name="P12"/>
      <text:p text:style-name="P12"><text:s/>¬-&gt; Padrão 802.3</text:p>
      <text:p text:style-name="P12"><text:s/>¬-&gt; Codificação Manchester</text:p>
      <text:p text:style-name="P12"><text:s/>¬-&gt; CSMA/CD como MAC</text:p>
      <text:p text:style-name="P12"><text:s/>¬-&gt; Mensagens</text:p>
      <text:p text:style-name="P12"><text:tab/>¬-&gt;Minima: 64bytes</text:p>
      <text:p text:style-name="P12"><text:tab/>¬-&gt;Máxima: 1518 bytes</text:p>
      <text:p text:style-name="P12"><text:tab/>¬-&gt;Formato</text:p>
      <text:p text:style-name="P12">-&gt;Endereço:</text:p>
      <text:p text:style-name="P12"><text:tab/>48 bytes =&gt; 12 digitos em hexa</text:p>
      <text:p text:style-name="P12"><text:tab/>¬-&gt; 6 primeiros indicam o fabricante da placa</text:p>
      <text:p text:style-name="P12"/>
      <table:table table:name="Tabela5" table:style-name="Tabela5">
        <table:table-column table:style-name="Tabela5.A" table:number-columns-repeated="6"/>
        <table:table-column table:style-name="Tabela5.G"/>
        <table:table-row>
          <table:table-cell table:style-name="Tabela5.A1" office:value-type="string">
            <text:p text:style-name="P31">Preambulo</text:p>
          </table:table-cell>
          <table:table-cell table:style-name="Tabela5.A1" office:value-type="string">
            <text:p text:style-name="P31">Marcador de inicio</text:p>
          </table:table-cell>
          <table:table-cell table:style-name="Tabela5.A1" office:value-type="string">
            <text:p text:style-name="P31">Endereço de Destino</text:p>
          </table:table-cell>
          <table:table-cell table:style-name="Tabela5.A1" office:value-type="string">
            <text:p text:style-name="P31">Endereça de origem</text:p>
          </table:table-cell>
          <table:table-cell table:style-name="Tabela5.A1" office:value-type="string">
            <text:p text:style-name="P31">Tamanho</text:p>
          </table:table-cell>
          <table:table-cell table:style-name="Tabela5.A1" office:value-type="string">
            <text:p text:style-name="P31">Dados</text:p>
          </table:table-cell>
          <table:table-cell table:style-name="Tabela5.G1" office:value-type="string">
            <text:p text:style-name="P31">CRC</text:p>
          </table:table-cell>
        </table:table-row>
        <table:table-row>
          <table:table-cell table:style-name="Tabela5.A2" office:value-type="string">
            <text:p text:style-name="P31">7 bytes</text:p>
          </table:table-cell>
          <table:table-cell table:style-name="Tabela5.A2" office:value-type="string">
            <text:p text:style-name="P31">1byte</text:p>
          </table:table-cell>
          <table:table-cell table:style-name="Tabela5.A2" office:value-type="string">
            <text:p text:style-name="P31">6bytes</text:p>
          </table:table-cell>
          <table:table-cell table:style-name="Tabela5.A2" office:value-type="string">
            <text:p text:style-name="P31">6bytes</text:p>
          </table:table-cell>
          <table:table-cell table:style-name="Tabela5.A2" office:value-type="string">
            <text:p text:style-name="P31">2 bytes</text:p>
          </table:table-cell>
          <table:table-cell table:style-name="Tabela5.A2" office:value-type="string">
            <text:p text:style-name="P31">46 a 1500bytes</text:p>
          </table:table-cell>
          <table:table-cell table:style-name="Tabela5.G2" office:value-type="string">
            <text:p text:style-name="P31">4 tes</text:p>
          </table:table-cell>
        </table:table-row>
      </table:table>
      <text:p text:style-name="P12"/>
      <table:table table:name="Tabela6" table:style-name="Tabela6">
        <table:table-column table:style-name="Tabela6.A" table:number-columns-repeated="5"/>
        <table:table-row>
          <table:table-cell table:style-name="Tabela6.A1" office:value-type="string">
            <text:p text:style-name="P31"/>
          </table:table-cell>
          <table:table-cell table:style-name="Tabela6.A1" office:value-type="string">
            <text:p text:style-name="P31">10 base 5</text:p>
          </table:table-cell>
          <table:table-cell table:style-name="Tabela6.A1" office:value-type="string">
            <text:p text:style-name="P31">10 base 2</text:p>
          </table:table-cell>
          <table:table-cell table:style-name="Tabela6.A1" office:value-type="string">
            <text:p text:style-name="P31">10 base-T</text:p>
          </table:table-cell>
          <table:table-cell table:style-name="Tabela6.E1" office:value-type="string">
            <text:p text:style-name="P31">10 base-F</text:p>
          </table:table-cell>
        </table:table-row>
        <table:table-row>
          <table:table-cell table:style-name="Tabela6.A2" office:value-type="string">
            <text:p text:style-name="P31">Meio de transmissão</text:p>
          </table:table-cell>
          <table:table-cell table:style-name="Tabela6.A2" office:value-type="string">
            <text:p text:style-name="P31">Cado coaxial grosso</text:p>
          </table:table-cell>
          <table:table-cell table:style-name="Tabela6.A2" office:value-type="string">
            <text:p text:style-name="P31">Cado coaxial fino</text:p>
          </table:table-cell>
          <table:table-cell table:style-name="Tabela6.A2" office:value-type="string">
            <text:p text:style-name="P31">Par trançado</text:p>
          </table:table-cell>
          <table:table-cell table:style-name="Tabela6.E2" office:value-type="string">
            <text:p text:style-name="P31">Fibra otica de 850 nm</text:p>
          </table:table-cell>
        </table:table-row>
        <table:table-row>
          <table:table-cell table:style-name="Tabela6.A2" office:value-type="string">
            <text:p text:style-name="P31">Topologia</text:p>
          </table:table-cell>
          <table:table-cell table:style-name="Tabela6.A2" office:value-type="string">
            <text:p text:style-name="P31">Barramento</text:p>
          </table:table-cell>
          <table:table-cell table:style-name="Tabela6.A2" office:value-type="string">
            <text:p text:style-name="P31">Barramento</text:p>
          </table:table-cell>
          <table:table-cell table:style-name="Tabela6.A2" office:value-type="string">
            <text:p text:style-name="P31">Estrela</text:p>
          </table:table-cell>
          <table:table-cell table:style-name="Tabela6.E2" office:value-type="string">
            <text:p text:style-name="P31">Estrela</text:p>
          </table:table-cell>
        </table:table-row>
        <table:table-row>
          <table:table-cell table:style-name="Tabela6.A2" office:value-type="string">
            <text:p text:style-name="P31">Tamanho máximo de 1 segmento</text:p>
          </table:table-cell>
          <table:table-cell table:style-name="Tabela6.A2" office:value-type="string">
            <text:p text:style-name="P31">500m</text:p>
          </table:table-cell>
          <table:table-cell table:style-name="Tabela6.A2" office:value-type="string">
            <text:p text:style-name="P31">185m</text:p>
          </table:table-cell>
          <table:table-cell table:style-name="Tabela6.A2" office:value-type="string">
            <text:p text:style-name="P31">100m</text:p>
          </table:table-cell>
          <table:table-cell table:style-name="Tabela6.E2" office:value-type="string">
            <text:p text:style-name="P31">500m</text:p>
          </table:table-cell>
        </table:table-row>
        <table:table-row>
          <table:table-cell table:style-name="Tabela6.A2" office:value-type="string">
            <text:p text:style-name="P31">Nós por segmento</text:p>
          </table:table-cell>
          <table:table-cell table:style-name="Tabela6.A2" office:value-type="string">
            <text:p text:style-name="P31">100</text:p>
          </table:table-cell>
          <table:table-cell table:style-name="Tabela6.A2" office:value-type="string">
            <text:p text:style-name="P31">30</text:p>
          </table:table-cell>
          <table:table-cell table:style-name="Tabela6.A2" office:value-type="string">
            <text:p text:style-name="P31">1</text:p>
          </table:table-cell>
          <table:table-cell table:style-name="Tabela6.E2" office:value-type="string">
            <text:p text:style-name="P31">33</text:p>
          </table:table-cell>
        </table:table-row>
      </table:table>
      <text:p text:style-name="P33"/>
      <text:p text:style-name="P33">10 <text:s text:c="5"/>base <text:s text:c="7"/>5</text:p>
      <text:p text:style-name="P33">vel codificação <text:s text:c="3"/>meio de transmissão</text:p>
      <text:p text:style-name="P33"/>
      <text:p text:style-name="P33">barramento</text:p>
      <text:p text:style-name="P33"/>
      <text:p text:style-name="P33"><draw:line text:anchor-type="paragraph" draw:z-index="38" draw:style-name="gr1" draw:text-style-name="P52" svg:x1="0.183cm" svg:y1="0.266cm" svg:x2="10.563cm" svg:y2="0.245cm"><text:p/></draw:line><draw:line text:anchor-type="paragraph" draw:z-index="39" draw:style-name="gr1" draw:text-style-name="P52" svg:x1="0.795cm" svg:y1="0.266cm" svg:x2="0.776cm" svg:y2="0.55cm"><text:p/></draw:line><draw:line text:anchor-type="paragraph" draw:z-index="41" draw:style-name="gr1" draw:text-style-name="P52" svg:x1="1.446cm" svg:y1="0.286cm" svg:x2="1.427cm" svg:y2="0.57cm"><text:p/></draw:line><draw:line text:anchor-type="paragraph" draw:z-index="43" draw:style-name="gr1" draw:text-style-name="P52" svg:x1="1.995cm" svg:y1="0.266cm" svg:x2="1.976cm" svg:y2="0.55cm"><text:p/></draw:line><draw:line text:anchor-type="paragraph" draw:z-index="44" draw:style-name="gr1" draw:text-style-name="P52" svg:x1="2.446cm" svg:y1="0.286cm" svg:x2="2.427cm" svg:y2="0.57cm"><text:p/></draw:line></text:p>
      <text:p text:style-name="P33"><draw:rect text:anchor-type="paragraph" draw:z-index="46" draw:style-name="gr1" draw:text-style-name="P52" svg:width="0.327cm" svg:height="0.244cm" svg:x="1.856cm" svg:y="0.143cm"><text:p/></draw:rect><draw:rect text:anchor-type="paragraph" draw:z-index="45" draw:style-name="gr1" draw:text-style-name="P52" svg:width="0.327cm" svg:height="0.244cm" svg:x="2.284cm" svg:y="0.141cm"><text:p/></draw:rect><draw:rect text:anchor-type="paragraph" draw:z-index="42" draw:style-name="gr1" draw:text-style-name="P52" svg:width="0.327cm" svg:height="0.244cm" svg:x="1.284cm" svg:y="0.141cm"><text:p/></draw:rect><draw:rect text:anchor-type="paragraph" draw:z-index="40" draw:style-name="gr1" draw:text-style-name="P52" svg:width="0.327cm" svg:height="0.244cm" svg:x="0.633cm" svg:y="0.122cm"><text:p/></draw:rect></text:p>
      <text:p text:style-name="P33"/>
      <text:p text:style-name="P33">estrela</text:p>
      <text:p text:style-name="P33"><draw:rect text:anchor-type="paragraph" draw:z-index="60" draw:style-name="gr2" draw:text-style-name="P52" svg:width="2.077cm" svg:height="0.816cm" svg:x="9.209cm" svg:y="1.917cm"><text:p/></draw:rect><draw:line text:anchor-type="paragraph" draw:z-index="61" draw:style-name="gr1" draw:text-style-name="P52" svg:x1="9.495cm" svg:y1="1.918cm" svg:x2="8.802cm" svg:y2="0.997cm"><text:p/></draw:line><draw:line text:anchor-type="paragraph" draw:z-index="62" draw:style-name="gr1" draw:text-style-name="P52" svg:x1="10.289cm" svg:y1="1.945cm" svg:x2="10.289cm" svg:y2="0.963cm"><text:p/></draw:line><draw:line text:anchor-type="paragraph" draw:z-index="63" draw:style-name="gr1" draw:text-style-name="P52" svg:x1="10.98cm" svg:y1="1.918cm" svg:x2="11.469cm" svg:y2="1.018cm"><text:p/></draw:line><draw:line text:anchor-type="paragraph" draw:z-index="64" draw:style-name="gr1" draw:text-style-name="P52" svg:x1="9.433cm" svg:y1="2.732cm" svg:x2="8.68cm" svg:y2="3.52cm"><text:p/></draw:line><draw:line text:anchor-type="paragraph" draw:z-index="65" draw:style-name="gr1" draw:text-style-name="P52" svg:x1="10.146cm" svg:y1="2.732cm" svg:x2="10.165cm" svg:y2="4.028cm"><text:p/></draw:line><draw:line text:anchor-type="paragraph" draw:z-index="66" draw:style-name="gr1" draw:text-style-name="P52" svg:x1="10.878cm" svg:y1="2.732cm" svg:x2="11.264cm" svg:y2="3.866cm"><text:p/></draw:line><draw:rect text:anchor-type="paragraph" draw:z-index="67" draw:style-name="gr1" draw:text-style-name="P52" svg:width="0.449cm" svg:height="0.163cm" svg:x="8.578cm" svg:y="0.905cm"><text:p/></draw:rect><draw:rect text:anchor-type="paragraph" draw:z-index="68" draw:style-name="gr1" draw:text-style-name="P52" svg:width="0.265cm" svg:height="0.144cm" svg:x="10.165cm" svg:y="0.841cm"><text:p/></draw:rect><draw:rect text:anchor-type="paragraph" draw:z-index="69" draw:style-name="gr1" draw:text-style-name="P52" svg:width="0.287cm" svg:height="0.204cm" svg:x="11.326cm" svg:y="0.968cm"><text:p/></draw:rect><draw:rect text:anchor-type="paragraph" draw:z-index="70" draw:style-name="gr1" draw:text-style-name="P52" svg:width="0.428cm" svg:height="0.225cm" svg:x="11.164cm" svg:y="3.866cm"><text:p/></draw:rect><draw:rect text:anchor-type="paragraph" draw:z-index="71" draw:style-name="gr1" draw:text-style-name="P52" svg:width="0.406cm" svg:height="0.204cm" svg:x="9.984cm" svg:y="4.05cm"><text:p/></draw:rect><draw:rect text:anchor-type="paragraph" draw:z-index="72" draw:style-name="gr1" draw:text-style-name="P52" svg:width="0.428cm" svg:height="0.287cm" svg:x="8.416cm" svg:y="3.5cm"><text:p/></draw:rect></text:p>
      <text:p text:style-name="P33"><draw:line text:anchor-type="paragraph" draw:z-index="49" draw:style-name="gr1" draw:text-style-name="P52" svg:x1="3.971cm" svg:y1="1.374cm" svg:x2="3.971cm" svg:y2="0.392cm"><text:p/></draw:line><draw:rect text:anchor-type="paragraph" draw:z-index="54" draw:style-name="gr1" draw:text-style-name="P52" svg:width="0.449cm" svg:height="0.163cm" svg:x="2.26cm" svg:y="0.291cm"><text:p/></draw:rect><draw:rect text:anchor-type="paragraph" draw:z-index="55" draw:style-name="gr1" draw:text-style-name="P52" svg:width="0.265cm" svg:height="0.144cm" svg:x="3.847cm" svg:y="0.27cm"><text:p/></draw:rect><draw:rect text:anchor-type="paragraph" draw:z-index="56" draw:style-name="gr1" draw:text-style-name="P52" svg:width="0.287cm" svg:height="0.204cm" svg:x="5.008cm" svg:y="0.291cm"><text:p/></draw:rect></text:p>
      <text:p text:style-name="P33"><draw:rect text:anchor-type="paragraph" draw:z-index="59" draw:style-name="gr1" draw:text-style-name="P52" svg:width="0.428cm" svg:height="0.287cm" svg:x="2.097cm" svg:y="2.547cm"><text:p/></draw:rect><draw:rect text:anchor-type="paragraph" draw:z-index="58" draw:style-name="gr1" draw:text-style-name="P52" svg:width="0.406cm" svg:height="0.204cm" svg:x="3.665cm" svg:y="3.097cm"><text:p/></draw:rect><draw:rect text:anchor-type="paragraph" draw:z-index="57" draw:style-name="gr1" draw:text-style-name="P52" svg:width="0.428cm" svg:height="0.225cm" svg:x="4.845cm" svg:y="2.914cm"><text:p/></draw:rect><draw:line text:anchor-type="paragraph" draw:z-index="53" draw:style-name="gr1" draw:text-style-name="P52" svg:x1="4.56cm" svg:y1="1.78cm" svg:x2="4.946cm" svg:y2="2.914cm"><text:p/></draw:line><draw:line text:anchor-type="paragraph" draw:z-index="52" draw:style-name="gr1" draw:text-style-name="P52" svg:x1="3.828cm" svg:y1="1.78cm" svg:x2="3.847cm" svg:y2="3.076cm"><text:p/></draw:line><draw:line text:anchor-type="paragraph" draw:z-index="51" draw:style-name="gr1" draw:text-style-name="P52" svg:x1="3.115cm" svg:y1="1.78cm" svg:x2="2.362cm" svg:y2="2.568cm"><text:p/></draw:line><draw:line text:anchor-type="paragraph" draw:z-index="50" draw:style-name="gr1" draw:text-style-name="P52" svg:x1="4.662cm" svg:y1="0.965cm" svg:x2="5.151cm" svg:y2="0.065cm"><text:p/></draw:line><draw:line text:anchor-type="paragraph" draw:z-index="48" draw:style-name="gr1" draw:text-style-name="P52" svg:x1="3.177cm" svg:y1="0.965cm" svg:x2="2.484cm" svg:y2="0.044cm"><text:p/></draw:line><draw:rect text:anchor-type="paragraph" draw:z-index="47" draw:style-name="gr2" draw:text-style-name="P52" svg:width="2.077cm" svg:height="0.816cm" svg:x="2.891cm" svg:y="0.965cm"><text:p/></draw:rect></text:p>
      <text:p text:style-name="P33"/>
      <text:p text:style-name="P33"/>
      <text:p text:style-name="P33"><draw:line text:anchor-type="paragraph" draw:z-index="73" draw:style-name="gr3" draw:text-style-name="P52" svg:x1="4.967cm" svg:y1="0.078cm" svg:x2="9.209cm" svg:y2="0.242cm"><text:p/></draw:line> <text:s text:c="15"/>HUB<text:tab/><text:tab/><text:tab/><text:tab/><text:tab/>HUB</text:p>
      <text:p text:style-name="P33"><text:tab/><text:tab/><text:tab/><text:tab/><text:tab/>unido por</text:p>
      <text:p text:style-name="P33"><text:tab/><text:tab/><text:tab/><text:tab/><text:tab/>barramento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>Regra 5-4-3</text:p>
      <text:p text:style-name="P39">¬-&gt;Uma rede ethernet a 10Mbps pode ter no máximo 5 segmentos conectados por no máximo 4 repetidoras, sendo que no máximo 3 destes segmentos podem ter máquinas transmitindo.</text:p>
      <text:p text:style-name="P33"/>
      <text:p text:style-name="P33"><text:tab/></text:p>
      <text:p text:style-name="P33"><draw:rect text:anchor-type="paragraph" draw:z-index="74" draw:style-name="gr4" draw:text-style-name="P52" svg:width="0.618cm" svg:height="0.442cm" svg:x="3.577cm" svg:y="0.016cm"><text:p/></draw:rect><draw:line text:anchor-type="paragraph" draw:z-index="83" draw:style-name="gr5" draw:text-style-name="P52" svg:x1="1.715cm" svg:y1="0.425cm" svg:x2="3.578cm" svg:y2="0.194cm"><text:p/></draw:line><draw:line text:anchor-type="paragraph" draw:z-index="84" draw:style-name="gr5" draw:text-style-name="P52" svg:x1="4.195cm" svg:y1="0.194cm" svg:x2="6.068cm" svg:y2="0.164cm"><text:p/></draw:line><draw:line text:anchor-type="paragraph" draw:z-index="85" draw:style-name="gr5" draw:text-style-name="P52" svg:x1="6.685cm" svg:y1="0.164cm" svg:x2="8.578cm" svg:y2="0.723cm"><text:p/></draw:line><text:tab/><text:tab/><text:tab/>H<text:tab/><text:tab/>H</text:p>
      <text:p text:style-name="P33"><draw:ellipse text:anchor-type="paragraph" draw:z-index="82" draw:style-name="gr5" draw:text-style-name="P52" svg:width="0.257cm" svg:height="0.329cm" svg:x="8.842cm" svg:y="0.457cm"><text:p/></draw:ellipse><draw:ellipse text:anchor-type="paragraph" draw:z-index="81" draw:style-name="gr5" draw:text-style-name="P52" svg:width="0.257cm" svg:height="0.329cm" svg:x="3.842cm" svg:y="0.157cm"><text:p/></draw:ellipse><draw:ellipse text:anchor-type="paragraph" draw:z-index="80" draw:style-name="gr5" draw:text-style-name="P52" svg:width="0.257cm" svg:height="0.329cm" svg:x="1.692cm" svg:y="0.457cm"><text:p/></draw:ellipse><draw:ellipse text:anchor-type="paragraph" draw:z-index="79" draw:style-name="gr5" draw:text-style-name="P52" svg:width="0.257cm" svg:height="0.329cm" svg:x="1.201cm" svg:y="0.457cm"><text:p/></draw:ellipse><draw:ellipse text:anchor-type="paragraph" draw:z-index="78" draw:style-name="gr5" draw:text-style-name="P52" svg:width="0.257cm" svg:height="0.329cm" svg:x="0.841cm" svg:y="0.457cm"><text:p/></draw:ellipse><draw:rect text:anchor-type="paragraph" draw:z-index="77" draw:style-name="gr4" draw:text-style-name="P52" svg:width="0.618cm" svg:height="0.442cm" svg:x="6.068cm" svg:y="-0.434cm"><text:p/></draw:rect><draw:rect text:anchor-type="paragraph" draw:z-index="76" draw:style-name="gr4" draw:text-style-name="P52" svg:width="0.618cm" svg:height="0.442cm" svg:x="1.097cm" svg:y="0.016cm"><text:p/></draw:rect><draw:rect text:anchor-type="paragraph" draw:z-index="75" draw:style-name="gr4" draw:text-style-name="P52" svg:width="0.618cm" svg:height="0.442cm" svg:x="8.578cm" svg:y="0.016cm"><text:p/></draw:rect><text:tab/>H<text:tab/><text:tab/><text:tab/><text:tab/><text:tab/><text:tab/>H</text:p>
      <text:p text:style-name="P33"/>
      <text:p text:style-name="P33"/>
      <text:p text:style-name="P33"/>
      <text:p text:style-name="P33"/>
      <text:p text:style-name="P33"/>
      <text:p text:style-name="P33"/>
      <text:p text:style-name="P33"><draw:line text:anchor-type="paragraph" draw:z-index="86" draw:style-name="gr5" draw:text-style-name="P52" svg:x1="4.634cm" svg:y1="0.242cm" svg:x2="7.22cm" svg:y2="0.242cm"><text:p/></draw:line><draw:line text:anchor-type="paragraph" draw:z-index="87" draw:style-name="gr5" draw:text-style-name="P52" svg:x1="1.928cm" svg:y1="1.096cm" svg:x2="3.752cm" svg:y2="0.39cm"><text:p/></draw:line><text:tab/><text:tab/><text:tab/>HUB<text:tab/><text:tab/><text:tab/>HUB</text:p>
      <text:p text:style-name="P33"><draw:line text:anchor-type="paragraph" draw:z-index="88" draw:style-name="gr5" draw:text-style-name="P52" svg:x1="3.163cm" svg:y1="0.686cm" svg:x2="3.987cm" svg:y2="0.039cm"><text:p/></draw:line><draw:line text:anchor-type="paragraph" draw:z-index="89" draw:style-name="gr5" draw:text-style-name="P52" svg:x1="4.192cm" svg:y1="0.803cm" svg:x2="3.986cm" svg:y2="0.039cm"><text:p/></draw:line><draw:line text:anchor-type="paragraph" draw:z-index="90" draw:style-name="gr5" draw:text-style-name="P52" svg:x1="7.779cm" svg:y1="0.686cm" svg:x2="7.691cm" svg:y2="0.069cm"><text:p/></draw:line><draw:line text:anchor-type="paragraph" draw:z-index="91" draw:style-name="gr5" draw:text-style-name="P52" svg:x1="8.867cm" svg:y1="0.656cm" svg:x2="8.22cm" svg:y2="0.009cm"><text:p/></draw:line></text:p>
      <text:p text:style-name="P33"/>
      <text:p text:style-name="P33"><draw:line text:anchor-type="paragraph" draw:z-index="105" draw:style-name="gr5" draw:text-style-name="P52" svg:x1="9.19cm" svg:y1="0.397cm" svg:x2="9.336cm" svg:y2="0.896cm"><text:p/></draw:line><draw:line text:anchor-type="paragraph" draw:z-index="104" draw:style-name="gr5" draw:text-style-name="P52" svg:x1="8.807cm" svg:y1="0.337cm" svg:x2="8.691cm" svg:y2="0.72cm"><text:p/></draw:line><draw:line text:anchor-type="paragraph" draw:z-index="103" draw:style-name="gr5" draw:text-style-name="P52" svg:x1="8.073cm" svg:y1="0.397cm" svg:x2="8.189cm" svg:y2="0.69cm"><text:p/></draw:line><draw:line text:anchor-type="paragraph" draw:z-index="102" draw:style-name="gr5" draw:text-style-name="P52" svg:x1="7.809cm" svg:y1="0.337cm" svg:x2="7.837cm" svg:y2="0.72cm"><text:p/></draw:line><draw:line text:anchor-type="paragraph" draw:z-index="101" draw:style-name="gr5" draw:text-style-name="P52" svg:x1="7.572cm" svg:y1="0.367cm" svg:x2="7.456cm" svg:y2="0.485cm"><text:p/></draw:line><draw:line text:anchor-type="paragraph" draw:z-index="100" draw:style-name="gr5" draw:text-style-name="P52" svg:x1="4.427cm" svg:y1="0.425cm" svg:x2="4.545cm" svg:y2="0.926cm"><text:p/></draw:line><draw:line text:anchor-type="paragraph" draw:z-index="99" draw:style-name="gr5" draw:text-style-name="P52" svg:x1="4.133cm" svg:y1="0.367cm" svg:x2="4.075cm" svg:y2="0.984cm"><text:p/></draw:line><draw:line text:anchor-type="paragraph" draw:z-index="98" draw:style-name="gr5" draw:text-style-name="P52" svg:x1="3.81cm" svg:y1="0.455cm" svg:x2="3.722cm" svg:y2="0.631cm"><text:p/></draw:line><draw:line text:anchor-type="paragraph" draw:z-index="97" draw:style-name="gr5" draw:text-style-name="P52" svg:x1="3.104cm" svg:y1="0.425cm" svg:x2="3.046cm" svg:y2="0.866cm"><text:p/></draw:line><draw:line text:anchor-type="paragraph" draw:z-index="96" draw:style-name="gr5" draw:text-style-name="P52" svg:x1="2.898cm" svg:y1="0.367cm" svg:x2="2.752cm" svg:y2="1.043cm"><text:p/></draw:line><draw:line text:anchor-type="paragraph" draw:z-index="95" draw:style-name="gr5" draw:text-style-name="P52" svg:x1="2.605cm" svg:y1="0.367cm" svg:x2="2.399cm" svg:y2="0.662cm"><text:p/></draw:line><draw:line text:anchor-type="paragraph" draw:z-index="94" draw:style-name="gr5" draw:text-style-name="P52" svg:x1="1.812cm" svg:y1="0.397cm" svg:x2="2.047cm" svg:y2="0.866cm"><text:p/></draw:line><draw:line text:anchor-type="paragraph" draw:z-index="93" draw:style-name="gr5" draw:text-style-name="P52" svg:x1="1.575cm" svg:y1="0.367cm" svg:x2="1.487cm" svg:y2="0.984cm"><text:p/></draw:line><draw:line text:anchor-type="paragraph" draw:z-index="92" draw:style-name="gr5" draw:text-style-name="P52" svg:x1="1.165cm" svg:y1="0.367cm" svg:x2="0.9cm" svg:y2="0.778cm"><text:p/></draw:line><text:tab/>HUB<text:tab/>HUB<text:tab/>HUB<text:tab/><text:tab/><text:tab/>HUB<text:tab/>HUB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line text:anchor-type="paragraph" draw:z-index="106" draw:style-name="gr5" draw:text-style-name="P52" svg:x1="3.692cm" svg:y1="0.238cm" svg:x2="1.782cm" svg:y2="0.855cm"><text:p/></draw:line><draw:line text:anchor-type="paragraph" draw:z-index="107" draw:style-name="gr5" draw:text-style-name="P52" svg:x1="4.016cm" svg:y1="0.356cm" svg:x2="4.044cm" svg:y2="0.679cm"><text:p/></draw:line><draw:line text:anchor-type="paragraph" draw:z-index="108" draw:style-name="gr5" draw:text-style-name="P52" svg:x1="4.281cm" svg:y1="0.326cm" svg:x2="6.309cm" svg:y2="0.855cm"><text:p/></draw:line><text:tab/><text:tab/><text:tab/>SW</text:p>
      <text:p text:style-name="P33"/>
      <text:p text:style-name="P33"><draw:line text:anchor-type="paragraph" draw:z-index="110" draw:style-name="gr5" draw:text-style-name="P52" svg:x1="1.635cm" svg:y1="0.39cm" svg:x2="1.635cm" svg:y2="0.773cm"><text:p/></draw:line><draw:line text:anchor-type="paragraph" draw:z-index="111" draw:style-name="gr5" draw:text-style-name="P52" svg:x1="2.281cm" svg:y1="0.831cm" svg:x2="1.635cm" svg:y2="0.39cm"><text:p/></draw:line><draw:line text:anchor-type="paragraph" draw:z-index="112" draw:style-name="gr5" draw:text-style-name="P52" svg:x1="3.399cm" svg:y1="0.831cm" svg:x2="3.84cm" svg:y2="0.302cm"><text:p/></draw:line><draw:line text:anchor-type="paragraph" draw:z-index="113" draw:style-name="gr5" draw:text-style-name="P52" svg:x1="4.104cm" svg:y1="0.802cm" svg:x2="3.986cm" svg:y2="0.273cm"><text:p/></draw:line><draw:line text:anchor-type="paragraph" draw:z-index="114" draw:style-name="gr5" draw:text-style-name="P52" svg:x1="4.81cm" svg:y1="0.773cm" svg:x2="4.251cm" svg:y2="0.302cm"><text:p/></draw:line><draw:line text:anchor-type="paragraph" draw:z-index="115" draw:style-name="gr5" draw:text-style-name="P52" svg:x1="5.897cm" svg:y1="0.861cm" svg:x2="6.31cm" svg:y2="0.362cm"><text:p/></draw:line><draw:line text:anchor-type="paragraph" draw:z-index="116" draw:style-name="gr5" draw:text-style-name="P52" svg:x1="6.514cm" svg:y1="0.715cm" svg:x2="6.456cm" svg:y2="0.332cm"><text:p/></draw:line><draw:line text:anchor-type="paragraph" draw:z-index="117" draw:style-name="gr5" draw:text-style-name="P52" svg:x1="7.043cm" svg:y1="0.803cm" svg:x2="6.72cm" svg:y2="0.362cm"><text:p/></draw:line><text:tab/>SW<text:tab/><text:tab/>SW<text:tab/><text:tab/>SW</text:p>
      <text:p text:style-name="P33"><draw:line text:anchor-type="paragraph" draw:z-index="109" draw:style-name="gr5" draw:text-style-name="P52" svg:x1="1.428cm" svg:y1="0.011cm" svg:x2="0.841cm" svg:y2="0.452cm"><text:p/></draw:line></text:p>
      <text:p text:style-name="P33"><text:s text:c="3"/>A <text:s text:c="2"/>B <text:s text:c="2"/>C <text:s text:c="2"/>D <text:s text:c="2"/>E <text:s text:c="2"/>F <text:s text:c="2"/>G <text:s/>H <text:s/>I</text:p>
      <text:p text:style-name="P33"/>
      <text:p text:style-name="P33">Existem 2 tipos de swicht</text:p>
      <text:p text:style-name="P33">cut-thought</text:p>
      <text:p text:style-name="P33"><text:tab/>repassa a mensagem.</text:p>
      <text:p text:style-name="P33"/>
      <text:p text:style-name="P33">save-delivery</text:p>
      <text:p text:style-name="P33"><text:tab/>recebe toda a mensagem e guarda em um buffer. </text:p>
      <text:p text:style-name="P33"/>
      <text:p text:style-name="P33"/>
      <text:p text:style-name="P33"/>
      <text:p text:style-name="P33">Swicht de camada 2</text:p>
      <text:p text:style-name="P33">trabalho somente com endereço MAC</text:p>
      <text:p text:style-name="P33"/>
      <text:p text:style-name="P33">Swicht de camada 3</text:p>
      <text:p text:style-name="P33">utiliza endereço ethernet</text:p>
      <text:p text:style-name="P33"/>
      <text:p text:style-name="P33"/>
      <text:p text:style-name="P33"/>
      <text:p text:style-name="P33"/>
      <text:p text:style-name="P33"/>
      <text:p text:style-name="P34">FAST ETHERNET</text:p>
      <text:p text:style-name="P33">¬-&gt; ethernet a 100Mbps</text:p>
      <text:p text:style-name="P33">¬-&gt; MAC → CSMA/CD</text:p>
      <text:p text:style-name="P33">¬-&gt; Sinalização Manchester</text:p>
      <text:p text:style-name="P33">¬-&gt; Mensagens</text:p>
      <text:p text:style-name="P33"><text:tab/>¬-&gt;igual a 10Mbps</text:p>
      <text:p text:style-name="P33"/>
      <text:p text:style-name="P33"/>
      <text:p text:style-name="P33"/>
      <text:p text:style-name="P33"/>
      <text:p text:style-name="P33"/>
      <text:p text:style-name="P12"><text:soft-page-break/></text:p>
      <table:table table:name="Tabela7" table:style-name="Tabela7">
        <table:table-column table:style-name="Tabela7.A" table:number-columns-repeated="3"/>
        <table:table-column table:style-name="Tabela7.D"/>
        <table:table-row>
          <table:table-cell table:style-name="Tabela7.A1" office:value-type="string">
            <text:p text:style-name="P31"/>
          </table:table-cell>
          <table:table-cell table:style-name="Tabela7.A1" office:value-type="string">
            <text:p text:style-name="P31">100-Base Tx</text:p>
          </table:table-cell>
          <table:table-cell table:style-name="Tabela7.A1" office:value-type="string">
            <text:p text:style-name="P31">100-Base Fx</text:p>
          </table:table-cell>
          <table:table-cell table:style-name="Tabela7.D1" office:value-type="string">
            <text:p text:style-name="P31">100-Base T4</text:p>
          </table:table-cell>
        </table:table-row>
        <table:table-row>
          <table:table-cell table:style-name="Tabela7.A2" office:value-type="string">
            <text:p text:style-name="P31">Cabo</text:p>
          </table:table-cell>
          <table:table-cell table:style-name="Tabela7.A2" office:value-type="string">
            <text:p text:style-name="P35">2 pares cat 5</text:p>
          </table:table-cell>
          <table:table-cell table:style-name="Tabela7.A2" office:value-type="string">
            <text:p text:style-name="P31">2 fibras</text:p>
          </table:table-cell>
          <table:table-cell table:style-name="Tabela7.D2" office:value-type="string">
            <text:p text:style-name="P31">4 pares cat 3/4/5</text:p>
          </table:table-cell>
        </table:table-row>
        <table:table-row>
          <table:table-cell table:style-name="Tabela7.A2" office:value-type="string">
            <text:p text:style-name="P31">Tamanho maximo de 1 segmento</text:p>
          </table:table-cell>
          <table:table-cell table:style-name="Tabela7.A2" office:value-type="string">
            <text:p text:style-name="P31">100m</text:p>
          </table:table-cell>
          <table:table-cell table:style-name="Tabela7.A2" office:value-type="string">
            <text:p text:style-name="P31">100m</text:p>
          </table:table-cell>
          <table:table-cell table:style-name="Tabela7.D2" office:value-type="string">
            <text:p text:style-name="P31">100m</text:p>
          </table:table-cell>
        </table:table-row>
        <table:table-row>
          <table:table-cell table:style-name="Tabela7.A2" office:value-type="string">
            <text:p text:style-name="P31">Diâmetro máximo da rede</text:p>
          </table:table-cell>
          <table:table-cell table:style-name="Tabela7.A2" office:value-type="string">
            <text:p text:style-name="P31">200m</text:p>
          </table:table-cell>
          <table:table-cell table:style-name="Tabela7.A2" office:value-type="string">
            <text:p text:style-name="P31">400m</text:p>
          </table:table-cell>
          <table:table-cell table:style-name="Tabela7.D2" office:value-type="string">
            <text:p text:style-name="P31">200m</text:p>
          </table:table-cell>
        </table:table-row>
      </table:table>
      <text:p text:style-name="P33"/>
      <text:p text:style-name="P33"/>
      <table:table table:name="Tabela8" table:style-name="Tabela8">
        <table:table-column table:style-name="Tabela8.A"/>
        <table:table-column table:style-name="Tabela8.B" table:number-columns-repeated="2"/>
        <table:table-column table:style-name="Tabela8.A"/>
        <table:table-column table:style-name="Tabela8.B" table:number-columns-repeated="2"/>
        <table:table-column table:style-name="Tabela8.G"/>
        <table:table-column table:style-name="Tabela8.H"/>
        <table:table-row>
          <table:table-cell table:style-name="Tabela8.A1" office:value-type="string">
            <text:p text:style-name="P31"/>
          </table:table-cell>
          <table:table-cell table:style-name="Tabela8.A1" table:number-columns-spanned="3" office:value-type="string">
            <text:p text:style-name="P31">1000-Base LX</text:p>
          </table:table-cell>
          <table:covered-table-cell/>
          <table:covered-table-cell/>
          <table:table-cell table:style-name="Tabela8.A1" table:number-columns-spanned="2" office:value-type="string">
            <text:p text:style-name="P31">1000-Base SX</text:p>
          </table:table-cell>
          <table:covered-table-cell/>
          <table:table-cell table:style-name="Tabela8.A1" office:value-type="string">
            <text:p text:style-name="P31">1000 Base T</text:p>
          </table:table-cell>
          <table:table-cell table:style-name="Tabela8.H1" office:value-type="string">
            <text:p text:style-name="P31">1000-Base CX</text:p>
          </table:table-cell>
        </table:table-row>
        <table:table-row>
          <table:table-cell table:style-name="Tabela8.A2" office:value-type="string">
            <text:p text:style-name="P31">Cabo</text:p>
          </table:table-cell>
          <table:table-cell table:style-name="Tabela8.A2" office:value-type="string">
            <text:p text:style-name="P31">Fibra mono 10um </text:p>
          </table:table-cell>
          <table:table-cell table:style-name="Tabela8.A2" office:value-type="string">
            <text:p text:style-name="P31">Fibra multi 50um</text:p>
          </table:table-cell>
          <table:table-cell table:style-name="Tabela8.A2" office:value-type="string">
            <text:p text:style-name="P31">Fibra multi 62um</text:p>
          </table:table-cell>
          <table:table-cell table:style-name="Tabela8.A2" office:value-type="string">
            <text:p text:style-name="P31">Fibra multi 50um</text:p>
          </table:table-cell>
          <table:table-cell table:style-name="Tabela8.A2" office:value-type="string">
            <text:p text:style-name="P31">Fibra multi 62um</text:p>
          </table:table-cell>
          <table:table-cell table:style-name="Tabela8.A2" office:value-type="string">
            <text:p text:style-name="P31">Par trançado cat 5 e 6</text:p>
          </table:table-cell>
          <table:table-cell table:style-name="Tabela8.H2" office:value-type="string">
            <text:p text:style-name="P31">Cabo coaxila blindado</text:p>
          </table:table-cell>
        </table:table-row>
        <table:table-row>
          <table:table-cell table:style-name="Tabela8.A2" office:value-type="string">
            <text:p text:style-name="P31">Tamano segmento</text:p>
          </table:table-cell>
          <table:table-cell table:style-name="Tabela8.A2" office:value-type="string">
            <text:p text:style-name="P31">5Km</text:p>
          </table:table-cell>
          <table:table-cell table:style-name="Tabela8.A2" office:value-type="string">
            <text:p text:style-name="P31">500m</text:p>
          </table:table-cell>
          <table:table-cell table:style-name="Tabela8.A2" office:value-type="string">
            <text:p text:style-name="P31">500m</text:p>
          </table:table-cell>
          <table:table-cell table:style-name="Tabela8.A2" office:value-type="string">
            <text:p text:style-name="P31">500m</text:p>
          </table:table-cell>
          <table:table-cell table:style-name="Tabela8.A2" office:value-type="string">
            <text:p text:style-name="P31">300m</text:p>
          </table:table-cell>
          <table:table-cell table:style-name="Tabela8.A2" office:value-type="string">
            <text:p text:style-name="P31">100m</text:p>
          </table:table-cell>
          <table:table-cell table:style-name="Tabela8.H2" office:value-type="string">
            <text:p text:style-name="P31">25m</text:p>
          </table:table-cell>
        </table:table-row>
      </table:table>
      <text:p text:style-name="P33"/>
      <text:p text:style-name="P33"/>
      <text:p text:style-name="P33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row>
          <table:table-cell table:style-name="Tabela9.A1" office:value-type="string">
            <text:p text:style-name="P31"/>
          </table:table-cell>
          <table:table-cell table:style-name="Tabela9.A1" table:number-columns-spanned="3" office:value-type="string">
            <text:p text:style-name="P31">10G-base LX4</text:p>
          </table:table-cell>
          <table:covered-table-cell/>
          <table:covered-table-cell/>
          <table:table-cell table:style-name="Tabela9.A1" office:value-type="string">
            <text:p text:style-name="P31">10G-base E</text:p>
          </table:table-cell>
          <table:table-cell table:style-name="Tabela9.A1" office:value-type="string">
            <text:p text:style-name="P31">10G-base L</text:p>
          </table:table-cell>
          <table:table-cell table:style-name="Tabela9.G1" table:number-columns-spanned="2" office:value-type="string">
            <text:p text:style-name="P31">10G-base S</text:p>
          </table:table-cell>
          <table:covered-table-cell/>
        </table:table-row>
        <table:table-row>
          <table:table-cell table:style-name="Tabela9.A2" office:value-type="string">
            <text:p text:style-name="P31">Cabo</text:p>
          </table:table-cell>
          <table:table-cell table:style-name="Tabela9.A2" office:value-type="string">
            <text:p text:style-name="P31">Fibra mono 10um</text:p>
          </table:table-cell>
          <table:table-cell table:style-name="Tabela9.A2" office:value-type="string">
            <text:p text:style-name="P31">Fibra multi 50um</text:p>
          </table:table-cell>
          <table:table-cell table:style-name="Tabela9.A2" office:value-type="string">
            <text:p text:style-name="P31">Fibra multi 62um</text:p>
          </table:table-cell>
          <table:table-cell table:style-name="Tabela9.A2" office:value-type="string">
            <text:p text:style-name="P31">Fibra mono 10um</text:p>
          </table:table-cell>
          <table:table-cell table:style-name="Tabela9.A2" office:value-type="string">
            <text:p text:style-name="P31">Fibra mono 10um</text:p>
          </table:table-cell>
          <table:table-cell table:style-name="Tabela9.A2" office:value-type="string">
            <text:p text:style-name="P31">Fibra multi 50um</text:p>
          </table:table-cell>
          <table:table-cell table:style-name="Tabela9.H2" office:value-type="string">
            <text:p text:style-name="P31">Fibra multi62um</text:p>
          </table:table-cell>
        </table:table-row>
        <table:table-row>
          <table:table-cell table:style-name="Tabela9.A2" office:value-type="string">
            <text:p text:style-name="P31">Tamanho segmento</text:p>
          </table:table-cell>
          <table:table-cell table:style-name="Tabela9.A2" office:value-type="string">
            <text:p text:style-name="P31">10km</text:p>
          </table:table-cell>
          <table:table-cell table:style-name="Tabela9.A2" office:value-type="string">
            <text:p text:style-name="P31">300m</text:p>
          </table:table-cell>
          <table:table-cell table:style-name="Tabela9.A2" office:value-type="string">
            <text:p text:style-name="P31">300m</text:p>
          </table:table-cell>
          <table:table-cell table:style-name="Tabela9.A2" office:value-type="string">
            <text:p text:style-name="P31">40Km</text:p>
          </table:table-cell>
          <table:table-cell table:style-name="Tabela9.A2" office:value-type="string">
            <text:p text:style-name="P31">10Km</text:p>
          </table:table-cell>
          <table:table-cell table:style-name="Tabela9.A2" office:value-type="string">
            <text:p text:style-name="P31">300m</text:p>
          </table:table-cell>
          <table:table-cell table:style-name="Tabela9.H2" office:value-type="string">
            <text:p text:style-name="P31">50m</text:p>
          </table:table-cell>
        </table:table-row>
      </table:table>
      <text:p text:style-name="Standard"/>
      <text:p text:style-name="Standard"/>
      <text:p text:style-name="P29"/>
      <text:p text:style-name="P29"/>
      <text:p text:style-name="P29">LAN – rede local</text:p>
      <text:p text:style-name="P29">MAN – rede metropolitana</text:p>
      <text:p text:style-name="P29">WAN – rede mundial</text:p>
      <text:p text:style-name="P29">PAN – rede pessoal</text:p>
      <text:p text:style-name="P29">WLAN - <text:s/>rede locar sem fio</text:p>
      <text:p text:style-name="P29">WMAN – rede metropolitana sem fio</text:p>
      <text:p text:style-name="P29">WPAN – rede pessoal sem fio</text:p>
      <text:p text:style-name="P29"/>
      <text:p text:style-name="P29">VLAN – virtual LAN</text:p>
      <text:p text:style-name="P29">switch </text:p>
      <table:table table:name="Tabela10" table:style-name="Tabela10">
        <table:table-column table:style-name="Tabela10.A" table:number-columns-repeated="12"/>
        <table:table-column table:style-name="Tabela10.M"/>
        <table:table-row>
          <table:table-cell table:style-name="Tabela10.A1" office:value-type="string">
            <text:p text:style-name="P37"/>
          </table:table-cell>
          <table:table-cell table:style-name="Tabela10.A1" office:value-type="string">
            <text:p text:style-name="P37"/>
          </table:table-cell>
          <table:table-cell table:style-name="Tabela10.A1" office:value-type="string">
            <text:p text:style-name="P37"/>
          </table:table-cell>
          <table:table-cell table:style-name="Tabela10.A1" office:value-type="string">
            <text:p text:style-name="P37"/>
          </table:table-cell>
          <table:table-cell table:style-name="Tabela10.A1" office:value-type="string">
            <text:p text:style-name="P37"/>
          </table:table-cell>
          <table:table-cell table:style-name="Tabela10.F1" office:value-type="string">
            <text:p text:style-name="P36"/>
          </table:table-cell>
          <table:table-cell table:style-name="Tabela10.G1" office:value-type="string">
            <text:p text:style-name="P36"/>
          </table:table-cell>
          <table:table-cell table:style-name="Tabela10.G1" office:value-type="string">
            <text:p text:style-name="P36"/>
          </table:table-cell>
          <table:table-cell table:style-name="Tabela10.G1" office:value-type="string">
            <text:p text:style-name="P36"/>
          </table:table-cell>
          <table:table-cell table:style-name="Tabela10.G1" office:value-type="string">
            <text:p text:style-name="P36"/>
          </table:table-cell>
          <table:table-cell table:style-name="Tabela10.G1" office:value-type="string">
            <text:p text:style-name="P36"/>
          </table:table-cell>
          <table:table-cell table:style-name="Tabela10.G1" office:value-type="string">
            <text:p text:style-name="P36"/>
          </table:table-cell>
          <table:table-cell table:style-name="Tabela10.M1" office:value-type="string">
            <text:p text:style-name="P36"/>
          </table:table-cell>
        </table:table-row>
        <table:table-row>
          <table:table-cell table:style-name="Tabela10.A2" office:value-type="string">
            <text:p text:style-name="P37"/>
          </table:table-cell>
          <table:table-cell table:style-name="Tabela10.A2" office:value-type="string">
            <text:p text:style-name="P37"/>
          </table:table-cell>
          <table:table-cell table:style-name="Tabela10.A2" office:value-type="string">
            <text:p text:style-name="P37"/>
          </table:table-cell>
          <table:table-cell table:style-name="Tabela10.A2" office:value-type="string">
            <text:p text:style-name="P37"/>
          </table:table-cell>
          <table:table-cell table:style-name="Tabela10.A2" office:value-type="string">
            <text:p text:style-name="P37"/>
          </table:table-cell>
          <table:table-cell table:style-name="Tabela10.F2" office:value-type="string">
            <text:p text:style-name="P36"/>
          </table:table-cell>
          <table:table-cell table:style-name="Tabela10.G2" office:value-type="string">
            <text:p text:style-name="P36"/>
          </table:table-cell>
          <table:table-cell table:style-name="Tabela10.G2" office:value-type="string">
            <text:p text:style-name="P36"/>
          </table:table-cell>
          <table:table-cell table:style-name="Tabela10.G2" office:value-type="string">
            <text:p text:style-name="P36"/>
          </table:table-cell>
          <table:table-cell table:style-name="Tabela10.G2" office:value-type="string">
            <text:p text:style-name="P36"/>
          </table:table-cell>
          <table:table-cell table:style-name="Tabela10.G2" office:value-type="string">
            <text:p text:style-name="P36"/>
          </table:table-cell>
          <table:table-cell table:style-name="Tabela10.G2" office:value-type="string">
            <text:p text:style-name="P36"/>
          </table:table-cell>
          <table:table-cell table:style-name="Tabela10.M2" office:value-type="string">
            <text:p text:style-name="P36"/>
          </table:table-cell>
        </table:table-row>
        <table:table-row>
          <table:table-cell table:style-name="Tabela10.A2" office:value-type="string">
            <text:p text:style-name="P37"/>
          </table:table-cell>
          <table:table-cell table:style-name="Tabela10.A2" office:value-type="string">
            <text:p text:style-name="P37"/>
          </table:table-cell>
          <table:table-cell table:style-name="Tabela10.A2" office:value-type="string">
            <text:p text:style-name="P37"/>
          </table:table-cell>
          <table:table-cell table:style-name="Tabela10.A2" office:value-type="string">
            <text:p text:style-name="P37"/>
          </table:table-cell>
          <table:table-cell table:style-name="Tabela10.A2" office:value-type="string">
            <text:p text:style-name="P37"/>
          </table:table-cell>
          <table:table-cell table:style-name="Tabela10.F2" office:value-type="string">
            <text:p text:style-name="P36"/>
          </table:table-cell>
          <table:table-cell table:style-name="Tabela10.G2" office:value-type="string">
            <text:p text:style-name="P36"/>
          </table:table-cell>
          <table:table-cell table:style-name="Tabela10.G2" office:value-type="string">
            <text:p text:style-name="P36"/>
          </table:table-cell>
          <table:table-cell table:style-name="Tabela10.G2" office:value-type="string">
            <text:p text:style-name="P36"/>
          </table:table-cell>
          <table:table-cell table:style-name="Tabela10.G2" office:value-type="string">
            <text:p text:style-name="P36"/>
          </table:table-cell>
          <table:table-cell table:style-name="Tabela10.G2" office:value-type="string">
            <text:p text:style-name="P36"/>
          </table:table-cell>
          <table:table-cell table:style-name="Tabela10.G2" office:value-type="string">
            <text:p text:style-name="P36"/>
          </table:table-cell>
          <table:table-cell table:style-name="Tabela10.M2" office:value-type="string">
            <text:p text:style-name="P36"/>
          </table:table-cell>
        </table:table-row>
        <table:table-row>
          <table:table-cell table:style-name="Tabela10.A2" office:value-type="string">
            <text:p text:style-name="P37"/>
          </table:table-cell>
          <table:table-cell table:style-name="Tabela10.A2" office:value-type="string">
            <text:p text:style-name="P37"/>
          </table:table-cell>
          <table:table-cell table:style-name="Tabela10.A2" office:value-type="string">
            <text:p text:style-name="P37"/>
          </table:table-cell>
          <table:table-cell table:style-name="Tabela10.A2" office:value-type="string">
            <text:p text:style-name="P37"/>
          </table:table-cell>
          <table:table-cell table:style-name="Tabela10.A2" office:value-type="string">
            <text:p text:style-name="P37"/>
          </table:table-cell>
          <table:table-cell table:style-name="Tabela10.F2" office:value-type="string">
            <text:p text:style-name="P36"/>
          </table:table-cell>
          <table:table-cell table:style-name="Tabela10.F2" office:value-type="string">
            <text:p text:style-name="P36"/>
          </table:table-cell>
          <table:table-cell table:style-name="Tabela10.F2" office:value-type="string">
            <text:p text:style-name="P36"/>
          </table:table-cell>
          <table:table-cell table:style-name="Tabela10.F2" office:value-type="string">
            <text:p text:style-name="P36"/>
          </table:table-cell>
          <table:table-cell table:style-name="Tabela10.F2" office:value-type="string">
            <text:p text:style-name="P36"/>
          </table:table-cell>
          <table:table-cell table:style-name="Tabela10.F2" office:value-type="string">
            <text:p text:style-name="P36"/>
          </table:table-cell>
          <table:table-cell table:style-name="Tabela10.F2" office:value-type="string">
            <text:p text:style-name="P36"/>
          </table:table-cell>
          <table:table-cell table:style-name="Tabela10.M2" office:value-type="string">
            <text:p text:style-name="P36"/>
          </table:table-cell>
        </table:table-row>
        <table:table-row>
          <table:table-cell table:style-name="Tabela10.A2" office:value-type="string">
            <text:p text:style-name="P37"/>
          </table:table-cell>
          <table:table-cell table:style-name="Tabela10.A2" office:value-type="string">
            <text:p text:style-name="P37"/>
          </table:table-cell>
          <table:table-cell table:style-name="Tabela10.A2" office:value-type="string">
            <text:p text:style-name="P37"/>
          </table:table-cell>
          <table:table-cell table:style-name="Tabela10.A2" office:value-type="string">
            <text:p text:style-name="P37"/>
          </table:table-cell>
          <table:table-cell table:style-name="Tabela10.A2" office:value-type="string">
            <text:p text:style-name="P37"/>
          </table:table-cell>
          <table:table-cell table:style-name="Tabela10.F5" office:value-type="string">
            <text:p text:style-name="P36"/>
          </table:table-cell>
          <table:table-cell table:style-name="Tabela10.F5" office:value-type="string">
            <text:p text:style-name="P36"/>
          </table:table-cell>
          <table:table-cell table:style-name="Tabela10.F5" office:value-type="string">
            <text:p text:style-name="P36"/>
          </table:table-cell>
          <table:table-cell table:style-name="Tabela10.F5" office:value-type="string">
            <text:p text:style-name="P36"/>
          </table:table-cell>
          <table:table-cell table:style-name="Tabela10.F5" office:value-type="string">
            <text:p text:style-name="P36"/>
          </table:table-cell>
          <table:table-cell table:style-name="Tabela10.F5" office:value-type="string">
            <text:p text:style-name="P36"/>
          </table:table-cell>
          <table:table-cell table:style-name="Tabela10.F5" office:value-type="string">
            <text:p text:style-name="P36"/>
          </table:table-cell>
          <table:table-cell table:style-name="Tabela10.M5" office:value-type="string">
            <text:p text:style-name="P36"/>
          </table:table-cell>
        </table:table-row>
        <table:table-row>
          <table:table-cell table:style-name="Tabela10.F2" office:value-type="string">
            <text:p text:style-name="P36"/>
          </table:table-cell>
          <table:table-cell table:style-name="Tabela10.F2" office:value-type="string">
            <text:p text:style-name="P36"/>
          </table:table-cell>
          <table:table-cell table:style-name="Tabela10.F2" office:value-type="string">
            <text:p text:style-name="P36"/>
          </table:table-cell>
          <table:table-cell table:style-name="Tabela10.F2" office:value-type="string">
            <text:p text:style-name="P36"/>
          </table:table-cell>
          <table:table-cell table:style-name="Tabela10.F2" office:value-type="string">
            <text:p text:style-name="P36"/>
          </table:table-cell>
          <table:table-cell table:style-name="Tabela10.F5" office:value-type="string">
            <text:p text:style-name="P36"/>
          </table:table-cell>
          <table:table-cell table:style-name="Tabela10.F5" office:value-type="string">
            <text:p text:style-name="P36"/>
          </table:table-cell>
          <table:table-cell table:style-name="Tabela10.F5" office:value-type="string">
            <text:p text:style-name="P36"/>
          </table:table-cell>
          <table:table-cell table:style-name="Tabela10.F5" office:value-type="string">
            <text:p text:style-name="P36"/>
          </table:table-cell>
          <table:table-cell table:style-name="Tabela10.F5" office:value-type="string">
            <text:p text:style-name="P36"/>
          </table:table-cell>
          <table:table-cell table:style-name="Tabela10.F5" office:value-type="string">
            <text:p text:style-name="P36"/>
          </table:table-cell>
          <table:table-cell table:style-name="Tabela10.F5" office:value-type="string">
            <text:p text:style-name="P36"/>
          </table:table-cell>
          <table:table-cell table:style-name="Tabela10.M5" office:value-type="string">
            <text:p text:style-name="P36"/>
          </table:table-cell>
        </table:table-row>
        <table:table-row>
          <table:table-cell table:style-name="Tabela10.F2" office:value-type="string">
            <text:p text:style-name="P36"/>
          </table:table-cell>
          <table:table-cell table:style-name="Tabela10.F2" office:value-type="string">
            <text:p text:style-name="P36"/>
          </table:table-cell>
          <table:table-cell table:style-name="Tabela10.F2" office:value-type="string">
            <text:p text:style-name="P36"/>
          </table:table-cell>
          <table:table-cell table:style-name="Tabela10.F2" office:value-type="string">
            <text:p text:style-name="P36"/>
          </table:table-cell>
          <table:table-cell table:style-name="Tabela10.F2" office:value-type="string">
            <text:p text:style-name="P36"/>
          </table:table-cell>
          <table:table-cell table:style-name="Tabela10.F7" office:value-type="string">
            <text:p text:style-name="P36"/>
          </table:table-cell>
          <table:table-cell table:style-name="Tabela10.F7" office:value-type="string">
            <text:p text:style-name="P36"/>
          </table:table-cell>
          <table:table-cell table:style-name="Tabela10.F7" office:value-type="string">
            <text:p text:style-name="P36"/>
          </table:table-cell>
          <table:table-cell table:style-name="Tabela10.F7" office:value-type="string">
            <text:p text:style-name="P36"/>
          </table:table-cell>
          <table:table-cell table:style-name="Tabela10.F7" office:value-type="string">
            <text:p text:style-name="P36"/>
          </table:table-cell>
          <table:table-cell table:style-name="Tabela10.F7" office:value-type="string">
            <text:p text:style-name="P36"/>
          </table:table-cell>
          <table:table-cell table:style-name="Tabela10.F7" office:value-type="string">
            <text:p text:style-name="P36"/>
          </table:table-cell>
          <table:table-cell table:style-name="Tabela10.M7" office:value-type="string">
            <text:p text:style-name="P36"/>
          </table:table-cell>
        </table:table-row>
      </table:table>
      <text:p text:style-name="P29"/>
      <text:p text:style-name="P29"><text:span text:style-name="T13">Rh</text:span> <text:span text:style-name="T14">financeiro</text:span> <text:span text:style-name="T15">TI</text:span></text:p>
      <text:p text:style-name="P22"><text:soft-page-break/></text:p>
      <text:p text:style-name="P23">Isso ajuda a reduzir o trafego da rede. Mas se houver muito trafego entre VLANs esse trafego fica mais lento.</text:p>
      <text:p text:style-name="P23">A comunicação entre VLANs é pelo protocolo IP, por isso o swicht tem de ser nivel 3 ou maior.</text:p>
      <text:p text:style-name="P23"/>
      <text:p text:style-name="P23"/>
      <text:p text:style-name="P23"/>
      <text:p text:style-name="P23"/>
      <text:p text:style-name="P16">Trabalho 2 entrega na penúltima semana de aula</text:p>
      <text:p text:style-name="P30"><text:s/>-&gt;Silular uma rede ethernet no NS-2 com os parametros passados em sala.</text:p>
      <text:p text:style-name="P30"/>
      <text:p text:style-name="P30">→ Resultados:</text:p>
      <text:p text:style-name="P30"><text:tab/>→ grafico com a taxa de entrega média <text:s text:c="2"/>(impresso) fazer script</text:p>
      <text:p text:style-name="P30"><text:tab/>→ grafico com o traso médio de cada pacote de dados (impresso) fazer script</text:p>
      <text:p text:style-name="P30">-&gt;grafico no gnuplot e script(e-mail) que gera o grafico</text:p>
      <text:p text:style-name="P30"><text:tab/></text:p>
      <text:p text:style-name="P30">NS</text:p>
      <text:p text:style-name="P30">/public/soft/linux/ns/ns-allinone2.30</text:p>
      <text:p text:style-name="P30"/>
      <text:p text:style-name="P30">vale 1,0</text:p>
      <text:p text:style-name="P30"/>
      <text:p text:style-name="P30"><draw:line text:anchor-type="paragraph" draw:z-index="118" draw:style-name="gr1" draw:text-style-name="P52" svg:x1="2.039cm" svg:y1="0.026cm" svg:x2="2.039cm" svg:y2="4.134cm"><text:p/></draw:line> t <text:s/>e</text:p>
      <text:p text:style-name="P30"><draw:path text:anchor-type="paragraph" draw:z-index="120" draw:style-name="gr1" draw:text-style-name="P52" svg:width="4.363cm" svg:height="2.182cm" draw:transform="rotate (0.21537362969606) translate (2.21093025278261cm 0.302161243344121cm)" svg:viewBox="0 0 4364 2183" svg:d="m0 1614c361 59 823-237 1081 45 311 341 583 719 705 1181 104 389 405 800 809 851 387 48 836 67 1148-264l361-177 260-167"><text:p/></draw:path> a <text:s/>n</text:p>
      <text:p text:style-name="P30"><text:s/>x <text:s/>t</text:p>
      <text:p text:style-name="P30"><text:s/>a <text:s/>r</text:p>
      <text:p text:style-name="P30"><text:s text:c="4"/>e</text:p>
      <text:p text:style-name="P30"><text:s/>d <text:s/>g</text:p>
      <text:p text:style-name="P30"><draw:line text:anchor-type="paragraph" draw:z-index="119" draw:style-name="gr1" draw:text-style-name="P52" svg:x1="8.751cm" svg:y1="1.33cm" svg:x2="2.039cm" svg:y2="1.33cm"><text:p/></draw:line> e <text:s/>a</text:p>
      <text:p text:style-name="P30"><text:s text:c="3"/>%</text:p>
      <text:p text:style-name="P30"><draw:line text:anchor-type="paragraph" draw:z-index="121" draw:style-name="gr1" draw:text-style-name="P52" svg:x1="2.792cm" svg:y1="0.405cm" svg:x2="2.792cm" svg:y2="0.236cm"><text:p/></draw:line><draw:line text:anchor-type="paragraph" draw:z-index="122" draw:style-name="gr1" draw:text-style-name="P52" svg:x1="4.108cm" svg:y1="0.406cm" svg:x2="4.108cm" svg:y2="0.268cm"><text:p/></draw:line><draw:line text:anchor-type="paragraph" draw:z-index="123" draw:style-name="gr1" draw:text-style-name="P52" svg:x1="5.394cm" svg:y1="0.406cm" svg:x2="5.332cm" svg:y2="0.268cm"><text:p/></draw:line><draw:line text:anchor-type="paragraph" draw:z-index="124" draw:style-name="gr1" draw:text-style-name="P52" svg:x1="6.68cm" svg:y1="0.406cm" svg:x2="6.648cm" svg:y2="0.268cm"><text:p/></draw:line></text:p>
      <text:p text:style-name="P30"><text:s text:c="11"/>10 <text:s text:c="2"/>100 <text:s/>1000 1000</text:p>
      <text:p text:style-name="P30"/>
      <text:p text:style-name="P30"/>
      <text:p text:style-name="P30"/>
      <text:p text:style-name="P30"/>
      <text:p text:style-name="P25">Redes em anel</text:p>
      <text:p text:style-name="P24"/>
      <text:p text:style-name="P26"><text:tab/>¬-&gt;token ring</text:p>
      <text:p text:style-name="P26"><text:tab/>¬-&gt;FDDI</text:p>
      <text:p text:style-name="P26">=&gt; tokem ring</text:p>
      <text:p text:style-name="P26"><text:tab/>→ rede em anel de fibra</text:p>
      <text:p text:style-name="P26"><text:tab/>→ MAC → passagem de bastão temporizado</text:p>
      <text:p text:style-name="P26"><text:tab/>→ Prioridade para reserva do bastão</text:p>
      <text:p text:style-name="P26"><text:tab/>→ Máximos e minimos de mensagens não especificado pelo protocolo.</text:p>
      <text:p text:style-name="P26"/>
      <text:p text:style-name="P26"/>
      <text:p text:style-name="P26"/>
      <text:p text:style-name="P26"/>
      <text:p text:style-name="P26"/>
      <text:p text:style-name="P26"/>
      <text:p text:style-name="P26"><draw:frame text:anchor-type="paragraph" draw:z-index="134" draw:style-name="gr7" svg:width="0.629cm" svg:height="0.532cm" svg:x="7.024cm" svg:y="0.303cm"><draw:text-box><text:p>A</text:p></draw:text-box></draw:frame><text:soft-page-break/></text:p>
      <text:p text:style-name="P26"><draw:ellipse text:anchor-type="paragraph" draw:z-index="125" draw:style-name="gr6" draw:text-style-name="P52" svg:width="5.331cm" svg:height="4.737cm" svg:x="4.486cm" svg:y="0.31cm"><text:p/></draw:ellipse><draw:line text:anchor-type="paragraph" draw:z-index="128" draw:style-name="gr1" draw:text-style-name="P52" svg:x1="6.835cm" svg:y1="0.499cm" svg:x2="7.024cm" svg:y2="0.31cm"><text:p/></draw:line><draw:line text:anchor-type="paragraph" draw:z-index="129" draw:style-name="gr1" draw:text-style-name="P52" svg:x1="6.837cm" svg:y1="0.092cm" svg:x2="6.962cm" svg:y2="0.311cm"><text:p/></draw:line> <text:s text:c="27"/></text:p>
      <text:p text:style-name="P26"/>
      <text:p text:style-name="P26"/>
      <text:p text:style-name="P26"><draw:line text:anchor-type="paragraph" draw:z-index="126" draw:style-name="gr1" draw:text-style-name="P52" svg:x1="4.486cm" svg:y1="0.303cm" svg:x2="4.798cm" svg:y2="0.148cm"><text:p/></draw:line><draw:line text:anchor-type="paragraph" draw:z-index="127" draw:style-name="gr1" draw:text-style-name="P52" svg:x1="4.83cm" svg:y1="0.524cm" svg:x2="4.798cm" svg:y2="0.148cm"><text:p/></draw:line> <text:s text:c="15"/>D <text:s text:c="3"/></text:p>
      <text:p text:style-name="P26"/>
      <text:p text:style-name="P26"><draw:line text:anchor-type="paragraph" draw:z-index="130" draw:style-name="gr1" draw:text-style-name="P52" svg:x1="9.816cm" svg:y1="0.164cm" svg:x2="9.566cm" svg:y2="0.039cm"><text:p/></draw:line><draw:line text:anchor-type="paragraph" draw:z-index="131" draw:style-name="gr1" draw:text-style-name="P52" svg:x1="10.192cm" svg:y1="0.164cm" svg:x2="9.816cm" svg:y2="0.164cm"><text:p/></draw:line> <text:s text:c="40"/>B</text:p>
      <text:p text:style-name="P26"><text:s text:c="41"/></text:p>
      <text:p text:style-name="P26"/>
      <text:p text:style-name="P26"/>
      <text:p text:style-name="P26"/>
      <text:p text:style-name="P26"><draw:line text:anchor-type="paragraph" draw:z-index="132" draw:style-name="gr1" draw:text-style-name="P52" svg:x1="7.526cm" svg:y1="0.079cm" svg:x2="7.119cm" svg:y2="0.425cm"><text:p/></draw:line><draw:line text:anchor-type="paragraph" draw:z-index="133" draw:style-name="gr1" draw:text-style-name="P52" svg:x1="7.526cm" svg:y1="0.769cm" svg:x2="7.119cm" svg:y2="0.425cm"><text:p/></draw:line></text:p>
      <text:p text:style-name="P26"><text:s text:c="28"/>C</text:p>
      <text:p text:style-name="P26">Quem coloca a mensagem no anel é quem tira. </text:p>
      <text:p text:style-name="P26">Quem está com o bastão pode colocar mensagem, quantas mensagem puder no tempo de posse do bastão.</text:p>
      <text:p text:style-name="P26">Se o bastão se perder é criado um novo no timeout, e esse bastão da uma volta na rede sem ninguem mandar mensagem para não gerar outro bastão na rede.</text:p>
      <text:p text:style-name="P26"/>
      <text:p text:style-name="P26">A prioridade varia de 0 a 7, 0 menor prioridade. Na hora de enviar a maquina olha no buffer a mensagem de maior prioridade para enviar.</text:p>
      <text:p text:style-name="P26"/>
      <text:p text:style-name="P26">Ex. A envia um mensagem para C com prioridade 6. No pacote tem um campo que indica a mensagem de maior prioridade que os outros tem para enviar. Quando a mensagem volta para A, se A não tiver uma mensagem de prioridade maior ou igual que a dos outro ele passa o bastão para frente mesmo que o tempo dele não tenha acabado.</text:p>
      <text:p text:style-name="P26"/>
      <text:p text:style-name="P26"/>
      <table:table table:name="Tabela11" table:style-name="Tabela11">
        <table:table-column table:style-name="Tabela11.A" table:number-columns-repeated="5"/>
        <table:table-row>
          <table:table-cell table:style-name="Tabela11.A1" office:value-type="string">
            <text:p text:style-name="P36">Destino</text:p>
          </table:table-cell>
          <table:table-cell table:style-name="Tabela11.A1" office:value-type="string">
            <text:p text:style-name="P36">Origem</text:p>
          </table:table-cell>
          <table:table-cell table:style-name="Tabela11.A1" office:value-type="string">
            <text:p text:style-name="P36">Pri</text:p>
          </table:table-cell>
          <table:table-cell table:style-name="Tabela11.A1" office:value-type="string">
            <text:p text:style-name="P36">Prior. Da prox</text:p>
          </table:table-cell>
          <table:table-cell table:style-name="Tabela11.E1" office:value-type="string">
            <text:p text:style-name="P36">Confirmação de recep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=&gt;FDDI</text:p>
      <text:p text:style-name="P26"><text:tab/>→ Fiber Disributed Data Interface</text:p>
      <text:p text:style-name="P26"><text:tab/>→ MAC → passagem de bastão temporizado</text:p>
      <text:p text:style-name="P26"><text:tab/>→ Dois anéis de fibra em sentido contrário</text:p>
      <text:p text:style-name="P26"><text:tab/>→ 100 Mbps</text:p>
      <text:p text:style-name="P26"><text:tab/>→ Messagem máxima=4500bytes</text:p>
      <text:p text:style-name="P26"><text:tab/>→ Primeira rede com recuperação de falhas automática.</text:p>
      <text:p text:style-name="P26"><text:tab/>=&gt;FDDI II</text:p>
      <text:p text:style-name="P26"><text:tab/><text:tab/>→ Deve chegar a 10Gbps</text:p>
      <text:p text:style-name="P26"/>
      <text:p text:style-name="P26"/>
      <text:p text:style-name="P26"/>
      <text:p text:style-name="P26"/>
      <text:p text:style-name="P26"/>
      <text:p text:style-name="P26"/>
      <text:p text:style-name="P26"><draw:frame text:anchor-type="paragraph" draw:z-index="144" draw:style-name="gr7" svg:width="0.629cm" svg:height="0.532cm" svg:x="7.024cm" svg:y="0.303cm"><draw:text-box><text:p>A</text:p></draw:text-box></draw:frame><text:soft-page-break/></text:p>
      <text:p text:style-name="P26"><draw:ellipse text:anchor-type="paragraph" draw:z-index="135" draw:style-name="gr6" draw:text-style-name="P52" svg:width="5.331cm" svg:height="4.737cm" svg:x="4.486cm" svg:y="0.31cm"><text:p/></draw:ellipse><draw:line text:anchor-type="paragraph" draw:z-index="138" draw:style-name="gr1" draw:text-style-name="P52" svg:x1="6.835cm" svg:y1="0.499cm" svg:x2="7.024cm" svg:y2="0.31cm"><text:p/></draw:line><draw:line text:anchor-type="paragraph" draw:z-index="139" draw:style-name="gr1" draw:text-style-name="P52" svg:x1="6.837cm" svg:y1="0.092cm" svg:x2="6.962cm" svg:y2="0.311cm"><text:p/></draw:line><draw:line text:anchor-type="paragraph" draw:z-index="146" draw:style-name="gr1" draw:text-style-name="P52" svg:x1="6.586cm" svg:y1="0.527cm" svg:x2="6.835cm" svg:y2="0.31cm"><text:p/></draw:line> <text:s text:c="27"/></text:p>
      <text:p text:style-name="P26"><draw:ellipse text:anchor-type="paragraph" draw:z-index="145" draw:style-name="gr6" draw:text-style-name="P52" svg:width="4.548cm" svg:height="4.296cm" svg:x="4.861cm" svg:y="0.065cm"><text:p/></draw:ellipse><draw:line text:anchor-type="paragraph" draw:z-index="147" draw:style-name="gr1" draw:text-style-name="P52" svg:x1="6.868cm" svg:y1="0.347cm" svg:x2="6.586cm" svg:y2="0.065cm"><text:p/></draw:line></text:p>
      <text:p text:style-name="P26"/>
      <text:p text:style-name="P26"><draw:line text:anchor-type="paragraph" draw:z-index="136" draw:style-name="gr1" draw:text-style-name="P52" svg:x1="4.486cm" svg:y1="0.303cm" svg:x2="4.798cm" svg:y2="0.148cm"><text:p/></draw:line><draw:line text:anchor-type="paragraph" draw:z-index="137" draw:style-name="gr1" draw:text-style-name="P52" svg:x1="4.83cm" svg:y1="0.524cm" svg:x2="4.798cm" svg:y2="0.148cm"><text:p/></draw:line> <text:s text:c="15"/>D <text:s text:c="3"/></text:p>
      <text:p text:style-name="P26"><draw:line text:anchor-type="paragraph" draw:z-index="148" draw:style-name="gr1" draw:text-style-name="P52" svg:x1="4.862cm" svg:y1="0.498cm" svg:x2="4.798cm" svg:y2="0.062cm"><text:p/></draw:line><draw:line text:anchor-type="paragraph" draw:z-index="149" draw:style-name="gr1" draw:text-style-name="P52" svg:x1="5.237cm" svg:y1="0.34cm" svg:x2="4.861cm" svg:y2="0.497cm"><text:p/></draw:line></text:p>
      <text:p text:style-name="P26"><draw:line text:anchor-type="paragraph" draw:z-index="140" draw:style-name="gr1" draw:text-style-name="P52" svg:x1="9.816cm" svg:y1="0.164cm" svg:x2="9.566cm" svg:y2="0.039cm"><text:p/></draw:line><draw:line text:anchor-type="paragraph" draw:z-index="141" draw:style-name="gr1" draw:text-style-name="P52" svg:x1="10.192cm" svg:y1="0.164cm" svg:x2="9.816cm" svg:y2="0.164cm"><text:p/></draw:line><draw:line text:anchor-type="paragraph" draw:z-index="152" draw:style-name="gr1" draw:text-style-name="P52" svg:x1="9.095cm" svg:y1="0.536cm" svg:x2="9.409cm" svg:y2="0.097cm"><text:p/></draw:line><draw:line text:anchor-type="paragraph" draw:z-index="153" draw:style-name="gr1" draw:text-style-name="P52" svg:x1="9.628cm" svg:y1="0.506cm" svg:x2="9.409cm" svg:y2="0.224cm"><text:p/></draw:line> <text:s text:c="40"/>B</text:p>
      <text:p text:style-name="P26"><text:s text:c="41"/></text:p>
      <text:p text:style-name="P26"/>
      <text:p text:style-name="P26"/>
      <text:p text:style-name="P26"><draw:line text:anchor-type="paragraph" draw:z-index="150" draw:style-name="gr1" draw:text-style-name="P52" svg:x1="7.683cm" svg:y1="0.663cm" svg:x2="7.276cm" svg:y2="0.381cm"><text:p/></draw:line></text:p>
      <text:p text:style-name="P26"><draw:line text:anchor-type="paragraph" draw:z-index="142" draw:style-name="gr1" draw:text-style-name="P52" svg:x1="7.526cm" svg:y1="0.079cm" svg:x2="7.119cm" svg:y2="0.425cm"><text:p/></draw:line><draw:line text:anchor-type="paragraph" draw:z-index="143" draw:style-name="gr1" draw:text-style-name="P52" svg:x1="7.526cm" svg:y1="0.769cm" svg:x2="7.119cm" svg:y2="0.425cm"><text:p/></draw:line><draw:line text:anchor-type="paragraph" draw:z-index="151" draw:style-name="gr1" draw:text-style-name="P52" svg:x1="7.527cm" svg:y1="0.425cm" svg:x2="7.684cm" svg:y2="0.201cm"><text:p/></draw:line></text:p>
      <text:p text:style-name="P26"><text:s text:c="28"/>C</text:p>
      <text:p text:style-name="P26"><draw:path text:anchor-type="paragraph" draw:z-index="154" draw:style-name="gr6" draw:text-style-name="P52" svg:width="5.803cm" svg:height="4.957cm" draw:transform="rotate (-1.45874618881777) translate (9.40703889114502cm 1.49020722235218cm)" svg:viewBox="0 0 5804 4958" svg:d="m1860-13471c291 269 939-364 202-389-345-11-667-64-897-447-220-365-456-704-635-1081-139-293-216-683-16-980 216-321 435-647 703-931 253-268 654-356 1024-389 324-29 654-24 980-18 356 8 722 46 1051 183 372 154 744 314 998 680 207 299 310 729 73 1018-264 323-607 551-915 843-564 535 273 303 444 272 381-68 722-334 834-696 100-324 185-746-73-1018-316-332-463-734-796-1068-348-348-710-570-1110-787-283-153-632-58-946-12-366 54-689 210-1043 293-359 84-826 65-1026 422-198 354-541 566-645 968-85 331-98 683 13 1011 121 360 198 748 483 1032s590 548 924 768l291 221 179 84z"><text:p/></draw:path>se quebrar o um anel usa o outro, se quebrar os dois, os computadores mais proximos da quebra fazem um “emenda” no anel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essas emendas podem até retirar computadores do anel para poder restaurar o anel. Pode até gerar 2 aneis.</text:p>
      <text:p text:style-name="P26"/>
      <text:p text:style-name="P26"><draw:ellipse text:anchor-type="paragraph" draw:z-index="155" draw:style-name="gr6" draw:text-style-name="P52" svg:width="5.331cm" svg:height="4.737cm" svg:x="4.486cm" svg:y="0.31cm"><text:p/></draw:ellipse><draw:line text:anchor-type="paragraph" draw:z-index="158" draw:style-name="gr1" draw:text-style-name="P52" svg:x1="6.835cm" svg:y1="0.499cm" svg:x2="7.024cm" svg:y2="0.31cm"><text:p/></draw:line><draw:line text:anchor-type="paragraph" draw:z-index="159" draw:style-name="gr1" draw:text-style-name="P52" svg:x1="6.837cm" svg:y1="0.092cm" svg:x2="6.962cm" svg:y2="0.311cm"><text:p/></draw:line><draw:line text:anchor-type="paragraph" draw:z-index="165" draw:style-name="gr1" draw:text-style-name="P52" svg:x1="6.586cm" svg:y1="0.527cm" svg:x2="6.835cm" svg:y2="0.31cm"><text:p/></draw:line><draw:path text:anchor-type="paragraph" draw:z-index="176" draw:style-name="gr1" draw:text-style-name="P52" svg:width="0.464cm" svg:height="0.599cm" draw:transform="rotate (-0.221307749154026) translate (7.22527667884885cm 0.0950882109437754cm)" svg:viewBox="0 0 465 600" svg:d="m76-2447c498 319 545-728-17-509l-59 172"><text:p/></draw:path> <text:s text:c="29"/>A <text:s text:c="2"/></text:p>
      <text:p text:style-name="P26"><draw:ellipse text:anchor-type="paragraph" draw:z-index="164" draw:style-name="gr6" draw:text-style-name="P52" svg:width="4.548cm" svg:height="4.296cm" svg:x="4.861cm" svg:y="0.065cm"><text:p/></draw:ellipse><draw:line text:anchor-type="paragraph" draw:z-index="166" draw:style-name="gr1" draw:text-style-name="P52" svg:x1="6.868cm" svg:y1="0.347cm" svg:x2="6.586cm" svg:y2="0.065cm"><text:p/></draw:line><draw:polyline text:anchor-type="paragraph" draw:z-index="174" draw:style-name="gr8" draw:text-style-name="P52" svg:width="1.322cm" svg:height="0.283cm" draw:transform="rotate (0.981398638396226) translate (8.6236527777778cm 1.08655555555561cm)" svg:viewBox="0 0 1323 284" draw:points="0,15545 696,15570 1184,15621 1323,15829"><text:p/></draw:polyline></text:p>
      <text:p text:style-name="P26"/>
      <text:p text:style-name="P26"><draw:line text:anchor-type="paragraph" draw:z-index="156" draw:style-name="gr1" draw:text-style-name="P52" svg:x1="4.486cm" svg:y1="0.303cm" svg:x2="4.798cm" svg:y2="0.148cm"><text:p/></draw:line><draw:line text:anchor-type="paragraph" draw:z-index="157" draw:style-name="gr1" draw:text-style-name="P52" svg:x1="4.83cm" svg:y1="0.524cm" svg:x2="4.798cm" svg:y2="0.148cm"><text:p/></draw:line> <text:s text:c="15"/>D <text:s text:c="3"/></text:p>
      <text:p text:style-name="P26"><draw:line text:anchor-type="paragraph" draw:z-index="167" draw:style-name="gr1" draw:text-style-name="P52" svg:x1="4.862cm" svg:y1="0.498cm" svg:x2="4.798cm" svg:y2="0.062cm"><text:p/></draw:line><draw:line text:anchor-type="paragraph" draw:z-index="168" draw:style-name="gr1" draw:text-style-name="P52" svg:x1="5.237cm" svg:y1="0.34cm" svg:x2="4.861cm" svg:y2="0.497cm"><text:p/></draw:line><draw:path text:anchor-type="paragraph" draw:z-index="175" draw:style-name="gr1" draw:text-style-name="P52" svg:width="0.625cm" svg:height="0.777cm" draw:transform="rotate (-2.07833807327564) translate (5.10512849711759cm 0.406313466577655cm)" svg:viewBox="0 0 626 778" svg:d="m0-8573c360 153 747-262 590-615l-215-130"><text:p/></draw:path><draw:path text:anchor-type="paragraph" draw:z-index="177" draw:style-name="gr1" draw:text-style-name="P52" svg:width="0.479cm" svg:height="0.609cm" draw:transform="rotate (1.98845361679676) translate (9.31477249120682cm 0.628161999176412cm)" svg:viewBox="0 0 480 610" svg:d="m104 16563c540-269 478 784-60 524l-44-55"><text:p/></draw:path></text:p>
      <text:p text:style-name="P26"><draw:line text:anchor-type="paragraph" draw:z-index="160" draw:style-name="gr1" draw:text-style-name="P52" svg:x1="9.816cm" svg:y1="0.164cm" svg:x2="9.566cm" svg:y2="0.039cm"><text:p/></draw:line><draw:line text:anchor-type="paragraph" draw:z-index="161" draw:style-name="gr1" draw:text-style-name="P52" svg:x1="10.192cm" svg:y1="0.164cm" svg:x2="9.816cm" svg:y2="0.164cm"><text:p/></draw:line><draw:line text:anchor-type="paragraph" draw:z-index="171" draw:style-name="gr1" draw:text-style-name="P52" svg:x1="9.095cm" svg:y1="0.536cm" svg:x2="9.409cm" svg:y2="0.097cm"><text:p/></draw:line><draw:line text:anchor-type="paragraph" draw:z-index="172" draw:style-name="gr1" draw:text-style-name="P52" svg:x1="9.628cm" svg:y1="0.506cm" svg:x2="9.409cm" svg:y2="0.224cm"><text:p/></draw:line> <text:s text:c="40"/>B</text:p>
      <text:p text:style-name="P26"><text:s text:c="41"/></text:p>
      <text:p text:style-name="P26"><draw:path text:anchor-type="paragraph" draw:z-index="173" draw:style-name="gr8" draw:text-style-name="P52" svg:width="1.672cm" svg:height="0.371cm" draw:transform="rotate (0.911410935391267) translate (4.60754113335177cm 1.22690023475311cm)" svg:viewBox="0 0 1673 372" svg:d="m0 8791c491-25 982 72 1446 228l227 140"><text:p/></draw:path></text:p>
      <text:p text:style-name="P26"/>
      <text:p text:style-name="P26"><draw:line text:anchor-type="paragraph" draw:z-index="169" draw:style-name="gr1" draw:text-style-name="P52" svg:x1="7.683cm" svg:y1="0.663cm" svg:x2="7.276cm" svg:y2="0.381cm"><text:p/></draw:line></text:p>
      <text:p text:style-name="P26"><draw:line text:anchor-type="paragraph" draw:z-index="162" draw:style-name="gr1" draw:text-style-name="P52" svg:x1="7.526cm" svg:y1="0.079cm" svg:x2="7.119cm" svg:y2="0.425cm"><text:p/></draw:line><draw:line text:anchor-type="paragraph" draw:z-index="163" draw:style-name="gr1" draw:text-style-name="P52" svg:x1="7.526cm" svg:y1="0.769cm" svg:x2="7.119cm" svg:y2="0.425cm"><text:p/></draw:line><draw:line text:anchor-type="paragraph" draw:z-index="170" draw:style-name="gr1" draw:text-style-name="P52" svg:x1="7.527cm" svg:y1="0.425cm" svg:x2="7.684cm" svg:y2="0.201cm"><text:p/></draw:line><draw:path text:anchor-type="paragraph" draw:z-index="178" draw:style-name="gr1" draw:text-style-name="P52" svg:width="-0.524cm" svg:height="-0.696cm" svg:x="7.056cm" svg:y="0.721cm" svg:viewBox="0 0 -525 -697" svg:d="m157-814c582 292 317-431 250-628h-314l-93 188"><text:p/></draw:path></text:p>
      <text:p text:style-name="P26"><text:s text:c="28"/>C</text:p>
      <text:p text:style-name="P26"/>
      <text:p text:style-name="P26"/>
      <text:p text:style-name="P26">30/04 – adsl/cable</text:p>
      <text:p text:style-name="P26">05-07/05 celular</text:p>
      <text:p text:style-name="P26">12-14/05 semana academica</text:p>
      <text:p text:style-name="P26">19-21/05 Wireless</text:p>
      <text:p text:style-name="P26">26/05 – IP</text:p>
      <text:p text:style-name="P26">28/05 ARP/RARP</text:p>
      <text:p text:style-name="P26">02-04/06 Projeto Redes + Trab 3</text:p>
      <text:p text:style-name="P26"><text:soft-page-break/>11/06 trab2 - beraldo e carlos dia 9</text:p>
      <text:p text:style-name="P26">16/06 prova</text:p>
      <text:p text:style-name="P26">18/06 trab3</text:p>
      <text:p text:style-name="P17">23/06 trab1 - beraldo e carlo dia 25</text:p>
      <text:p text:style-name="P26">07/07 final</text:p>
      <text:p text:style-name="P26"/>
      <text:p text:style-name="P26"/>
      <text:p text:style-name="P26">Digital subscribre Line</text:p>
      <text:p text:style-name="P26"><text:tab/>-&gt;xDSL</text:p>
      <text:p text:style-name="P26"><text:tab/>¬-&gt; Tecnologia para transmissão em banda larga sobre a rede de telefonia padrão</text:p>
      <text:p text:style-name="P26"/>
      <text:p text:style-name="P26"><text:tab/>¬-&gt; Frequência</text:p>
      <text:p text:style-name="P26"><text:tab/></text:p>
      <text:p text:style-name="P26"/>
      <text:p text:style-name="P26"><draw:line text:anchor-type="paragraph" draw:z-index="179" draw:style-name="gr1" draw:text-style-name="P52" svg:x1="1.161cm" svg:y1="0.224cm" svg:x2="1.161cm" svg:y2="3.925cm"><text:p/></draw:line><draw:path text:anchor-type="paragraph" draw:z-index="181" draw:style-name="gr1" draw:text-style-name="P52" svg:width="0.492cm" svg:height="3.501cm" draw:transform="rotate (0.221307749152839) translate (1.11937643196936cm 0.370471092329999cm)" svg:viewBox="0 0 493 3502" svg:d="m0 1258c445-211 512 401 489 688-27 327-23 657-91 976-71 331-72 666-190 986l-38 314-46 342-34 153"><text:p/></draw:path></text:p>
      <text:p text:style-name="P26"><draw:path text:anchor-type="paragraph" draw:z-index="182" draw:style-name="gr1" draw:text-style-name="P52" svg:width="3.335cm" svg:height="2.595cm" draw:transform="rotate (1.45874618881659) translate (2.60988253702458cm 3.15282634292067cm)" svg:viewBox="0 0 3336 2596" svg:d="m0 6138c367 56 729-56 1090-123 315-59 615-165 936-105 338 63 766-85 1005 235 200 268 207 624 264 948 57 320 115 706-273 945-351 216-719 145-1073 278-304 116-641 92-962 141l-316 3-315 4-218 24"><text:p/></draw:path><draw:path text:anchor-type="paragraph" draw:z-index="183" draw:style-name="gr1" draw:text-style-name="P52" svg:width="3.091cm" svg:height="5.06cm" draw:transform="rotate (1.68284646477262) translate (5.38986260221111cm 3.72417952456818cm)" svg:viewBox="0 0 3092 5061" svg:d="m0 14743c484 8 961 71 1444 68 368-2 804 384 1029-168 124-304 358-558 386-904 26-324 151-631 140-963-10-324 56-638 46-973-12-393 129-814-26-1171-138-315-589-355-935-389-323-31-636-137-955-201l-302-128-312-35 32 3"><text:p/></draw:path></text:p>
      <text:p text:style-name="P26"/>
      <text:p text:style-name="P26"/>
      <text:p text:style-name="P26"/>
      <text:p text:style-name="P26"/>
      <text:p text:style-name="P26"><text:s text:c="5"/>voz <text:s text:c="3"/>upload <text:s text:c="5"/>download</text:p>
      <text:p text:style-name="P26"><draw:line text:anchor-type="paragraph" draw:z-index="180" draw:style-name="gr1" draw:text-style-name="P52" svg:x1="0.817cm" svg:y1="0.407cm" svg:x2="11.039cm" svg:y2="0.407cm"><text:p/></draw:line></text:p>
      <text:p text:style-name="P26"><text:tab/> <text:s/>4 <text:s/>30 <text:s text:c="7"/>138 <text:s text:c="16"/>1100</text:p>
      <text:p text:style-name="P26"><text:s text:c="9"/>frequência(khz)</text:p>
      <text:p text:style-name="P26"/>
      <text:p text:style-name="P26">=&gt; ADSL</text:p>
      <text:p text:style-name="P26"><text:tab/>→ Asymmetric DSL</text:p>
      <text:p text:style-name="P26"><draw:line text:anchor-type="paragraph" draw:z-index="185" draw:style-name="gr1" draw:text-style-name="P52" svg:x1="4.768cm" svg:y1="0.393cm" svg:x2="4.768cm" svg:y2="3.342cm"><text:p/></draw:line></text:p>
      <text:p text:style-name="P26"><draw:line text:anchor-type="paragraph" draw:z-index="184" draw:style-name="gr1" draw:text-style-name="P52" svg:x1="1.067cm" svg:y1="0.434cm" svg:x2="8.719cm" svg:y2="0.434cm"><text:p/></draw:line><text:tab/>Distância(km)<text:tab/>Download(Mbps)</text:p>
      <text:p text:style-name="P26"><text:tab/> <text:s text:c="2"/>2,7<text:tab/><text:tab/><text:tab/>8</text:p>
      <text:p text:style-name="P26"><text:tab/> <text:s text:c="2"/>3,7<text:tab/><text:tab/><text:tab/>6</text:p>
      <text:p text:style-name="P26"><text:tab/> <text:s text:c="2"/>4,9<text:tab/><text:tab/><text:tab/>2</text:p>
      <text:p text:style-name="P26"><text:tab/> <text:s text:c="2"/>5,5<text:tab/><text:tab/><text:tab/>1,5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rect text:anchor-type="paragraph" draw:z-index="207" draw:style-name="gr1" draw:text-style-name="P52" svg:width="1.036cm" svg:height="0.752cm" svg:x="0.252cm" svg:y="0.266cm"><text:p/></draw:rect><text:soft-page-break/></text:p>
      <text:p text:style-name="P26"><draw:path text:anchor-type="paragraph" draw:z-index="188" draw:style-name="gr1" draw:text-style-name="P52" svg:width="4.708cm" svg:height="3.94cm" draw:transform="rotate (1.68284646477262) translate (15.0281400314066cm 5.08746061942898cm)" svg:viewBox="0 0 4709 3941" svg:d="m3183 29491c277 55 590-123 778 372 93 246 831 122 633 545-174 369 68 624 110 990 62 544-486 390-514 921-27 529-670 38-967 175-376 173-722 245-1083 98-364-148-729 58-1140 30-473-33-341-992 39-626 241 232-790 137-994-144-203-278 347-422 357-938 11-541-347-685-292-1042 64-425 734-102 960-398 328-427 512-759 968-743 575 20 195 936 819 566l343 38 128 267"><text:p/></draw:path><draw:frame text:anchor-type="paragraph" draw:z-index="218" draw:style-name="gr18" svg:width="1.819cm" svg:height="0.627cm" svg:x="2.228cm" svg:y="0.303cm"><draw:text-box><text:p>dados</text:p></draw:text-box></draw:frame><draw:rect text:anchor-type="paragraph" draw:z-index="187" draw:style-name="gr1" draw:text-style-name="P52" svg:width="5.709cm" svg:height="14.705cm" svg:x="8.749cm" svg:y="0.055cm"><text:p/></draw:rect><draw:frame text:anchor-type="paragraph" draw:z-index="236" draw:style-name="gr24" svg:width="3.169cm" svg:height="0.532cm" svg:x="9.878cm" svg:y="0.055cm"><draw:text-box><text:p><text:s text:c="6"/>Central</text:p></draw:text-box></draw:frame></text:p>
      <text:p text:style-name="P26"><draw:g text:anchor-type="paragraph" draw:z-index="206" draw:style-name="gr16"><draw:ellipse draw:style-name="gr17" draw:text-style-name="P52" svg:width="0.973cm" svg:height="0.69cm" svg:x="0.316cm" svg:y="11.098cm"><text:p/></draw:ellipse><draw:rect draw:style-name="gr17" draw:text-style-name="P52" svg:width="0.722cm" svg:height="0.597cm" svg:x="0.441cm" svg:y="11.442cm"><text:p/></draw:rect></draw:g><draw:g text:anchor-type="paragraph" draw:z-index="205" draw:style-name="gr16"><draw:ellipse draw:style-name="gr17" draw:text-style-name="P52" svg:width="0.973cm" svg:height="0.69cm" svg:x="0.252cm" svg:y="2.695cm"><text:p/></draw:ellipse><draw:rect draw:style-name="gr17" draw:text-style-name="P52" svg:width="0.722cm" svg:height="0.597cm" svg:x="0.377cm" svg:y="3.039cm"><text:p/></draw:rect></draw:g><draw:line text:anchor-type="paragraph" draw:z-index="235" draw:style-name="gr1" draw:text-style-name="P52" svg:x1="14.049cm" svg:y1="11.067cm" svg:x2="15.114cm" svg:y2="11.005cm"><text:p/></draw:line><draw:line text:anchor-type="paragraph" draw:z-index="234" draw:style-name="gr1" draw:text-style-name="P52" svg:x1="14.175cm" svg:y1="4.89cm" svg:x2="15.711cm" svg:y2="3.417cm"><text:p/></draw:line><draw:frame text:anchor-type="paragraph" draw:z-index="233" draw:style-name="gr18" svg:width="1.191cm" svg:height="0.627cm" svg:x="11.73cm" svg:y="0.72cm"><draw:text-box><text:p>dados</text:p></draw:text-box></draw:frame><draw:frame text:anchor-type="paragraph" draw:z-index="232" draw:style-name="gr18" svg:width="1.191cm" svg:height="0.627cm" svg:x="10.38cm" svg:y="4.389cm"><draw:text-box><text:p>dados</text:p></draw:text-box></draw:frame><draw:frame text:anchor-type="paragraph" draw:z-index="231" draw:style-name="gr7" svg:width="0.877cm" svg:height="0.532cm" svg:x="12.513cm" svg:y="9.751cm"><draw:text-box><text:p>voz</text:p></draw:text-box></draw:frame><draw:frame text:anchor-type="paragraph" draw:z-index="230" draw:style-name="gr23" svg:width="1.034cm" svg:height="0.565cm" svg:x="10.694cm" svg:y="9.751cm"><draw:text-box><text:p>voz</text:p></draw:text-box></draw:frame><draw:line text:anchor-type="paragraph" draw:z-index="229" draw:style-name="gr1" draw:text-style-name="P52" svg:x1="10.537cm" svg:y1="9.155cm" svg:x2="10.537cm" svg:y2="10.88cm"><text:p/></draw:line><draw:line text:anchor-type="paragraph" draw:z-index="228" draw:style-name="gr1" draw:text-style-name="P52" svg:x1="13.36cm" svg:y1="5.015cm" svg:x2="10.035cm" svg:y2="5.047cm"><text:p/></draw:line><draw:line text:anchor-type="paragraph" draw:z-index="227" draw:style-name="gr1" draw:text-style-name="P52" svg:x1="10.035cm" svg:y1="5.924cm" svg:x2="10.035cm" svg:y2="5.046cm"><text:p/></draw:line><draw:line text:anchor-type="paragraph" draw:z-index="226" draw:style-name="gr1" draw:text-style-name="P52" svg:x1="12.513cm" svg:y1="10.879cm" svg:x2="12.513cm" svg:y2="2.224cm"><text:p/></draw:line><draw:line text:anchor-type="paragraph" draw:z-index="225" draw:style-name="gr1" draw:text-style-name="P52" svg:x1="10.82cm" svg:y1="2.224cm" svg:x2="12.418cm" svg:y2="2.224cm"><text:p/></draw:line><draw:line text:anchor-type="paragraph" draw:z-index="224" draw:style-name="gr1" draw:text-style-name="P52" svg:x1="13.767cm" svg:y1="3.417cm" svg:x2="13.767cm" svg:y2="1.159cm"><text:p/></draw:line><draw:line text:anchor-type="paragraph" draw:z-index="223" draw:style-name="gr1" draw:text-style-name="P52" svg:x1="10.82cm" svg:y1="1.159cm" svg:x2="13.767cm" svg:y2="1.159cm"><text:p/></draw:line><draw:frame text:anchor-type="paragraph" draw:z-index="222" draw:style-name="gr22" svg:width="2.32cm" svg:height="1.036cm" svg:x="6.025cm" svg:y="7.811cm"><draw:text-box><text:p>Voz +dados</text:p></draw:text-box></draw:frame><draw:frame text:anchor-type="paragraph" draw:z-index="221" draw:style-name="gr21" svg:width="1.161cm" svg:height="0.659cm" svg:x="2.258cm" svg:y="11.945cm"><draw:text-box><text:p>voz</text:p></draw:text-box></draw:frame><draw:frame text:anchor-type="paragraph" draw:z-index="220" draw:style-name="gr20" svg:width="2.133cm" svg:height="0.72cm" svg:x="6.304cm" svg:y="0.877cm"><draw:text-box><text:p>voz+dados</text:p></draw:text-box></draw:frame><draw:frame text:anchor-type="paragraph" draw:z-index="219" draw:style-name="gr19" svg:width="1.726cm" svg:height="0.533cm" svg:x="1.976cm" svg:y="3.542cm"><draw:text-box><text:p>voz</text:p></draw:text-box></draw:frame><draw:line text:anchor-type="paragraph" draw:z-index="217" draw:style-name="gr1" draw:text-style-name="P52" svg:x1="6.462cm" svg:y1="1.723cm" svg:x2="6.398cm" svg:y2="3.385cm"><text:p/></draw:line><draw:line text:anchor-type="paragraph" draw:z-index="216" draw:style-name="gr1" draw:text-style-name="P52" svg:x1="1.224cm" svg:y1="3.385cm" svg:x2="6.397cm" svg:y2="3.385cm"><text:p/></draw:line><draw:line text:anchor-type="paragraph" draw:z-index="215" draw:style-name="gr1" draw:text-style-name="P52" svg:x1="8.969cm" svg:y1="7.147cm" svg:x2="6.429cm" svg:y2="10.502cm"><text:p/></draw:line><draw:line text:anchor-type="paragraph" draw:z-index="214" draw:style-name="gr1" draw:text-style-name="P52" svg:x1="6.429cm" svg:y1="11.695cm" svg:x2="6.461cm" svg:y2="9.751cm"><text:p/></draw:line><draw:line text:anchor-type="paragraph" draw:z-index="213" draw:style-name="gr1" draw:text-style-name="P52" svg:x1="5.708cm" svg:y1="9.751cm" svg:x2="6.461cm" svg:y2="9.751cm"><text:p/></draw:line><draw:line text:anchor-type="paragraph" draw:z-index="212" draw:style-name="gr1" draw:text-style-name="P52" svg:x1="1.162cm" svg:y1="11.788cm" svg:x2="6.429cm" svg:y2="11.695cm"><text:p/></draw:line><draw:line text:anchor-type="paragraph" draw:z-index="211" draw:style-name="gr1" draw:text-style-name="P52" svg:x1="1.288cm" svg:y1="8.087cm" svg:x2="3.387cm" svg:y2="9.098cm"><text:p/></draw:line><draw:frame text:anchor-type="paragraph" draw:z-index="210" draw:style-name="gr9" svg:width="2.197cm" svg:height="1.59cm" svg:x="3.512cm" svg:y="9.347cm"><draw:text-box><text:p>Modem </text:p><text:p>ADSL</text:p><text:p/></draw:text-box></draw:frame><draw:rect text:anchor-type="paragraph" draw:z-index="209" draw:style-name="gr1" draw:text-style-name="P52" svg:width="2.509cm" svg:height="1.632cm" svg:x="3.2cm" svg:y="9.098cm"><text:p/></draw:rect><draw:rect text:anchor-type="paragraph" draw:z-index="208" draw:style-name="gr1" draw:text-style-name="P52" svg:width="1.819cm" svg:height="0.408cm" svg:x="-0.123cm" svg:y="0.092cm"><text:p/></draw:rect><draw:rect text:anchor-type="paragraph" draw:z-index="204" draw:style-name="gr1" draw:text-style-name="P52" svg:width="1.819cm" svg:height="0.408cm" svg:x="-0.123cm" svg:y="8.393cm"><text:p/></draw:rect><draw:rect text:anchor-type="paragraph" draw:z-index="203" draw:style-name="gr1" draw:text-style-name="P52" svg:width="1.036cm" svg:height="0.752cm" svg:x="0.252cm" svg:y="7.643cm"><text:p/></draw:rect><draw:line text:anchor-type="paragraph" draw:z-index="202" draw:style-name="gr1" draw:text-style-name="P52" svg:x1="5.708cm" svg:y1="1.879cm" svg:x2="9.22cm" svg:y2="1.189cm"><text:p/></draw:line><draw:line text:anchor-type="paragraph" draw:z-index="201" draw:style-name="gr1" draw:text-style-name="P52" svg:x1="1.411cm" svg:y1="0.185cm" svg:x2="3.482cm" svg:y2="1.097cm"><text:p/></draw:line><draw:path text:anchor-type="paragraph" draw:z-index="200" draw:style-name="gr1" draw:text-style-name="P52" svg:width="3.415cm" svg:height="2.817cm" draw:transform="rotate (1.5707963267946) translate (14.6338110382532cm 13.1943106479088cm)" svg:viewBox="0 0 3416 2818" svg:d="m2692 29784c360-118 998 573 595 659-609 131-336 514-251 720 164 400-305 372-658 471-381 107-720 646-972 376-478-512-495 91-942 31-502-67-598-772-282-814 566-76 258-360 127-754-152-459 700-12 1034-93 484-118-309-706-157-972 221-388 788 123 1035 376l314 125h314v-30"><text:p/></draw:path><draw:frame text:anchor-type="paragraph" draw:z-index="199" draw:style-name="gr15" svg:width="2.227cm" svg:height="1.945cm" svg:x="15.961cm" svg:y="1.159cm"><draw:text-box><text:p>Backbone <text:s/>Internet</text:p></draw:text-box></draw:frame><draw:frame text:anchor-type="paragraph" draw:z-index="198" draw:style-name="gr14" svg:width="1.597cm" svg:height="0.69cm" svg:x="15.432cm" svg:y="11.005cm"><draw:text-box><text:p>PSTN</text:p></draw:text-box></draw:frame><draw:frame text:anchor-type="paragraph" draw:z-index="197" draw:style-name="gr13" svg:width="4.705cm" svg:height="2.761cm" svg:x="9.345cm" svg:y="11.067cm"><draw:text-box><text:p>Central Telefonica (voz)</text:p></draw:text-box></draw:frame><draw:frame text:anchor-type="paragraph" draw:z-index="196" draw:style-name="gr12" svg:width="2.32cm" svg:height="3.23cm" svg:x="8.969cm" svg:y="5.925cm"><draw:text-box><text:p>POST</text:p><text:p>SPLITTER</text:p></draw:text-box></draw:frame><draw:frame text:anchor-type="paragraph" draw:z-index="195" draw:style-name="gr11" svg:width="0.816cm" svg:height="4.202cm" svg:x="13.55cm" svg:y="3.635cm"><draw:text-box><text:p>D</text:p><text:p>S</text:p><text:p>L</text:p><text:p>A</text:p><text:p>M</text:p></draw:text-box></draw:frame><draw:frame text:anchor-type="paragraph" draw:z-index="194" draw:style-name="gr10" svg:width="1.601cm" svg:height="2.573cm" svg:x="9.22cm" svg:y="0.406cm"><draw:text-box><text:p>POTS </text:p><text:p>splitter</text:p></draw:text-box></draw:frame><draw:frame text:anchor-type="paragraph" draw:z-index="193" draw:style-name="gr9" svg:width="2.197cm" svg:height="1.59cm" svg:x="3.512cm" svg:y="1.346cm"><draw:text-box><text:p>Modem </text:p><text:p>ADSL</text:p><text:p/></draw:text-box></draw:frame><draw:rect text:anchor-type="paragraph" draw:z-index="192" draw:style-name="gr1" draw:text-style-name="P52" svg:width="4.705cm" svg:height="2.948cm" svg:x="9.345cm" svg:y="10.88cm"><text:p/></draw:rect><draw:rect text:anchor-type="paragraph" draw:z-index="191" draw:style-name="gr1" draw:text-style-name="P52" svg:width="2.698cm" svg:height="3.23cm" svg:x="8.969cm" svg:y="5.925cm"><text:p/></draw:rect><draw:rect text:anchor-type="paragraph" draw:z-index="190" draw:style-name="gr1" draw:text-style-name="P52" svg:width="0.816cm" svg:height="5.049cm" svg:x="13.36cm" svg:y="3.417cm"><text:p/></draw:rect><draw:rect text:anchor-type="paragraph" draw:z-index="189" draw:style-name="gr1" draw:text-style-name="P52" svg:width="1.601cm" svg:height="2.573cm" svg:x="9.22cm" svg:y="0.406cm"><text:p/></draw:rect><draw:rect text:anchor-type="paragraph" draw:z-index="186" draw:style-name="gr1" draw:text-style-name="P52" svg:width="2.509cm" svg:height="1.632cm" svg:x="3.2cm" svg:y="1.097cm"><text:p/></draw:rect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Do modem até o Post Splitter os dados são transmitido por ATM.</text:p>
      <text:p text:style-name="P26">ATM → Celulas de 53 bytes onde 5 são cabeçalho</text:p>
      <text:p text:style-name="P26"><text:tab/>→ não tem endereçamento</text:p>
      <text:p text:style-name="P26"><text:tab/> <text:s/>→ VCI – canal</text:p>
      <text:p text:style-name="P26"><text:tab/> <text:s/>→ VPI – caminho</text:p>
      <text:p text:style-name="P26"/>
      <text:p text:style-name="P26">PPPoE – Point to Point Protocol over Ethernet</text:p>
      <text:p text:style-name="P26">PPPoA – Point to Point Protocol over ATM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Cable Modem</text:p>
      <text:p text:style-name="P26"><draw:path text:anchor-type="paragraph" draw:z-index="237" draw:style-name="gr25" draw:text-style-name="P52" svg:width="3.083cm" svg:height="1.256cm" draw:transform="rotate (-2.92499729341793) translate (2.52605378932049cm 1.37747625664939cm)" svg:viewBox="0 0 3084 1257" svg:d="m1287-2535c343 85 707-223 1005-49 356 208 1258-293 492-463-369-82-746-74-1091-240-297-143-563-406-897-439-258-26-945-212-767 344 107 336 514 554 878 524l303 126 210 136z"><text:p/></draw:path><draw:path text:anchor-type="paragraph" draw:z-index="252" draw:style-name="gr25" draw:text-style-name="P52" svg:width="3.615cm" svg:height="1.013cm" draw:transform="rotate (1.5707963267946) translate (15.6318714931075cm 4.02695833334033cm)" svg:viewBox="0 0 3616 1014" svg:d="m0 32274c524 39 965-244 1441-383 360-105 836-63 1058-381 281-400 1006-314 852 265l119 323 146 88"><text:p/></draw:path></text:p>
      <text:p text:style-name="P26"/>
      <text:p text:style-name="P26"><draw:path text:anchor-type="paragraph" draw:z-index="241" draw:style-name="gr25" draw:text-style-name="P52" svg:width="1.94cm" svg:height="0.149cm" draw:transform="rotate (-1.71513505593569) translate (0.134610246656812cm 0.269524996390053cm)" svg:viewBox="0 0 1941 150" svg:d="m0-211c342 37 696 18 1028-89l385 3 300 15 228-62"><text:p/></draw:path><draw:path text:anchor-type="paragraph" draw:z-index="253" draw:style-name="gr25" draw:text-style-name="P52" svg:width="1.025cm" svg:height="0.055cm" draw:transform="rotate (0.357094364957972) translate (15.9754360457676cm 0.757336162430867cm)" svg:viewBox="0 0 1026 56" svg:d="m0 12644c330-16 659-1 988-40l38-16"><text:p/></draw:path>INTERNET</text:p>
      <text:p text:style-name="P26"/>
      <text:p text:style-name="P26"><draw:path text:anchor-type="paragraph" draw:z-index="246" draw:style-name="gr25" draw:text-style-name="P52" svg:width="5.568cm" svg:height="2.653cm" draw:transform="rotate (2.81992847244671) translate (9.09752897956538cm 3.0958200511726cm)" svg:viewBox="0 0 5569 2654" svg:d="m2577 1721c396 11 785-67 1171-112 360-42 673-257 913-519 230-252 635-287 837-558 284-384-359-652-652-651-476 2-962-29-1432 73-372 82-737 203-1106 308-386 109-765 247-1152 352-406 110-733 380-995 735-272 368-164 776 65 1033 280 315 710 45 1051-10s609-281 909-428c381-186 720-446 1079-668l280-93 120-104"><text:p/></draw:path><draw:path text:anchor-type="paragraph" draw:z-index="248" draw:style-name="gr25" draw:text-style-name="P52" svg:width="4.666cm" svg:height="1.552cm" draw:transform="rotate (3.01453268404404) translate (15.6716818130984cm 1.86534969891337cm)" svg:viewBox="0 0 4667 1553" svg:d="m3474 1024c347 112 589-136 886-261 782-329-150-394-378-397-375-4-755 15-1129-33-395-51-792-73-1194-56-313 14-654-25-932 119-324 168-767 415-724 834 48 474 622 474 986 525 397 56 792 89 1193 56 373-31 742-68 1112-112l365-166 309-128-110-164"><text:p/></draw:path> <text:s text:c="2"/>2.4gbps <text:s text:c="14"/>622mbps <text:s text:c="4"/>download=27mbps/upload=2mbps</text:p>
      <text:p text:style-name="P26"/>
      <text:p text:style-name="P26"><draw:path text:anchor-type="paragraph" draw:z-index="238" draw:style-name="gr25" draw:text-style-name="P52" svg:width="4.103cm" svg:height="2.072cm" draw:transform="rotate (-2.78205482767962) translate (3.99754289932472cm 0.959754249623605cm)" svg:viewBox="0 0 4104 2073" svg:d="m3100-2588c263-167 1176 361 976-261-110-343-470-569-779-764-289-183-614-316-933-445-452-183-906-384-1386-489-322-71-975-169-978 260-2 359 382 654 742 782 341 121 672 283 1019 383 340 98 668 229 1001 344l266 132 75-36z"><text:p/></draw:path><draw:path text:anchor-type="paragraph" draw:z-index="251" draw:style-name="gr25" draw:text-style-name="P52" svg:width="6.178cm" svg:height="2.077cm" draw:transform="rotate (3.02866985098519) translate (16.031705660627cm 2.94222424893246cm)" svg:viewBox="0 0 6179 2078" svg:d="m3909-179c449 110 841-197 1128-483s649-470 954-730c623-532-479-524-723-628-298-126-644-102-964-157-382-64-773-65-1159-46-380 19-764 55-1139 129-325 65-675 31-991 143-480 170-622 708-912 1080-336 431 229 723 578 673 374-54 740 75 1127 21 366-52 706-140 1074-182 323-37 633 19 930 102l243-205"><text:p/></draw:path>BACKBONE DA <text:s text:c="4"/>HUB DE DISTRIBUIÇÃO <text:s text:c="8"/>NÓ DE DISTRIBUIÇÃO</text:p>
      <text:p text:style-name="P26"><draw:path text:anchor-type="paragraph" draw:z-index="244" draw:style-name="gr25" draw:text-style-name="P52" svg:width="6.821cm" svg:height="3.114cm" draw:transform="rotate (0.222878545479634) translate (2.43516611001326cm 0.59782980810539cm)" svg:viewBox="0 0 6822 3115" svg:d="m1422 2252c329-61 606 192 919 208 325 18 616 128 936 122 358-6 711 71 1039 205 427 175 895 134 1319 299 339 132 753 142 912 628 112 340 434 746 180 1066-283 359-769 448-1195 484-370 31-731 129-1103 81-410-53-806-178-1211-244-314-52-594-220-910-237-475-26-961 17-1428-83-362-78-843-177-878-651-32-423 364-672 651-877 344-245 160-770 600-920l163-53z"><text:p/></draw:path>EMPRESA</text:p>
      <text:p text:style-name="P26"><draw:path text:anchor-type="paragraph" draw:z-index="242" draw:style-name="gr25" draw:text-style-name="P52" svg:width="1.05cm" svg:height="0.429cm" draw:transform="rotate (-2.24990393874665) translate (0.602643761635564cm 0.365280235578325cm)" svg:viewBox="0 0 1051 430" svg:d="m0-967c340-95 783 69 1051-243l-2-187"><text:p/></draw:path><draw:path text:anchor-type="paragraph" draw:z-index="247" draw:style-name="gr25" draw:text-style-name="P52" svg:width="1.395cm" svg:height="1.147cm" draw:transform="rotate (0.641059434257396) translate (8.80517790591389cm 0.598781610446345cm)" svg:viewBox="0 0 1396 1148" svg:d="m42 12398c-303 595 2205-42 1046-467-351-129-652-386-1031-439l-57 325 36 394 12 81z"><text:p/></draw:path><draw:path text:anchor-type="paragraph" draw:z-index="250" draw:style-name="gr25" draw:text-style-name="P52" svg:width="1.602cm" svg:height="0.847cm" draw:transform="rotate (-2.90021361803962) translate (16.882753183387cm 0.910253354111598cm)" svg:viewBox="0 0 1603 848" svg:d="m644-8991c314-74 1487-493 682-801-375-143-819 67-1132 296-579 423 306 188 465 327l306 106-7 27"><text:p/></draw:path></text:p>
      <text:p text:style-name="P26"><text:s text:c="3"/>622Mbps <text:s text:c="27"/>HD <text:s text:c="21"/>ND</text:p>
      <text:p text:style-name="P26"><draw:path text:anchor-type="paragraph" draw:z-index="239" draw:style-name="gr25" draw:text-style-name="P52" svg:width="2.498cm" svg:height="0.903cm" draw:transform="rotate (3.03530210214277) translate (2.09014494287488cm 1.34932682762845cm)" svg:viewBox="0 0 2499 904" svg:d="m118-1420c395 28 792 75 1183 21 376-52 714 202 1031-52 429-343-56-785-495-745-364 33-716-76-1068-34-298 37-726 131-742 523l-27 299 175-19z"><text:p/></draw:path><draw:path text:anchor-type="paragraph" draw:z-index="249" draw:style-name="gr25" draw:text-style-name="P52" svg:width="1.937cm" svg:height="1.513cm" draw:transform="rotate (-3.02866985098637) translate (13.8995098541551cm 1.82391536449918cm)" svg:viewBox="0 0 1938 1514" svg:d="m0-5269c373 56 761 22 1108-112 310-121 953-153 809-619-124-399-609-580-1014-706-301-93-884-95-835 319 39 326-11 611-15 916l35-54"><text:p/></draw:path></text:p>
      <text:p text:style-name="P26">Head_end <text:s text:c="43"/>ND</text:p>
      <text:p text:style-name="P26"><draw:polyline text:anchor-type="paragraph" draw:z-index="243" draw:style-name="gr25" draw:text-style-name="P52" svg:width="0.378cm" svg:height="0.046cm" draw:transform="rotate (-1.77290545417669) translate (0.578840297532135cm 0.284622264475333cm)" svg:viewBox="0 0 379 47" draw:points="0,-1201 328,-1207 379,-1248"><text:p/></draw:polyline></text:p>
      <text:p text:style-name="P26"><draw:path text:anchor-type="paragraph" draw:z-index="240" draw:style-name="gr25" draw:text-style-name="P52" svg:width="1.685cm" svg:height="0.873cm" draw:transform="rotate (-3.0218630669036) translate (1.53959503442454cm 0.925008793366108cm)" svg:viewBox="0 0 1686 874" svg:d="m862-1425c269 6 980 1 793-437-131-308-562-345-877-342-325 3-1045 210-675 688l303 186 328-21 215-63z"><text:p/></draw:path><draw:path text:anchor-type="paragraph" draw:z-index="245" draw:style-name="gr25" draw:text-style-name="P52" svg:width="1.686cm" svg:height="0.661cm" draw:transform="rotate (-2.41239409210729) translate (5.41343256092411cm 0.569874160916852cm)" svg:viewBox="0 0 1687 662" svg:d="m146-7430c427 63 828 3 1269-10 733-20-220-601-472-618-377-25-709 29-943 262l35 268"><text:p/></draw:path></text:p>
      <text:p text:style-name="P26">PSTN <text:s text:c="12"/>HD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HEAD-END</text:p>
      <text:p text:style-name="P26"><text:s text:c="18"/>GERENCIAMENTO <text:s text:c="5"/>SUPORTE</text:p>
      <text:p text:style-name="P27"><text:s text:c="15"/>SWITCH IP <text:s text:c="4"/>HD <text:s text:c="6"/></text:p>
      <text:p text:style-name="P26"><text:s text:c="18"/>GATEWAY IP <text:s text:c="8"/>SERVIDORES DE CONTEUDO</text:p>
      <text:p text:style-name="P26"><text:tab/><text:tab/><text:tab/>PSTN</text:p>
      <text:p text:style-name="P26"><text:s text:c="3"/></text:p>
      <text:p text:style-name="P26"/>
      <text:p text:style-name="P28">HUB DE DISTRIBUIÇÃO</text:p>
      <text:p text:style-name="P26"/>
      <text:p text:style-name="P26"><text:tab/>SWITCH IP – CABLE MODEM TERMINAL SYSTEM – ND</text:p>
      <text:p text:style-name="P26"><text:tab/>|</text:p>
      <text:p text:style-name="P26"><text:tab/>SERVIDORES CACHE</text:p>
      <text:p text:style-name="P26"><draw:path text:anchor-type="paragraph" draw:z-index="254" draw:style-name="gr25" draw:text-style-name="P52" svg:width="2.946cm" svg:height="4.616cm" draw:transform="rotate (-2.67785867133558) translate (4.72498224760666cm 5.31102300750423cm)" svg:viewBox="0 0 2947 4617" svg:d="m0-9284c617 530 344-297 633-539 287-241 419-629 657-920 284-347 491-741 723-1118 180-292 403-561 565-867 157-294 298-604 369-934l-1-65"><text:p/></draw:path><draw:path text:anchor-type="paragraph" draw:z-index="255" draw:style-name="gr25" draw:text-style-name="P52" svg:width="7.261cm" svg:height="0.255cm" draw:transform="rotate (3.1415926535892) translate (9.0575694444458cm 6.57258159992268cm)" svg:viewBox="0 0 7262 256" svg:d="m0-12937c471 46 944 65 1411 28 492-39 983-26 1469-58 397-26 784 50 1177 30 420-21 850 51 1265-30 342-67 688-63 1028-30 317 31 594-171 912-146h-206"><text:p/></draw:path><draw:path text:anchor-type="paragraph" draw:z-index="256" draw:style-name="gr25" draw:text-style-name="P52" svg:width="4.371cm" svg:height="1.229cm" draw:transform="rotate (1.5707963267946) translate (2.20838888888889cm 6.51227777777778cm)" svg:viewBox="0 0 4372 1230" svg:d="m206 5327c425-92 764 164 1177 206 358 37 709 35 1058 58 404 27 875 161 1205-116 227-191 1115-341 529-766-291-211-686-277-1058-234-349 39-700-2-1059 58-305 51-603 90-911 118-344 32-658-102-971-206l-176-28"><text:p/></draw:path><draw:path text:anchor-type="paragraph" draw:z-index="257" draw:style-name="gr25" draw:text-style-name="P52" svg:width="4.911cm" svg:height="4.331cm" draw:transform="rotate (1.70675747552493) translate (3.74437462582731cm 6.61296924506021cm)" svg:viewBox="0 0 4912 4332" svg:d="m393 5672c413-50 838-77 1243 23 370 91 771 166 1070 413 296 245 650 365 1009 436 312 61 667 29 888 239 268 255 409 743 227 1159-150 345-325 675-522 997-188 306-330 656-598 897-384 345-799-137-1186-222-351-77-676-253-1017-376-349-126-709-256-1090-269l-296-10-121 14"><text:p/></draw:path><draw:path text:anchor-type="paragraph" draw:z-index="258" draw:style-name="gr25" draw:text-style-name="P52" svg:width="4.178cm" svg:height="2.241cm" draw:transform="rotate (1.67289808803625) translate (6.94227263378901cm 6.37734270282534cm)" svg:viewBox="0 0 4179 2242" svg:d="m0 14373c559 13 1128 34 1667 171 354 90 714 144 1072 198 370 56 709-104 1071-67 881 90-68-798-264-884-325-141-670-201-1002-310-321-105-669-138-977-277-355-161-642-447-1002-605l-257-87"><text:p/></draw:path>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 text:c="18"/>6mhz para</text:p>
      <text:p text:style-name="P26"><text:s text:c="18"/>canal</text:p>
      <text:p text:style-name="P26"/>
      <text:p text:style-name="P26"/>
      <text:p text:style-name="P26"/>
      <text:p text:style-name="P26"><text:s text:c="8"/>upload <text:s text:c="5"/>TV <text:s text:c="7"/>download</text:p>
      <text:p text:style-name="P26"/>
      <text:p text:style-name="P26"><text:s text:c="8"/>5 <text:s text:c="2"/>42 50 <text:s text:c="9"/>550</text:p>
      <text:p text:style-name="P26"><text:tab/><text:tab/><text:tab/><text:tab/>Frequência (Mhz)</text:p>
      <text:p text:style-name="P26"/>
      <text:p text:style-name="P26"/>
      <text:p text:style-name="P26"/>
      <text:p text:style-name="P26"/>
      <text:p text:style-name="P26"><text:soft-page-break/>05/05</text:p>
      <text:p text:style-name="P26"><draw:rect text:anchor-type="paragraph" draw:z-index="267" draw:style-name="gr1" draw:text-style-name="P52" svg:width="4.109cm" svg:height="4.673cm" svg:x="9.784cm" svg:y="0.303cm"><text:p/></draw:rect></text:p>
      <text:p text:style-name="P26"><draw:frame text:anchor-type="paragraph" draw:z-index="268" draw:style-name="gr27" svg:width="2.73cm" svg:height="1.004cm" svg:x="10.349cm" svg:y="0.217cm"><draw:text-box><text:p>Central</text:p></draw:text-box></draw:frame>Celular</text:p>
      <text:p text:style-name="P26"><draw:line text:anchor-type="paragraph" draw:z-index="262" draw:style-name="gr1" draw:text-style-name="P52" svg:x1="1.757cm" svg:y1="4.27cm" svg:x2="2.133cm" svg:y2="0.351cm"><text:p/></draw:line><draw:line text:anchor-type="paragraph" draw:z-index="263" draw:style-name="gr1" draw:text-style-name="P52" svg:x1="2.665cm" svg:y1="0.353cm" svg:x2="3.074cm" svg:y2="4.179cm"><text:p/></draw:line><draw:rect text:anchor-type="paragraph" draw:z-index="264" draw:style-name="gr1" draw:text-style-name="P52" svg:width="0.346cm" svg:height="0.784cm" svg:x="1.568cm" svg:y="0.383cm"><text:p/></draw:rect></text:p>
      <text:p text:style-name="P26"/>
      <text:p text:style-name="P26"/>
      <text:p text:style-name="P26"/>
      <text:p text:style-name="P26"/>
      <text:p text:style-name="P26"/>
      <text:p text:style-name="P26"><draw:line text:anchor-type="paragraph" draw:z-index="261" draw:style-name="gr1" draw:text-style-name="P52" svg:x1="0.312cm" svg:y1="0.972cm" svg:x2="0.312cm" svg:y2="1.224cm"><text:p/></draw:line><draw:rect text:anchor-type="paragraph" draw:z-index="265" draw:style-name="gr1" draw:text-style-name="P52" svg:width="1.412cm" svg:height="1.288cm" svg:x="3.074cm" svg:y="0.118cm"><text:p/></draw:rect><draw:frame text:anchor-type="paragraph" draw:z-index="266" draw:style-name="gr26" svg:width="1.412cm" svg:height="0.754cm" svg:x="3.074cm" svg:y="0.467cm"><draw:text-box><text:p><text:s text:c="2"/>ERB</text:p></draw:text-box></draw:frame></text:p>
      <text:p text:style-name="P26"/>
      <text:p text:style-name="P26"><draw:rect text:anchor-type="paragraph" draw:z-index="260" draw:style-name="gr1" draw:text-style-name="P52" svg:width="0.221cm" svg:height="0.376cm" svg:x="0.125cm" svg:y="0.229cm"><text:p/></draw:rect><draw:line text:anchor-type="paragraph" draw:z-index="269" draw:style-name="gr28" draw:text-style-name="P52" svg:x1="4.486cm" svg:y1="0.482cm" svg:x2="9.785cm" svg:y2="0.355cm"><text:p/></draw:line></text:p>
      <text:p text:style-name="P26"/>
      <text:p text:style-name="P26"/>
      <text:p text:style-name="P26">Ao fazer uma ligação, o celular envia uma mensagem para a torre pelo canal de controle, a torre recebe o sinal e responde passando <text:s/>um canal de voz disponível para que o celular mude para a frequência do canal. Se não tiver canal disponível da erro “rede ocupada”</text:p>
      <text:p text:style-name="P26"/>
      <text:p text:style-name="P26">O mesmo acontece para receber um ligação.</text:p>
      <text:p text:style-name="P26"/>
      <text:p text:style-name="P26">Primeiro foi criado para funcionar em 900Mhz para dualpolio</text:p>
      <text:p text:style-name="P26"/>
      <text:p text:style-name="P26"/>
      <text:p text:style-name="P26">tecnologias:</text:p>
      <text:p text:style-name="P26">1G → AMPS – analógica, com um usuário por canal.</text:p>
      <text:p text:style-name="P26">2G → TDMA (USDC), digital com três usuários por canal.</text:p>
      <text:p text:style-name="P26"><text:tab/>CDMA</text:p>
      <text:p text:style-name="P26"><draw:path text:anchor-type="paragraph" draw:z-index="259" draw:style-name="gr1" draw:text-style-name="P52" svg:width="0.877cm" svg:height="0.489cm" draw:transform="skewX (0.0200712863979311) rotate (-0.899019097703295) translate (5.58289757938688cm 0.395439113604429cm)" svg:viewBox="0 0 878 490" svg:d="m0-8207c398-182 453 308 722 430l156 20"><text:p/></draw:path><text:tab/>GSM</text:p>
      <text:p text:style-name="P26">2.5G → EDGE → 389Kbps <text:s/>GSM</text:p>
      <text:p text:style-name="P26"><text:tab/> <text:s/>GPRS → 270Kbps</text:p>
      <text:p text:style-name="P26"><text:tab/> <text:s/>CDMA1 → 320Kbps CDMA</text:p>
      <text:p text:style-name="P26">3G → UMTS → GSM (criada por volta de 2000) 2Mbps</text:p>
      <text:p text:style-name="P26"><text:s/><text:tab/>EVDO → CDMA (ano 2000) 2Mbps</text:p>
      <text:p text:style-name="P26"><text:tab/>HSDPA → 7,2Mbps</text:p>
      <text:p text:style-name="P26">estimativas</text:p>
      <text:p text:style-name="P26">4G</text:p>
      <text:p text:style-name="P26">5G</text:p>
      <text:p text:style-name="P26"/>
      <text:p text:style-name="P26"/>
      <text:p text:style-name="P26">PDC – Personal Digital Comunication (acaba o dualpolio)</text:p>
      <text:p text:style-name="P26">O Brasil, ao começar a vender a as bandas da frenquencia 1800Mhz obriga as ser GSM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Redes sem fio</text:p>
      <text:p text:style-name="P26"/>
      <text:p text:style-name="P26">3 padrões</text:p>
      <text:list xml:id="list418954296" text:style-name="L1">
        <text:list-item>
          <text:p text:style-name="P46">802.11 &gt; WLAN &gt; WiFi</text:p>
        </text:list-item>
        <text:list-item>
          <text:p text:style-name="P46">802.15 &gt; WPAN &gt; Bluetooth</text:p>
        </text:list-item>
        <text:list-item>
          <text:p text:style-name="P46">802.16 &gt; WMAN &gt; WiMax</text:p>
        </text:list-item>
      </text:list>
      <text:p text:style-name="P26"/>
      <text:p text:style-name="P26">802.11 (WiFi)</text:p>
      <text:p text:style-name="P26">→ Pode operar em dois modos:</text:p>
      <text:list xml:id="list1761555355" text:style-name="L2">
        <text:list-item>
          <text:p text:style-name="P47">com infraestrutura</text:p>
        </text:list-item>
        <text:list-item>
          <text:p text:style-name="P47">sem infraestrutura</text:p>
        </text:list-item>
      </text:list>
      <text:p text:style-name="P26">→ Com infraestrutura</text:p>
      <text:list xml:id="list63009365" text:style-name="L3">
        <text:list-item>
          <text:p text:style-name="P48">Rede com Access Point (AP)</text:p>
        </text:list-item>
        <text:list-item>
          <text:p text:style-name="P48">Todas as comunicações pelo AP</text:p>
        </text:list-item>
        <text:list-item>
          <text:p text:style-name="P48">AP “manda”</text:p>
        </text:list-item>
      </text:list>
      <text:p text:style-name="P26"/>
      <text:p text:style-name="P26">a -----------------&gt; AP ----------------&gt; b</text:p>
      <text:p text:style-name="P26"/>
      <text:p text:style-name="P26">→ Sem infraestrutura</text:p>
      <text:list xml:id="list474307241" text:style-name="L4">
        <text:list-item>
          <text:p text:style-name="P49">Rede sem Access Point</text:p>
        </text:list-item>
        <text:list-item>
          <text:p text:style-name="P49">Máquinas se comunicam diretamente</text:p>
        </text:list-item>
        <text:list-item>
          <text:p text:style-name="P49">Chamada Rede Ad Hoc</text:p>
        </text:list-item>
        <text:list-item>
          <text:p text:style-name="P49">Rede Multisaltos, máquinas devem servir como roteadores</text:p>
        </text:list-item>
      </text:list>
      <text:p text:style-name="P26"/>
      <text:p text:style-name="P26"/>
      <text:p text:style-name="P26">|----------------&gt; <text:s text:c="2"/>--------------&gt;</text:p>
      <text:p text:style-name="P26">a <text:s text:c="17"/>b <text:s text:c="16"/>c</text:p>
      <text:p text:style-name="P26">|&lt;---------------- <text:s text:c="2"/>&lt;--------------</text:p>
      <text:p text:style-name="P26"/>
      <text:p text:style-name="P26"/>
      <text:p text:style-name="P26">→ Padrões 802.11</text:p>
      <text:list xml:id="list1844834451" text:style-name="L5">
        <text:list-item>
          <text:p text:style-name="P50">802.11a → 5.8ghz / <text:s/>54mbps <text:s/>/ OFDM</text:p>
        </text:list-item>
        <text:list-item>
          <text:p text:style-name="P50">802.11b → 2.4ghz / <text:s/>11mbps <text:s/>/ FDM</text:p>
        </text:list-item>
        <text:list-item>
          <text:p text:style-name="P50">802.11g → 2.4ghz / <text:s/>54mbps <text:s/>/ OFDM</text:p>
        </text:list-item>
        <text:list-item>
          <text:p text:style-name="P50">802.11n → 2.4ghz / <text:s/>300mbps / OFDM</text:p>
        </text:list-item>
      </text:list>
      <text:p text:style-name="P26"/>
      <text:p text:style-name="P25">Bluetooth</text:p>
      <text:p text:style-name="P26"><text:s/>→ Criado para fazer remoção de fio</text:p>
      <text:p text:style-name="P26"><text:tab/> → conexão Máquina com periférico</text:p>
      <text:p text:style-name="P26"><text:s/>→ Alcance restrito</text:p>
      <text:p text:style-name="P26"><text:tab/>→ máximo 10m</text:p>
      <text:p text:style-name="P26">1Mbps</text:p>
      <text:p text:style-name="P26"/>
      <text:p text:style-name="P26">4 premissas</text:p>
      <text:p text:style-name="P26"><text:s/>1-Baixo custo</text:p>
      <text:p text:style-name="P26"><text:s/>2-Baixo consumo de energia</text:p>
      <text:p text:style-name="P26"><text:s/>3-Pouco Processamento</text:p>
      <text:p text:style-name="P26"><text:s/>4-Resistente a interferencias</text:p>
      <text:p text:style-name="P26"/>
      <text:p text:style-name="P26">Padão 1.0</text:p>
      <text:p text:style-name="P26">Redes bluetooth é chamado de Piconet, é formado por um mestre e no máximo 7 escravos. O mestre manda em todos, a hora de falar, e a frequência. Escravo nunca fala com outro escravo.</text:p>
      <text:p text:style-name="P26"/>
      <text:p text:style-name="P26"><text:soft-page-break/>Padrão 1.1</text:p>
      <text:p text:style-name="P26">Scatternet</text:p>
      <text:p text:style-name="P26"/>
      <text:p text:style-name="P26">vários mestres com seus escravos, e conexao entre mestres (rede ad-hoc)</text:p>
      <text:p text:style-name="P26"/>
      <text:p text:style-name="P26">pode ter 79 unidades.</text:p>
      <text:p text:style-name="P26"/>
      <text:p text:style-name="P24">Acesso ao meio</text:p>
      <text:p text:style-name="P26">Salto de frequência</text:p>
      <table:table table:name="Tabela12" table:style-name="Tabela12">
        <table:table-column table:style-name="Tabela12.A"/>
        <table:table-column table:style-name="Tabela12.B" table:number-columns-repeated="7"/>
        <table:table-row>
          <table:table-cell table:style-name="Tabela12.A1" office:value-type="float" office:value="1">
            <text:p text:style-name="P40">1</text:p>
          </table:table-cell>
          <table:table-cell table:style-name="Tabela12.A1" office:value-type="float" office:value="4">
            <text:p text:style-name="P41">4</text:p>
          </table:table-cell>
          <table:table-cell table:style-name="Tabela12.A1" office:value-type="float" office:value="5">
            <text:p text:style-name="P44">5</text:p>
          </table:table-cell>
          <table:table-cell table:style-name="Tabela12.A1" office:value-type="float" office:value="2">
            <text:p text:style-name="P42">2</text:p>
          </table:table-cell>
          <table:table-cell table:style-name="Tabela12.A1" office:value-type="float" office:value="3">
            <text:p text:style-name="P43">3</text:p>
          </table:table-cell>
          <table:table-cell table:style-name="Tabela12.A1" office:value-type="float" office:value="1">
            <text:p text:style-name="P40">1</text:p>
          </table:table-cell>
          <table:table-cell table:style-name="Tabela12.A1" office:value-type="float" office:value="4">
            <text:p text:style-name="P41">4</text:p>
          </table:table-cell>
          <table:table-cell table:style-name="Tabela12.H1" office:value-type="float" office:value="5">
            <text:p text:style-name="P44">5</text:p>
          </table:table-cell>
        </table:table-row>
        <table:table-row>
          <table:table-cell table:style-name="Tabela12.A2" office:value-type="float" office:value="2">
            <text:p text:style-name="P42">2</text:p>
          </table:table-cell>
          <table:table-cell table:style-name="Tabela12.A2" office:value-type="float" office:value="5">
            <text:p text:style-name="P44">5</text:p>
          </table:table-cell>
          <table:table-cell table:style-name="Tabela12.A2" office:value-type="float" office:value="3">
            <text:p text:style-name="P43">3</text:p>
          </table:table-cell>
          <table:table-cell table:style-name="Tabela12.A2" office:value-type="float" office:value="1">
            <text:p text:style-name="P38">1</text:p>
          </table:table-cell>
          <table:table-cell table:style-name="Tabela12.A2" office:value-type="float" office:value="4">
            <text:p text:style-name="P41">4</text:p>
          </table:table-cell>
          <table:table-cell table:style-name="Tabela12.A2" office:value-type="float" office:value="2">
            <text:p text:style-name="P42">2</text:p>
          </table:table-cell>
          <table:table-cell table:style-name="Tabela12.A2" office:value-type="float" office:value="5">
            <text:p text:style-name="P44">5</text:p>
          </table:table-cell>
          <table:table-cell table:style-name="Tabela12.H2" office:value-type="float" office:value="3">
            <text:p text:style-name="P43">3</text:p>
          </table:table-cell>
        </table:table-row>
        <table:table-row>
          <table:table-cell table:style-name="Tabela12.A2" office:value-type="float" office:value="3">
            <text:p text:style-name="P43">3</text:p>
          </table:table-cell>
          <table:table-cell table:style-name="Tabela12.A2" office:value-type="float" office:value="2">
            <text:p text:style-name="P42">2</text:p>
          </table:table-cell>
          <table:table-cell table:style-name="Tabela12.A2" office:value-type="float" office:value="4">
            <text:p text:style-name="P41">4</text:p>
          </table:table-cell>
          <table:table-cell table:style-name="Tabela12.A2" office:value-type="float" office:value="5">
            <text:p text:style-name="P44">5</text:p>
          </table:table-cell>
          <table:table-cell table:style-name="Tabela12.A2" office:value-type="float" office:value="1">
            <text:p text:style-name="P38">1</text:p>
          </table:table-cell>
          <table:table-cell table:style-name="Tabela12.A2" office:value-type="float" office:value="3">
            <text:p text:style-name="P43">3</text:p>
          </table:table-cell>
          <table:table-cell table:style-name="Tabela12.A2" office:value-type="float" office:value="2">
            <text:p text:style-name="P42">2</text:p>
          </table:table-cell>
          <table:table-cell table:style-name="Tabela12.H2" office:value-type="float" office:value="4">
            <text:p text:style-name="P41">4</text:p>
          </table:table-cell>
        </table:table-row>
        <table:table-row>
          <table:table-cell table:style-name="Tabela12.A2" office:value-type="float" office:value="4">
            <text:p text:style-name="P41">4</text:p>
          </table:table-cell>
          <table:table-cell table:style-name="Tabela12.A2" office:value-type="float" office:value="1">
            <text:p text:style-name="P38">1</text:p>
          </table:table-cell>
          <table:table-cell table:style-name="Tabela12.A2" office:value-type="float" office:value="2">
            <text:p text:style-name="P42">2</text:p>
          </table:table-cell>
          <table:table-cell table:style-name="Tabela12.A2" office:value-type="float" office:value="3">
            <text:p text:style-name="P43">3</text:p>
          </table:table-cell>
          <table:table-cell table:style-name="Tabela12.A2" office:value-type="float" office:value="5">
            <text:p text:style-name="P44">5</text:p>
          </table:table-cell>
          <table:table-cell table:style-name="Tabela12.A2" office:value-type="float" office:value="4">
            <text:p text:style-name="P41">4</text:p>
          </table:table-cell>
          <table:table-cell table:style-name="Tabela12.A2" office:value-type="float" office:value="1">
            <text:p text:style-name="P38">1</text:p>
          </table:table-cell>
          <table:table-cell table:style-name="Tabela12.H2" office:value-type="float" office:value="2">
            <text:p text:style-name="P42">2</text:p>
          </table:table-cell>
        </table:table-row>
        <table:table-row>
          <table:table-cell table:style-name="Tabela12.A2" office:value-type="float" office:value="5">
            <text:p text:style-name="P44">5</text:p>
          </table:table-cell>
          <table:table-cell table:style-name="Tabela12.A2" office:value-type="float" office:value="3">
            <text:p text:style-name="P43">3</text:p>
          </table:table-cell>
          <table:table-cell table:style-name="Tabela12.A2" office:value-type="float" office:value="1">
            <text:p text:style-name="P38">1</text:p>
          </table:table-cell>
          <table:table-cell table:style-name="Tabela12.A2" office:value-type="float" office:value="4">
            <text:p text:style-name="P41">4</text:p>
          </table:table-cell>
          <table:table-cell table:style-name="Tabela12.A2" office:value-type="float" office:value="2">
            <text:p text:style-name="P42">2</text:p>
          </table:table-cell>
          <table:table-cell table:style-name="Tabela12.A2" office:value-type="float" office:value="5">
            <text:p text:style-name="P44">5</text:p>
          </table:table-cell>
          <table:table-cell table:style-name="Tabela12.A2" office:value-type="float" office:value="3">
            <text:p text:style-name="P43">3</text:p>
          </table:table-cell>
          <table:table-cell table:style-name="Tabela12.H2" office:value-type="float" office:value="1">
            <text:p text:style-name="P38">1</text:p>
          </table:table-cell>
        </table:table-row>
      </table:table>
      <text:p text:style-name="P26"/>
      <text:p text:style-name="P26">Padrão 2.0</text:p>
      <text:p text:style-name="P26">100m 1Mbps</text:p>
      <text:p text:style-name="P26">10m 10Mbps</text:p>
      <text:p text:style-name="P26">1m 100Mbps</text:p>
      <text:p text:style-name="P26"/>
      <text:p text:style-name="P25">WiMax</text:p>
      <text:p text:style-name="P26"/>
      <text:p text:style-name="P26">→ 72 Mbps</text:p>
      <text:p text:style-name="P26">→ 50 milhas</text:p>
      <text:p text:style-name="P26"><text:tab/>→ antena direcionais</text:p>
      <text:p text:style-name="P26"/>
      <text:p text:style-name="P26">802.16d</text:p>
      <text:p text:style-name="P26"/>
      <text:p text:style-name="P26"><draw:path text:anchor-type="paragraph" draw:z-index="273" draw:style-name="gr1" draw:text-style-name="P52" svg:width="12.136cm" svg:height="8.266cm" draw:transform="rotate (-0.559901624040862) translate (4.0711674519895cm -4.72660696709563cm)" svg:viewBox="0 0 12137 8267" svg:d="m10616 879012c320-26 647-63 945-210 273-135 684-333 549-727-82-240-326-683-673-411-255 199-589 294-822 516-326 308-60 749-220 1145-144 357-400 600-627 878-217 265-438 524-651 789-221 275-453 552-747 747-302 200-614 385-921 577-357 224-716 449-1071 672-332 208-682 394-997 625-310 227-638 424-957 633-295 193-599 375-896 562-274 171-549 347-822 515-277 169-530 390-837 491-420 138-794-210-1088-463-279-240-558-498-728-828-201-393 219-648 386-936 173-296 475-488 768-655 323-185 606-431 932-618 346-199 689-415 1021-640 297-201 621-387 975-438 374-54 726-180 1100-238 366-56 701-213 1084-263 326-43 611-173 946-316 362-155 689-263 985-478 291-211 607-297 902-497 256-173 631-100 867-335l273-171 274-172 125-79"><text:p/></draw:path></text:p>
      <text:p text:style-name="P26"><draw:path text:anchor-type="paragraph" draw:z-index="272" draw:style-name="gr1" draw:text-style-name="P52" svg:width="12.381cm" svg:height="2.46cm" svg:x="1.893cm" svg:y="0.098cm" svg:viewBox="0 0 12382 2461" svg:d="m1005 1185c305-6 616-14 912-148 302-137 621-217 940-323 307-102 602-217 912-295 305-76 624-109 940-146 325-38 646-23 970-58 311-34 626-6 940-30 318-25 625-92 942-119 313-26 628-38 941-28 305 10 605-42 911-30 360 15 725-7 1087 0 333 7 674-47 1000 58 359 117 623 436 764 794 119 303 146 612 88 912-72 372-545 467-882 559s-684 120-1028 117c-342-4-686 0-1029 0-421 0-844 0-1264 0-344 0-686 0-1029 0-324 0-647 0-970 0-312 0-633-55-942 0-416 73-721-180-1086-265-335-78-663-205-1000-265-365-65-658-289-1029-352-347-60-679-193-1000-353-275-138-645-307-912-147-539 326 275 471 501 441l323-176 235-176"><text:p/></draw:path></text:p>
      <text:p text:style-name="P26"/>
      <text:p text:style-name="P26"><draw:rect text:anchor-type="paragraph" draw:z-index="270" draw:style-name="gr1" draw:text-style-name="P52" svg:width="0.265cm" svg:height="0.588cm" svg:x="2.633cm" svg:y="0.358cm"><text:p/></draw:rect></text:p>
      <text:p text:style-name="P26"><draw:rect text:anchor-type="paragraph" draw:z-index="271" draw:style-name="gr1" draw:text-style-name="P52" svg:width="0.207cm" svg:height="0.588cm" svg:x="12.247cm" svg:y="0.249cm"><text:p/></draw:rect></text:p>
      <text:p text:style-name="P26"/>
      <text:p text:style-name="P26"/>
      <text:p text:style-name="P26"/>
      <text:p text:style-name="P26"/>
      <text:p text:style-name="P26">802.16e</text:p>
      <text:p text:style-name="P26"><text:s text:c="2"/>Ommidirecionais</text:p>
      <text:p text:style-name="P26"><text:tab/>→ 5 milhas com LOS</text:p>
      <text:p text:style-name="P26"><text:s text:c="5"/>→ 1,5 milhas sem LOS</text:p>
      <text:p text:style-name="P26"><draw:custom-shape text:anchor-type="paragraph" draw:z-index="274" draw:style-name="gr29" draw:text-style-name="P52" svg:width="0.205cm" svg:height="1.557cm" svg:x="1.87cm" svg:y="0.41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26">3,2 Ghz</text:p>
      <text:p text:style-name="P26">4,? Ghz <text:s/>OFDM</text:p>
      <text:p text:style-name="P26">5,8 Ghz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5">Adderss Resolution Protocol</text:p>
      <text:p text:style-name="P26"><text:tab/>→ ARP</text:p>
      <text:p text:style-name="P26"><text:tab/>→ Protocolo usdo para traduzir endereços IP em endereços ethernet</text:p>
      <text:p text:style-name="P26"/>
      <text:p text:style-name="P26">www.inf.ufpr.br → 200.17.212.3----&gt; 00:00:00:00:00:00</text:p>
      <text:p text:style-name="P26"/>
      <text:p text:style-name="P26"/>
      <text:p text:style-name="P25">Reverse Address Resolution Protocol</text:p>
      <text:p text:style-name="P26"><text:tab/>→ RARP</text:p>
      <text:p text:style-name="P26"><text:tab/>→ Protocolo usado para traduzir endereços MAC ethernet em endereços IP</text:p>
      <text:p text:style-name="P26"><text:tab/>→ Geralmente usado durante o boot das máquinas</text:p>
      <text:p text:style-name="P26"><text:tab/>→ precursor os protocolos BootP e DHCP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o </meta:initial-creator>
    <meta:creation-date>2010-03-17T17:47:01</meta:creation-date>
    <dc:date>2010-05-31T19:36:42</dc:date>
    <dc:creator>fabio </dc:creator>
    <meta:editing-duration>PT09H50M13S</meta:editing-duration>
    <meta:editing-cycles>28</meta:editing-cycles>
    <meta:generator>OpenOffice.org/3.2$Unix OpenOffice.org_project/320m12$Build-9483</meta:generator>
    <meta:document-statistic meta:table-count="12" meta:image-count="0" meta:object-count="0" meta:page-count="19" meta:paragraph-count="669" meta:word-count="2513" meta:character-count="14526"/>
  </office:meta>
</office:document-meta>
</file>